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20pt" style:font-size-asian="20pt" style:font-size-complex="20pt" fo:font-weight="bold" style:font-weight-asian="bold" style:font-weight-complex="bold"/>
    </style:style>
    <style:style style:name="T1_2" style:family="text">
      <style:text-properties fo:font-size="20pt" style:font-size-asian="20pt" style:font-size-complex="20pt" fo:font-weight="bold" style:font-weight-asian="bold" style:font-weight-complex="bold"/>
    </style:style>
    <style:style style:name="T1_3" style:family="text">
      <style:text-properties fo:font-size="20pt" style:font-size-asian="20pt" style:font-size-complex="20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font-size="20pt" style:font-size-asian="20pt" style:font-size-complex="20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 style:parent-style-name="Standard"/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1" style:family="text">
      <style:text-properties fo:font-weight="bold" style:font-weight-asian="bold" style:font-weight-complex="bold"/>
    </style:style>
    <style:style style:name="T5_32" style:family="text">
      <style:text-properties fo:font-weight="bold" style:font-weight-asian="bold" style:font-weight-complex="bold"/>
    </style:style>
    <style:style style:name="T5_33" style:family="text">
      <style:text-properties fo:font-weight="bold" style:font-weight-asian="bold" style:font-weight-complex="bold"/>
    </style:style>
    <style:style style:name="T5_34" style:family="text">
      <style:text-properties fo:font-weight="bold" style:font-weight-asian="bold" style:font-weight-complex="bold"/>
    </style:style>
    <style:style style:name="T5_35" style:family="text">
      <style:text-properties fo:font-weight="bold" style:font-weight-asian="bold" style:font-weight-complex="bold"/>
    </style:style>
    <style:style style:name="T5_36" style:family="text">
      <style:text-properties fo:font-weight="bold" style:font-weight-asian="bold" style:font-weight-complex="bold"/>
    </style:style>
    <style:style style:name="T5_37" style:family="text">
      <style:text-properties fo:font-weight="bold" style:font-weight-asian="bold" style:font-weight-complex="bold"/>
    </style:style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T5_210" style:family="text"/>
    <style:style style:name="T5_211" style:family="text"/>
    <style:style style:name="T5_212" style:family="text"/>
    <style:style style:name="T5_213" style:family="text"/>
    <style:style style:name="T5_214" style:family="text"/>
    <style:style style:name="T5_215" style:family="text"/>
    <style:style style:name="T5_216" style:family="text"/>
    <style:style style:name="T5_217" style:family="text"/>
    <style:style style:name="T5_218" style:family="text"/>
    <style:style style:name="T5_219" style:family="text"/>
    <style:style style:name="T5_220" style:family="text"/>
    <style:style style:name="T5_221" style:family="text"/>
    <style:style style:name="T5_222" style:family="text"/>
    <style:style style:name="T5_223" style:family="text"/>
    <style:style style:name="T5_224" style:family="text"/>
    <style:style style:name="T5_225" style:family="text"/>
    <style:style style:name="T5_226" style:family="text"/>
    <style:style style:name="T5_227" style:family="text"/>
    <style:style style:name="T5_228" style:family="text"/>
    <style:style style:name="T5_229" style:family="text"/>
    <style:style style:name="T5_230" style:family="text"/>
    <style:style style:name="T5_231" style:family="text"/>
    <style:style style:name="T5_232" style:family="text"/>
    <style:style style:name="T5_233" style:family="text"/>
    <style:style style:name="T5_234" style:family="text"/>
    <style:style style:name="T5_235" style:family="text"/>
    <style:style style:name="T5_236" style:family="text"/>
    <style:style style:name="T5_237" style:family="text"/>
    <style:style style:name="T5_238" style:family="text"/>
    <style:style style:name="T5_239" style:family="text"/>
    <style:style style:name="T5_240" style:family="text"/>
    <style:style style:name="T5_241" style:family="text"/>
    <style:style style:name="T5_242" style:family="text"/>
    <style:style style:name="T5_243" style:family="text"/>
    <style:style style:name="T5_244" style:family="text"/>
    <style:style style:name="T5_245" style:family="text"/>
    <style:style style:name="T5_246" style:family="text"/>
    <style:style style:name="T5_247" style:family="text"/>
    <style:style style:name="T5_248" style:family="text"/>
    <style:style style:name="T5_249" style:family="text"/>
    <style:style style:name="T5_250" style:family="text"/>
    <style:style style:name="T5_251" style:family="text"/>
    <style:style style:name="T5_252" style:family="text"/>
    <style:style style:name="T5_253" style:family="text"/>
    <style:style style:name="T5_254" style:family="text"/>
    <style:style style:name="T5_255" style:family="text"/>
    <style:style style:name="T5_256" style:family="text"/>
    <style:style style:name="T5_257" style:family="text"/>
    <style:style style:name="T5_258" style:family="text"/>
    <style:style style:name="T5_259" style:family="text"/>
    <style:style style:name="T5_260" style:family="text"/>
    <style:style style:name="T5_261" style:family="text"/>
    <style:style style:name="T5_262" style:family="text"/>
    <style:style style:name="T5_263" style:family="text"/>
    <style:style style:name="T5_264" style:family="text"/>
    <style:style style:name="T5_265" style:family="text"/>
    <style:style style:name="T5_266" style:family="text"/>
    <style:style style:name="T5_267" style:family="text"/>
    <style:style style:name="T5_268" style:family="text"/>
    <style:style style:name="T5_269" style:family="text"/>
    <style:style style:name="T5_270" style:family="text"/>
    <style:style style:name="T5_271" style:family="text"/>
    <style:style style:name="T5_272" style:family="text"/>
    <style:style style:name="T5_273" style:family="text"/>
    <style:style style:name="T5_274" style:family="text"/>
    <style:style style:name="T5_275" style:family="text"/>
    <style:style style:name="T5_276" style:family="text"/>
    <style:style style:name="T5_277" style:family="text"/>
    <style:style style:name="T5_278" style:family="text"/>
    <style:style style:name="T5_279" style:family="text"/>
    <style:style style:name="T5_280" style:family="text"/>
    <style:style style:name="T5_281" style:family="text"/>
    <style:style style:name="T5_282" style:family="text"/>
    <style:style style:name="T5_283" style:family="text"/>
    <style:style style:name="T5_284" style:family="text"/>
    <style:style style:name="T5_285" style:family="text"/>
    <style:style style:name="T5_286" style:family="text"/>
    <style:style style:name="T5_287" style:family="text"/>
    <style:style style:name="T5_288" style:family="text"/>
    <style:style style:name="T5_289" style:family="text"/>
    <style:style style:name="T5_290" style:family="text"/>
    <style:style style:name="T5_291" style:family="text"/>
    <style:style style:name="T5_292" style:family="text"/>
    <style:style style:name="T5_293" style:family="text"/>
    <style:style style:name="T5_294" style:family="text"/>
    <style:style style:name="T5_295" style:family="text"/>
    <style:style style:name="T5_296" style:family="text"/>
    <style:style style:name="T5_297" style:family="text"/>
    <style:style style:name="T5_298" style:family="text"/>
    <style:style style:name="T5_299" style:family="text"/>
    <style:style style:name="T5_300" style:family="text"/>
    <style:style style:name="T5_301" style:family="text"/>
    <style:style style:name="T5_302" style:family="text"/>
    <style:style style:name="T5_303" style:family="text"/>
    <style:style style:name="T5_304" style:family="text"/>
    <style:style style:name="T5_305" style:family="text"/>
    <style:style style:name="T5_306" style:family="text"/>
    <style:style style:name="T5_307" style:family="text"/>
    <style:style style:name="T5_308" style:family="text"/>
    <style:style style:name="T5_309" style:family="text"/>
    <style:style style:name="T5_310" style:family="text"/>
    <style:style style:name="T5_311" style:family="text"/>
    <style:style style:name="T5_312" style:family="text"/>
    <style:style style:name="T5_313" style:family="text"/>
    <style:style style:name="T5_314" style:family="text"/>
    <style:style style:name="T5_315" style:family="text"/>
    <style:style style:name="T5_316" style:family="text"/>
    <style:style style:name="T5_317" style:family="text"/>
    <style:style style:name="T5_318" style:family="text"/>
    <style:style style:name="T5_319" style:family="text"/>
    <style:style style:name="T5_320" style:family="text"/>
    <style:style style:name="T5_321" style:family="text"/>
    <style:style style:name="T5_322" style:family="text"/>
    <style:style style:name="T5_323" style:family="text"/>
    <style:style style:name="T5_324" style:family="text"/>
    <style:style style:name="T5_325" style:family="text"/>
    <style:style style:name="T5_326" style:family="text"/>
    <style:style style:name="T5_327" style:family="text"/>
    <style:style style:name="T5_328" style:family="text"/>
    <style:style style:name="T5_329" style:family="text"/>
    <style:style style:name="T5_330" style:family="text"/>
    <style:style style:name="T5_331" style:family="text"/>
    <style:style style:name="T5_332" style:family="text"/>
    <style:style style:name="T5_333" style:family="text"/>
    <style:style style:name="T5_334" style:family="text"/>
    <style:style style:name="T5_335" style:family="text"/>
    <style:style style:name="T5_336" style:family="text"/>
    <style:style style:name="T5_337" style:family="text"/>
    <style:style style:name="T5_338" style:family="text"/>
    <style:style style:name="T5_339" style:family="text"/>
    <style:style style:name="T5_340" style:family="text"/>
    <style:style style:name="T5_341" style:family="text"/>
    <style:style style:name="T5_342" style:family="text"/>
    <style:style style:name="T5_343" style:family="text"/>
    <style:style style:name="T5_344" style:family="text"/>
    <style:style style:name="T5_345" style:family="text"/>
    <style:style style:name="T5_346" style:family="text"/>
    <style:style style:name="T5_347" style:family="text"/>
    <style:style style:name="T5_348" style:family="text"/>
    <style:style style:name="T5_349" style:family="text"/>
    <style:style style:name="T5_350" style:family="text"/>
    <style:style style:name="T5_351" style:family="text"/>
    <style:style style:name="T5_352" style:family="text"/>
    <style:style style:name="T5_353" style:family="text"/>
    <style:style style:name="T5_354" style:family="text"/>
    <style:style style:name="T5_355" style:family="text"/>
    <style:style style:name="T5_356" style:family="text"/>
    <style:style style:name="T5_357" style:family="text"/>
    <style:style style:name="T5_358" style:family="text"/>
    <style:style style:name="T5_359" style:family="text"/>
    <style:style style:name="T5_360" style:family="text"/>
    <style:style style:name="T5_361" style:family="text"/>
    <style:style style:name="T5_362" style:family="text"/>
    <style:style style:name="T5_363" style:family="text"/>
    <style:style style:name="T5_364" style:family="text"/>
    <style:style style:name="T5_365" style:family="text"/>
    <style:style style:name="T5_366" style:family="text"/>
    <style:style style:name="T5_367" style:family="text"/>
    <style:style style:name="T5_368" style:family="text"/>
    <style:style style:name="T5_369" style:family="text"/>
    <style:style style:name="T5_370" style:family="text"/>
    <style:style style:name="T5_371" style:family="text"/>
    <style:style style:name="T5_372" style:family="text"/>
    <style:style style:name="T5_373" style:family="text"/>
    <style:style style:name="T5_374" style:family="text"/>
    <style:style style:name="T5_375" style:family="text"/>
    <style:style style:name="T5_376" style:family="text"/>
    <style:style style:name="T5_377" style:family="text"/>
    <style:style style:name="T5_378" style:family="text"/>
    <style:style style:name="T5_379" style:family="text"/>
    <style:style style:name="T5_380" style:family="text"/>
    <style:style style:name="T5_381" style:family="text"/>
    <style:style style:name="T5_382" style:family="text"/>
    <style:style style:name="T5_383" style:family="text"/>
    <style:style style:name="T5_384" style:family="text"/>
    <style:style style:name="T5_385" style:family="text"/>
    <style:style style:name="T5_386" style:family="text"/>
    <style:style style:name="T5_387" style:family="text"/>
    <style:style style:name="T5_388" style:family="text"/>
    <style:style style:name="T5_389" style:family="text"/>
    <style:style style:name="T5_390" style:family="text"/>
    <style:style style:name="T5_391" style:family="text"/>
    <style:style style:name="T5_392" style:family="text"/>
    <style:style style:name="T5_393" style:family="text"/>
    <style:style style:name="T5_394" style:family="text"/>
    <style:style style:name="T5_395" style:family="text"/>
    <style:style style:name="T5_396" style:family="text"/>
    <style:style style:name="T5_397" style:family="text"/>
    <style:style style:name="T5_398" style:family="text"/>
    <style:style style:name="T5_399" style:family="text"/>
    <style:style style:name="T5_400" style:family="text"/>
    <style:style style:name="T5_401" style:family="text"/>
    <style:style style:name="T5_402" style:family="text"/>
    <style:style style:name="T5_403" style:family="text"/>
    <style:style style:name="T5_404" style:family="text"/>
    <style:style style:name="T5_405" style:family="text"/>
    <style:style style:name="T5_406" style:family="text"/>
    <style:style style:name="T5_407" style:family="text"/>
    <style:style style:name="T5_408" style:family="text"/>
    <style:style style:name="T5_409" style:family="text"/>
    <style:style style:name="T5_410" style:family="text"/>
    <style:style style:name="T5_411" style:family="text"/>
    <style:style style:name="T5_412" style:family="text"/>
    <style:style style:name="T5_413" style:family="text"/>
    <style:style style:name="T5_414" style:family="text"/>
    <style:style style:name="T5_415" style:family="text"/>
    <style:style style:name="T5_416" style:family="text"/>
    <style:style style:name="T5_417" style:family="text"/>
    <style:style style:name="T5_418" style:family="text"/>
    <style:style style:name="T5_419" style:family="text"/>
    <style:style style:name="T5_420" style:family="text"/>
    <style:style style:name="T5_421" style:family="text"/>
    <style:style style:name="T5_422" style:family="text"/>
    <style:style style:name="T5_423" style:family="text"/>
    <style:style style:name="T5_424" style:family="text"/>
    <style:style style:name="T5_425" style:family="text"/>
    <style:style style:name="T5_426" style:family="text"/>
    <style:style style:name="T5_427" style:family="text"/>
    <style:style style:name="T5_428" style:family="text"/>
    <style:style style:name="T5_429" style:family="text"/>
    <style:style style:name="T5_430" style:family="text"/>
    <style:style style:name="T5_431" style:family="text"/>
    <style:style style:name="T5_432" style:family="text"/>
    <style:style style:name="T5_433" style:family="text"/>
    <style:style style:name="T5_434" style:family="text"/>
    <style:style style:name="T5_435" style:family="text">
      <style:text-properties fo:font-weight="bold" style:font-weight-asian="bold" style:font-weight-complex="bold"/>
    </style:style>
    <style:style style:name="T5_436" style:family="text">
      <style:text-properties fo:font-weight="bold" style:font-weight-asian="bold" style:font-weight-complex="bold"/>
    </style:style>
    <style:style style:name="T5_437" style:family="text">
      <style:text-properties fo:font-weight="bold" style:font-weight-asian="bold" style:font-weight-complex="bold"/>
    </style:style>
    <style:style style:name="T5_438" style:family="text">
      <style:text-properties fo:font-weight="bold" style:font-weight-asian="bold" style:font-weight-complex="bold"/>
    </style:style>
    <style:style style:name="T5_439" style:family="text"/>
    <style:style style:name="T5_440" style:family="text"/>
    <style:style style:name="T5_441" style:family="text"/>
    <style:style style:name="T5_442" style:family="text"/>
    <style:style style:name="T5_443" style:family="text"/>
    <style:style style:name="T5_444" style:family="text"/>
    <style:style style:name="T5_445" style:family="text"/>
    <style:style style:name="T5_446" style:family="text"/>
    <style:style style:name="T5_447" style:family="text"/>
    <style:style style:name="T5_448" style:family="text"/>
    <style:style style:name="T5_449" style:family="text"/>
    <style:style style:name="T5_450" style:family="text"/>
    <style:style style:name="T5_451" style:family="text"/>
    <style:style style:name="T5_452" style:family="text"/>
    <style:style style:name="T5_453" style:family="text"/>
    <style:style style:name="T5_454" style:family="text"/>
    <style:style style:name="T5_455" style:family="text"/>
    <style:style style:name="T5_456" style:family="text"/>
    <style:style style:name="T5_457" style:family="text"/>
    <style:style style:name="T5_458" style:family="text"/>
    <style:style style:name="T5_459" style:family="text"/>
    <style:style style:name="T5_460" style:family="text"/>
    <style:style style:name="T5_461" style:family="text"/>
    <style:style style:name="T5_462" style:family="text"/>
    <style:style style:name="T5_463" style:family="text"/>
    <style:style style:name="T5_464" style:family="text"/>
    <style:style style:name="T5_465" style:family="text"/>
    <style:style style:name="T5_466" style:family="text"/>
    <style:style style:name="T5_467" style:family="text"/>
    <style:style style:name="T5_468" style:family="text"/>
    <style:style style:name="T5_469" style:family="text"/>
    <style:style style:name="T5_470" style:family="text"/>
    <style:style style:name="T5_471" style:family="text"/>
    <style:style style:name="T5_472" style:family="text"/>
    <style:style style:name="T5_473" style:family="text"/>
    <style:style style:name="T5_474" style:family="text"/>
    <style:style style:name="T5_475" style:family="text"/>
    <style:style style:name="T5_476" style:family="text"/>
    <style:style style:name="T5_477" style:family="text"/>
    <style:style style:name="T5_478" style:family="text"/>
    <style:style style:name="T5_479" style:family="text"/>
    <style:style style:name="T5_480" style:family="text"/>
    <style:style style:name="T5_481" style:family="text"/>
    <style:style style:name="T5_482" style:family="text"/>
    <style:style style:name="T5_483" style:family="text"/>
    <style:style style:name="T5_484" style:family="text"/>
    <style:style style:name="T5_485" style:family="text"/>
    <style:style style:name="T5_486" style:family="text" style:parent-style-name="Standard"/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 style:parent-style-name="Standard"/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 style:parent-style-name="Standard"/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 style:parent-style-name="Standard"/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 style:parent-style-name="Standard"/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 style:parent-style-name="Standard"/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 style:parent-style-name="Standard"/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T12_137" style:family="text"/>
    <style:style style:name="T12_138" style:family="text"/>
    <style:style style:name="T12_139" style:family="text"/>
    <style:style style:name="T12_140" style:family="text"/>
    <style:style style:name="T12_141" style:family="text"/>
    <style:style style:name="T12_142" style:family="text"/>
    <style:style style:name="T12_143" style:family="text"/>
    <style:style style:name="T12_144" style:family="text"/>
    <style:style style:name="T12_145" style:family="text"/>
    <style:style style:name="T12_146" style:family="text"/>
    <style:style style:name="T12_147" style:family="text"/>
    <style:style style:name="T12_148" style:family="text"/>
    <style:style style:name="T12_149" style:family="text"/>
    <style:style style:name="T12_150" style:family="text"/>
    <style:style style:name="T12_151" style:family="text"/>
    <style:style style:name="T12_152" style:family="text"/>
    <style:style style:name="T12_153" style:family="text"/>
    <style:style style:name="T12_154" style:family="text"/>
    <style:style style:name="T12_155" style:family="text"/>
    <style:style style:name="T12_156" style:family="text"/>
    <style:style style:name="T12_157" style:family="text"/>
    <style:style style:name="T12_158" style:family="text"/>
    <style:style style:name="T12_159" style:family="text"/>
    <style:style style:name="T12_160" style:family="text"/>
    <style:style style:name="T12_161" style:family="text"/>
    <style:style style:name="T12_162" style:family="text"/>
    <style:style style:name="T12_163" style:family="text"/>
    <style:style style:name="T12_164" style:family="text"/>
    <style:style style:name="T12_165" style:family="text"/>
    <style:style style:name="T12_166" style:family="text"/>
    <style:style style:name="T12_167" style:family="text"/>
    <style:style style:name="T12_168" style:family="text"/>
    <style:style style:name="T12_169" style:family="text"/>
    <style:style style:name="T12_170" style:family="text"/>
    <style:style style:name="T12_171" style:family="text"/>
    <style:style style:name="T12_172" style:family="text"/>
    <style:style style:name="T12_173" style:family="text"/>
    <style:style style:name="T12_174" style:family="text"/>
    <style:style style:name="T12_175" style:family="text"/>
    <style:style style:name="T12_176" style:family="text"/>
    <style:style style:name="T12_177" style:family="text"/>
    <style:style style:name="T12_178" style:family="text"/>
    <style:style style:name="T12_179" style:family="text"/>
    <style:style style:name="T12_180" style:family="text"/>
    <style:style style:name="T12_181" style:family="text"/>
    <style:style style:name="T12_182" style:family="text"/>
    <style:style style:name="T12_183" style:family="text"/>
    <style:style style:name="T12_184" style:family="text"/>
    <style:style style:name="T12_185" style:family="text"/>
    <style:style style:name="T12_186" style:family="text"/>
    <style:style style:name="T12_187" style:family="text"/>
    <style:style style:name="T12_188" style:family="text"/>
    <style:style style:name="T12_189" style:family="text"/>
    <style:style style:name="T12_190" style:family="text"/>
    <style:style style:name="T12_191" style:family="text"/>
    <style:style style:name="T12_192" style:family="text"/>
    <style:style style:name="T12_193" style:family="text"/>
    <style:style style:name="T12_194" style:family="text"/>
    <style:style style:name="T12_195" style:family="text"/>
    <style:style style:name="T12_196" style:family="text"/>
    <style:style style:name="T12_197" style:family="text"/>
    <style:style style:name="T12_198" style:family="text"/>
    <style:style style:name="T12_199" style:family="text"/>
    <style:style style:name="T12_200" style:family="text"/>
    <style:style style:name="T12_201" style:family="text"/>
    <style:style style:name="T12_202" style:family="text"/>
    <style:style style:name="T12_203" style:family="text"/>
    <style:style style:name="T12_204" style:family="text"/>
    <style:style style:name="T12_205" style:family="text"/>
    <style:style style:name="T12_206" style:family="text"/>
    <style:style style:name="T12_207" style:family="text"/>
    <style:style style:name="T12_208" style:family="text"/>
    <style:style style:name="T12_209" style:family="text"/>
    <style:style style:name="T12_210" style:family="text"/>
    <style:style style:name="T12_211" style:family="text"/>
    <style:style style:name="T12_212" style:family="text"/>
    <style:style style:name="T12_213" style:family="text"/>
    <style:style style:name="T12_214" style:family="text"/>
    <style:style style:name="T12_215" style:family="text">
      <style:text-properties fo:font-weight="bold" style:font-weight-asian="bold" style:font-weight-complex="bold"/>
    </style:style>
    <style:style style:name="T12_216" style:family="text">
      <style:text-properties fo:font-weight="bold" style:font-weight-asian="bold" style:font-weight-complex="bold"/>
    </style:style>
    <style:style style:name="T12_217" style:family="text">
      <style:text-properties fo:font-weight="bold" style:font-weight-asian="bold" style:font-weight-complex="bold"/>
    </style:style>
    <style:style style:name="T12_218" style:family="text">
      <style:text-properties fo:font-weight="bold" style:font-weight-asian="bold" style:font-weight-complex="bold"/>
    </style:style>
    <style:style style:name="T12_219" style:family="text"/>
    <style:style style:name="T12_220" style:family="text"/>
    <style:style style:name="T12_221" style:family="text"/>
    <style:style style:name="T12_222" style:family="text"/>
    <style:style style:name="T12_223" style:family="text"/>
    <style:style style:name="T12_224" style:family="text"/>
    <style:style style:name="T12_225" style:family="text"/>
    <style:style style:name="T12_226" style:family="text"/>
    <style:style style:name="T12_227" style:family="text"/>
    <style:style style:name="T12_228" style:family="text"/>
    <style:style style:name="T12_229" style:family="text"/>
    <style:style style:name="T12_230" style:family="text"/>
    <style:style style:name="T12_231" style:family="text"/>
    <style:style style:name="T12_232" style:family="text"/>
    <style:style style:name="T12_233" style:family="text"/>
    <style:style style:name="T12_234" style:family="text"/>
    <style:style style:name="T12_235" style:family="text"/>
    <style:style style:name="T12_236" style:family="text"/>
    <style:style style:name="T12_237" style:family="text"/>
    <style:style style:name="T12_238" style:family="text"/>
    <style:style style:name="T12_239" style:family="text"/>
    <style:style style:name="T12_240" style:family="text"/>
    <style:style style:name="T12_241" style:family="text"/>
    <style:style style:name="T12_242" style:family="text"/>
    <style:style style:name="T12_243" style:family="text"/>
    <style:style style:name="T12_244" style:family="text"/>
    <style:style style:name="T12_245" style:family="text"/>
    <style:style style:name="T12_246" style:family="text"/>
    <style:style style:name="T12_247" style:family="text"/>
    <style:style style:name="T12_248" style:family="text"/>
    <style:style style:name="T12_249" style:family="text"/>
    <style:style style:name="T12_250" style:family="text"/>
    <style:style style:name="T12_251" style:family="text"/>
    <style:style style:name="T12_252" style:family="text"/>
    <style:style style:name="T12_253" style:family="text"/>
    <style:style style:name="T12_254" style:family="text"/>
    <style:style style:name="T12_255" style:family="text"/>
    <style:style style:name="T12_256" style:family="text"/>
    <style:style style:name="T12_257" style:family="text"/>
    <style:style style:name="T12_258" style:family="text"/>
    <style:style style:name="T12_259" style:family="text"/>
    <style:style style:name="T12_260" style:family="text"/>
    <style:style style:name="T12_261" style:family="text"/>
    <style:style style:name="T12_262" style:family="text"/>
    <style:style style:name="T12_263" style:family="text"/>
    <style:style style:name="T12_264" style:family="text"/>
    <style:style style:name="T12_265" style:family="text"/>
    <style:style style:name="T12_266" style:family="text"/>
    <style:style style:name="T12_267" style:family="text"/>
    <style:style style:name="T12_268" style:family="text"/>
    <style:style style:name="T12_269" style:family="text"/>
    <style:style style:name="T12_270" style:family="text"/>
    <style:style style:name="T12_271" style:family="text"/>
    <style:style style:name="T12_272" style:family="text"/>
    <style:style style:name="T12_273" style:family="text"/>
    <style:style style:name="T12_274" style:family="text"/>
    <style:style style:name="T12_275" style:family="text"/>
    <style:style style:name="T12_276" style:family="text"/>
    <style:style style:name="T12_277" style:family="text"/>
    <style:style style:name="T12_278" style:family="text"/>
    <style:style style:name="T12_279" style:family="text"/>
    <style:style style:name="T12_280" style:family="text"/>
    <style:style style:name="T12_281" style:family="text"/>
    <style:style style:name="T12_282" style:family="text"/>
    <style:style style:name="T12_283" style:family="text"/>
    <style:style style:name="T12_284" style:family="text"/>
    <style:style style:name="T12_285" style:family="text"/>
    <style:style style:name="T12_286" style:family="text"/>
    <style:style style:name="T12_287" style:family="text"/>
    <style:style style:name="T12_288" style:family="text"/>
    <style:style style:name="T12_289" style:family="text"/>
    <style:style style:name="T12_290" style:family="text"/>
    <style:style style:name="T12_291" style:family="text"/>
    <style:style style:name="T12_292" style:family="text"/>
    <style:style style:name="T12_293" style:family="text"/>
    <style:style style:name="T12_294" style:family="text"/>
    <style:style style:name="T12_295" style:family="text"/>
    <style:style style:name="T12_296" style:family="text"/>
    <style:style style:name="T12_297" style:family="text"/>
    <style:style style:name="T12_298" style:family="text"/>
    <style:style style:name="T12_299" style:family="text"/>
    <style:style style:name="T12_300" style:family="text"/>
    <style:style style:name="T12_301" style:family="text"/>
    <style:style style:name="T12_302" style:family="text"/>
    <style:style style:name="T12_303" style:family="text"/>
    <style:style style:name="T12_304" style:family="text"/>
    <style:style style:name="T12_305" style:family="text"/>
    <style:style style:name="T12_306" style:family="text"/>
    <style:style style:name="T12_307" style:family="text"/>
    <style:style style:name="T12_308" style:family="text"/>
    <style:style style:name="T12_309" style:family="text"/>
    <style:style style:name="T12_310" style:family="text"/>
    <style:style style:name="T12_311" style:family="text"/>
    <style:style style:name="T12_312" style:family="text"/>
    <style:style style:name="T12_313" style:family="text"/>
    <style:style style:name="T12_314" style:family="text"/>
    <style:style style:name="T12_315" style:family="text"/>
    <style:style style:name="T12_316" style:family="text"/>
    <style:style style:name="T12_317" style:family="text"/>
    <style:style style:name="T12_318" style:family="text"/>
    <style:style style:name="T12_319" style:family="text"/>
    <style:style style:name="T12_320" style:family="text"/>
    <style:style style:name="T12_321" style:family="text"/>
    <style:style style:name="T12_322" style:family="text"/>
    <style:style style:name="T12_323" style:family="text"/>
    <style:style style:name="T12_324" style:family="text"/>
    <style:style style:name="T12_325" style:family="text"/>
    <style:style style:name="T12_326" style:family="text"/>
    <style:style style:name="T12_327" style:family="text"/>
    <style:style style:name="T12_328" style:family="text"/>
    <style:style style:name="T12_329" style:family="text"/>
    <style:style style:name="T12_330" style:family="text"/>
    <style:style style:name="T12_331" style:family="text"/>
    <style:style style:name="T12_332" style:family="text"/>
    <style:style style:name="T12_333" style:family="text"/>
    <style:style style:name="T12_334" style:family="text"/>
    <style:style style:name="T12_335" style:family="text"/>
    <style:style style:name="T12_336" style:family="text"/>
    <style:style style:name="T12_337" style:family="text"/>
    <style:style style:name="T12_338" style:family="text"/>
    <style:style style:name="T12_339" style:family="text"/>
    <style:style style:name="T12_340" style:family="text"/>
    <style:style style:name="T12_341" style:family="text"/>
    <style:style style:name="T12_342" style:family="text"/>
    <style:style style:name="T12_343" style:family="text"/>
    <style:style style:name="T12_344" style:family="text"/>
    <style:style style:name="T12_345" style:family="text"/>
    <style:style style:name="T12_346" style:family="text"/>
    <style:style style:name="T12_347" style:family="text"/>
    <style:style style:name="T12_348" style:family="text"/>
    <style:style style:name="T12_349" style:family="text"/>
    <style:style style:name="T12_350" style:family="text"/>
    <style:style style:name="T12_351" style:family="text"/>
    <style:style style:name="T12_352" style:family="text"/>
    <style:style style:name="T12_353" style:family="text"/>
    <style:style style:name="T12_354" style:family="text"/>
    <style:style style:name="T12_355" style:family="text"/>
    <style:style style:name="T12_356" style:family="text"/>
    <style:style style:name="T12_357" style:family="text"/>
    <style:style style:name="T12_358" style:family="text"/>
    <style:style style:name="T12_359" style:family="text"/>
    <style:style style:name="T12_360" style:family="text"/>
    <style:style style:name="T12_361" style:family="text"/>
    <style:style style:name="T12_362" style:family="text"/>
    <style:style style:name="T12_363" style:family="text"/>
    <style:style style:name="T12_364" style:family="text"/>
    <style:style style:name="T12_365" style:family="text"/>
    <style:style style:name="T12_366" style:family="text"/>
    <style:style style:name="T12_367" style:family="text"/>
    <style:style style:name="T12_368" style:family="text"/>
    <style:style style:name="T12_369" style:family="text"/>
    <style:style style:name="T12_370" style:family="text"/>
    <style:style style:name="T12_371" style:family="text"/>
    <style:style style:name="T12_372" style:family="text"/>
    <style:style style:name="T12_373" style:family="text"/>
    <style:style style:name="T12_374" style:family="text"/>
    <style:style style:name="T12_375" style:family="text"/>
    <style:style style:name="T12_376" style:family="text"/>
    <style:style style:name="T12_377" style:family="text"/>
    <style:style style:name="T12_378" style:family="text"/>
    <style:style style:name="T12_379" style:family="text"/>
    <style:style style:name="T12_380" style:family="text"/>
    <style:style style:name="T12_381" style:family="text"/>
    <style:style style:name="T12_382" style:family="text" style:parent-style-name="Standard"/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>
      <style:text-properties fo:font-weight="bold" style:font-weight-asian="bold" style:font-weight-complex="bold"/>
    </style:style>
    <style:style style:name="T13_113" style:family="text">
      <style:text-properties fo:font-weight="bold" style:font-weight-asian="bold" style:font-weight-complex="bold"/>
    </style:style>
    <style:style style:name="T13_114" style:family="text">
      <style:text-properties fo:font-weight="bold" style:font-weight-asian="bold" style:font-weight-complex="bold"/>
    </style:style>
    <style:style style:name="T13_115" style:family="text">
      <style:text-properties fo:font-weight="bold" style:font-weight-asian="bold" style:font-weight-complex="bold"/>
    </style:style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T13_149" style:family="text"/>
    <style:style style:name="T13_150" style:family="text"/>
    <style:style style:name="T13_151" style:family="text"/>
    <style:style style:name="T13_152" style:family="text"/>
    <style:style style:name="T13_153" style:family="text"/>
    <style:style style:name="T13_154" style:family="text"/>
    <style:style style:name="T13_155" style:family="text"/>
    <style:style style:name="T13_156" style:family="text"/>
    <style:style style:name="T13_157" style:family="text"/>
    <style:style style:name="T13_158" style:family="text"/>
    <style:style style:name="T13_159" style:family="text"/>
    <style:style style:name="T13_160" style:family="text"/>
    <style:style style:name="T13_161" style:family="text"/>
    <style:style style:name="T13_162" style:family="text"/>
    <style:style style:name="T13_163" style:family="text"/>
    <style:style style:name="T13_164" style:family="text"/>
    <style:style style:name="T13_165" style:family="text"/>
    <style:style style:name="T13_166" style:family="text"/>
    <style:style style:name="T13_167" style:family="text"/>
    <style:style style:name="T13_168" style:family="text"/>
    <style:style style:name="T13_169" style:family="text"/>
    <style:style style:name="T13_170" style:family="text"/>
    <style:style style:name="T13_171" style:family="text"/>
    <style:style style:name="T13_172" style:family="text"/>
    <style:style style:name="T13_173" style:family="text"/>
    <style:style style:name="T13_174" style:family="text"/>
    <style:style style:name="T13_175" style:family="text"/>
    <style:style style:name="T13_176" style:family="text"/>
    <style:style style:name="T13_177" style:family="text"/>
    <style:style style:name="T13_178" style:family="text"/>
    <style:style style:name="T13_179" style:family="text"/>
    <style:style style:name="T13_180" style:family="text"/>
    <style:style style:name="T13_181" style:family="text"/>
    <style:style style:name="T13_182" style:family="text"/>
    <style:style style:name="T13_183" style:family="text"/>
    <style:style style:name="T13_184" style:family="text"/>
    <style:style style:name="T13_185" style:family="text"/>
    <style:style style:name="T13_186" style:family="text"/>
    <style:style style:name="T13_187" style:family="text"/>
    <style:style style:name="T13_188" style:family="text"/>
    <style:style style:name="T13_189" style:family="text"/>
    <style:style style:name="T13_190" style:family="text"/>
    <style:style style:name="T13_191" style:family="text"/>
    <style:style style:name="T13_192" style:family="text"/>
    <style:style style:name="T13_193" style:family="text"/>
    <style:style style:name="T13_194" style:family="text"/>
    <style:style style:name="T13_195" style:family="text"/>
    <style:style style:name="T13_196" style:family="text"/>
    <style:style style:name="T13_197" style:family="text"/>
    <style:style style:name="T13_198" style:family="text"/>
    <style:style style:name="T13_199" style:family="text"/>
    <style:style style:name="T13_200" style:family="text"/>
    <style:style style:name="T13_201" style:family="text"/>
    <style:style style:name="T13_202" style:family="text"/>
    <style:style style:name="T13_203" style:family="text"/>
    <style:style style:name="T13_204" style:family="text"/>
    <style:style style:name="T13_205" style:family="text"/>
    <style:style style:name="T13_206" style:family="text"/>
    <style:style style:name="T13_207" style:family="text"/>
    <style:style style:name="T13_208" style:family="text"/>
    <style:style style:name="T13_209" style:family="text"/>
    <style:style style:name="T13_210" style:family="text"/>
    <style:style style:name="T13_211" style:family="text"/>
    <style:style style:name="T13_212" style:family="text"/>
    <style:style style:name="T13_213" style:family="text"/>
    <style:style style:name="T13_214" style:family="text"/>
    <style:style style:name="T13_215" style:family="text"/>
    <style:style style:name="T13_216" style:family="text"/>
    <style:style style:name="T13_217" style:family="text" style:parent-style-name="Standard"/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 style:parent-style-name="Standard"/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 style:parent-style-name="Standard"/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T16_117" style:family="text"/>
    <style:style style:name="T16_118" style:family="text"/>
    <style:style style:name="T16_119" style:family="text"/>
    <style:style style:name="T16_120" style:family="text"/>
    <style:style style:name="T16_121" style:family="text"/>
    <style:style style:name="T16_122" style:family="text"/>
    <style:style style:name="T16_123" style:family="text"/>
    <style:style style:name="T16_124" style:family="text"/>
    <style:style style:name="T16_125" style:family="text"/>
    <style:style style:name="T16_126" style:family="text"/>
    <style:style style:name="T16_127" style:family="text"/>
    <style:style style:name="T16_128" style:family="text"/>
    <style:style style:name="T16_129" style:family="text"/>
    <style:style style:name="T16_130" style:family="text"/>
    <style:style style:name="T16_131" style:family="text"/>
    <style:style style:name="T16_132" style:family="text"/>
    <style:style style:name="T16_133" style:family="text"/>
    <style:style style:name="T16_134" style:family="text"/>
    <style:style style:name="T16_135" style:family="text"/>
    <style:style style:name="T16_136" style:family="text"/>
    <style:style style:name="T16_137" style:family="text"/>
    <style:style style:name="T16_138" style:family="text"/>
    <style:style style:name="T16_139" style:family="text"/>
    <style:style style:name="T16_140" style:family="text"/>
    <style:style style:name="T16_141" style:family="text"/>
    <style:style style:name="T16_142" style:family="text"/>
    <style:style style:name="T16_143" style:family="text"/>
    <style:style style:name="T16_144" style:family="text"/>
    <style:style style:name="T16_145" style:family="text"/>
    <style:style style:name="T16_146" style:family="text"/>
    <style:style style:name="T16_147" style:family="text"/>
    <style:style style:name="T16_148" style:family="text"/>
    <style:style style:name="T16_149" style:family="text"/>
    <style:style style:name="T16_150" style:family="text"/>
    <style:style style:name="T16_151" style:family="text"/>
    <style:style style:name="T16_152" style:family="text"/>
    <style:style style:name="T16_153" style:family="text"/>
    <style:style style:name="T16_154" style:family="text"/>
    <style:style style:name="T16_155" style:family="text"/>
    <style:style style:name="T16_156" style:family="text"/>
    <style:style style:name="T16_157" style:family="text"/>
    <style:style style:name="T16_158" style:family="text"/>
    <style:style style:name="T16_159" style:family="text"/>
    <style:style style:name="T16_160" style:family="text"/>
    <style:style style:name="T16_161" style:family="text">
      <style:text-properties fo:font-weight="bold" style:font-weight-asian="bold" style:font-weight-complex="bold"/>
    </style:style>
    <style:style style:name="T16_162" style:family="text">
      <style:text-properties fo:font-weight="bold" style:font-weight-asian="bold" style:font-weight-complex="bold"/>
    </style:style>
    <style:style style:name="T16_163" style:family="text">
      <style:text-properties fo:font-weight="bold" style:font-weight-asian="bold" style:font-weight-complex="bold"/>
    </style:style>
    <style:style style:name="T16_164" style:family="text">
      <style:text-properties fo:font-weight="bold" style:font-weight-asian="bold" style:font-weight-complex="bold"/>
    </style:style>
    <style:style style:name="T16_165" style:family="text"/>
    <style:style style:name="T16_166" style:family="text"/>
    <style:style style:name="T16_167" style:family="text"/>
    <style:style style:name="T16_168" style:family="text"/>
    <style:style style:name="T16_169" style:family="text"/>
    <style:style style:name="T16_170" style:family="text"/>
    <style:style style:name="T16_171" style:family="text"/>
    <style:style style:name="T16_172" style:family="text"/>
    <style:style style:name="T16_173" style:family="text"/>
    <style:style style:name="T16_174" style:family="text"/>
    <style:style style:name="T16_175" style:family="text"/>
    <style:style style:name="T16_176" style:family="text"/>
    <style:style style:name="T16_177" style:family="text"/>
    <style:style style:name="T16_178" style:family="text"/>
    <style:style style:name="T16_179" style:family="text"/>
    <style:style style:name="T16_180" style:family="text"/>
    <style:style style:name="T16_181" style:family="text"/>
    <style:style style:name="T16_182" style:family="text"/>
    <style:style style:name="T16_183" style:family="text"/>
    <style:style style:name="T16_184" style:family="text"/>
    <style:style style:name="T16_185" style:family="text"/>
    <style:style style:name="T16_186" style:family="text"/>
    <style:style style:name="T16_187" style:family="text"/>
    <style:style style:name="T16_188" style:family="text"/>
    <style:style style:name="T16_189" style:family="text"/>
    <style:style style:name="T16_190" style:family="text"/>
    <style:style style:name="T16_191" style:family="text"/>
    <style:style style:name="T16_192" style:family="text"/>
    <style:style style:name="T16_193" style:family="text"/>
    <style:style style:name="T16_194" style:family="text"/>
    <style:style style:name="T16_195" style:family="text"/>
    <style:style style:name="T16_196" style:family="text"/>
    <style:style style:name="T16_197" style:family="text"/>
    <style:style style:name="T16_198" style:family="text"/>
    <style:style style:name="T16_199" style:family="text"/>
    <style:style style:name="T16_200" style:family="text"/>
    <style:style style:name="T16_201" style:family="text"/>
    <style:style style:name="T16_202" style:family="text"/>
    <style:style style:name="T16_203" style:family="text"/>
    <style:style style:name="T16_204" style:family="text"/>
    <style:style style:name="T16_205" style:family="text"/>
    <style:style style:name="T16_206" style:family="text"/>
    <style:style style:name="T16_207" style:family="text"/>
    <style:style style:name="T16_208" style:family="text"/>
    <style:style style:name="T16_209" style:family="text"/>
    <style:style style:name="T16_210" style:family="text" style:parent-style-name="Standard"/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3" style:family="text">
      <style:text-properties fo:font-weight="bold" style:font-weight-asian="bold" style:font-weight-complex="bold"/>
    </style:style>
    <style:style style:name="T17_34" style:family="text">
      <style:text-properties fo:font-weight="bold" style:font-weight-asian="bold" style:font-weight-complex="bold"/>
    </style:style>
    <style:style style:name="T17_35" style:family="text">
      <style:text-properties fo:font-weight="bold" style:font-weight-asian="bold" style:font-weight-complex="bold"/>
    </style:style>
    <style:style style:name="T17_36" style:family="text">
      <style:text-properties fo:font-weight="bold" style:font-weight-asian="bold" style:font-weight-complex="bold"/>
    </style:style>
    <style:style style:name="T17_37" style:family="text"/>
    <style:style style:name="T17_38" style:family="text" style:parent-style-name="Standard"/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T18_121" style:family="text"/>
    <style:style style:name="T18_122" style:family="text"/>
    <style:style style:name="T18_123" style:family="text"/>
    <style:style style:name="T18_124" style:family="text"/>
    <style:style style:name="T18_125" style:family="text"/>
    <style:style style:name="T18_126" style:family="text"/>
    <style:style style:name="T18_127" style:family="text"/>
    <style:style style:name="T18_128" style:family="text"/>
    <style:style style:name="T18_129" style:family="text"/>
    <style:style style:name="T18_130" style:family="text"/>
    <style:style style:name="T18_131" style:family="text"/>
    <style:style style:name="T18_132" style:family="text"/>
    <style:style style:name="T18_133" style:family="text"/>
    <style:style style:name="T18_134" style:family="text"/>
    <style:style style:name="T18_135" style:family="text"/>
    <style:style style:name="T18_136" style:family="text"/>
    <style:style style:name="T18_137" style:family="text"/>
    <style:style style:name="T18_138" style:family="text"/>
    <style:style style:name="T18_139" style:family="text"/>
    <style:style style:name="T18_140" style:family="text"/>
    <style:style style:name="T18_141" style:family="text"/>
    <style:style style:name="T18_142" style:family="text"/>
    <style:style style:name="T18_143" style:family="text"/>
    <style:style style:name="T18_144" style:family="text"/>
    <style:style style:name="T18_145" style:family="text"/>
    <style:style style:name="T18_146" style:family="text"/>
    <style:style style:name="T18_147" style:family="text"/>
    <style:style style:name="T18_148" style:family="text"/>
    <style:style style:name="T18_149" style:family="text"/>
    <style:style style:name="T18_150" style:family="text"/>
    <style:style style:name="T18_151" style:family="text"/>
    <style:style style:name="T18_152" style:family="text"/>
    <style:style style:name="T18_153" style:family="text"/>
    <style:style style:name="T18_154" style:family="text"/>
    <style:style style:name="T18_155" style:family="text"/>
    <style:style style:name="T18_156" style:family="text"/>
    <style:style style:name="T18_157" style:family="text"/>
    <style:style style:name="T18_158" style:family="text"/>
    <style:style style:name="T18_159" style:family="text"/>
    <style:style style:name="T18_160" style:family="text"/>
    <style:style style:name="T18_161" style:family="text"/>
    <style:style style:name="T18_162" style:family="text"/>
    <style:style style:name="T18_163" style:family="text"/>
    <style:style style:name="T18_164" style:family="text"/>
    <style:style style:name="T18_165" style:family="text"/>
    <style:style style:name="T18_166" style:family="text"/>
    <style:style style:name="T18_167" style:family="text"/>
    <style:style style:name="T18_168" style:family="text"/>
    <style:style style:name="T18_169" style:family="text"/>
    <style:style style:name="T18_170" style:family="text"/>
    <style:style style:name="T18_171" style:family="text"/>
    <style:style style:name="T18_172" style:family="text"/>
    <style:style style:name="T18_173" style:family="text"/>
    <style:style style:name="T18_174" style:family="text"/>
    <style:style style:name="T18_175" style:family="text"/>
    <style:style style:name="T18_176" style:family="text"/>
    <style:style style:name="T18_177" style:family="text"/>
    <style:style style:name="T18_178" style:family="text"/>
    <style:style style:name="T18_179" style:family="text"/>
    <style:style style:name="T18_180" style:family="text"/>
    <style:style style:name="T18_181" style:family="text"/>
    <style:style style:name="T18_182" style:family="text"/>
    <style:style style:name="T18_183" style:family="text"/>
    <style:style style:name="T18_184" style:family="text"/>
    <style:style style:name="T18_185" style:family="text"/>
    <style:style style:name="T18_186" style:family="text"/>
    <style:style style:name="T18_187" style:family="text"/>
    <style:style style:name="T18_188" style:family="text"/>
    <style:style style:name="T18_189" style:family="text"/>
    <style:style style:name="T18_190" style:family="text"/>
    <style:style style:name="T18_191" style:family="text"/>
    <style:style style:name="T18_192" style:family="text"/>
    <style:style style:name="T18_193" style:family="text"/>
    <style:style style:name="T18_194" style:family="text"/>
    <style:style style:name="T18_195" style:family="text"/>
    <style:style style:name="T18_196" style:family="text"/>
    <style:style style:name="T18_197" style:family="text"/>
    <style:style style:name="T18_198" style:family="text"/>
    <style:style style:name="T18_199" style:family="text"/>
    <style:style style:name="T18_200" style:family="text"/>
    <style:style style:name="T18_201" style:family="text"/>
    <style:style style:name="T18_202" style:family="text"/>
    <style:style style:name="T18_203" style:family="text"/>
    <style:style style:name="T18_204" style:family="text"/>
    <style:style style:name="T18_205" style:family="text"/>
    <style:style style:name="T18_206" style:family="text"/>
    <style:style style:name="T18_207" style:family="text"/>
    <style:style style:name="T18_208" style:family="text"/>
    <style:style style:name="T18_209" style:family="text"/>
    <style:style style:name="T18_210" style:family="text"/>
    <style:style style:name="T18_211" style:family="text"/>
    <style:style style:name="T18_212" style:family="text"/>
    <style:style style:name="T18_213" style:family="text"/>
    <style:style style:name="T18_214" style:family="text"/>
    <style:style style:name="T18_215" style:family="text"/>
    <style:style style:name="T18_216" style:family="text"/>
    <style:style style:name="T18_217" style:family="text"/>
    <style:style style:name="T18_218" style:family="text"/>
    <style:style style:name="T18_219" style:family="text"/>
    <style:style style:name="T18_220" style:family="text"/>
    <style:style style:name="T18_221" style:family="text"/>
    <style:style style:name="T18_222" style:family="text"/>
    <style:style style:name="T18_223" style:family="text"/>
    <style:style style:name="T18_224" style:family="text"/>
    <style:style style:name="T18_225" style:family="text"/>
    <style:style style:name="T18_226" style:family="text"/>
    <style:style style:name="T18_227" style:family="text"/>
    <style:style style:name="T18_228" style:family="text"/>
    <style:style style:name="T18_229" style:family="text"/>
    <style:style style:name="T18_230" style:family="text"/>
    <style:style style:name="T18_231" style:family="text"/>
    <style:style style:name="T18_232" style:family="text"/>
    <style:style style:name="T18_233" style:family="text"/>
    <style:style style:name="T18_234" style:family="text"/>
    <style:style style:name="T18_235" style:family="text"/>
    <style:style style:name="T18_236" style:family="text"/>
    <style:style style:name="T18_237" style:family="text"/>
    <style:style style:name="T18_238" style:family="text"/>
    <style:style style:name="T18_239" style:family="text"/>
    <style:style style:name="T18_240" style:family="text"/>
    <style:style style:name="T18_241" style:family="text"/>
    <style:style style:name="T18_242" style:family="text"/>
    <style:style style:name="T18_243" style:family="text"/>
    <style:style style:name="T18_244" style:family="text"/>
    <style:style style:name="T18_245" style:family="text"/>
    <style:style style:name="T18_246" style:family="text"/>
    <style:style style:name="T18_247" style:family="text"/>
    <style:style style:name="T18_248" style:family="text"/>
    <style:style style:name="T18_249" style:family="text"/>
    <style:style style:name="T18_250" style:family="text"/>
    <style:style style:name="T18_251" style:family="text"/>
    <style:style style:name="T18_252" style:family="text"/>
    <style:style style:name="T18_253" style:family="text"/>
    <style:style style:name="T18_254" style:family="text"/>
    <style:style style:name="T18_255" style:family="text"/>
    <style:style style:name="T18_256" style:family="text"/>
    <style:style style:name="T18_257" style:family="text"/>
    <style:style style:name="T18_258" style:family="text"/>
    <style:style style:name="T18_259" style:family="text"/>
    <style:style style:name="T18_260" style:family="text"/>
    <style:style style:name="T18_261" style:family="text"/>
    <style:style style:name="T18_262" style:family="text"/>
    <style:style style:name="T18_263" style:family="text"/>
    <style:style style:name="T18_264" style:family="text"/>
    <style:style style:name="T18_265" style:family="text"/>
    <style:style style:name="T18_266" style:family="text"/>
    <style:style style:name="T18_267" style:family="text"/>
    <style:style style:name="T18_268" style:family="text"/>
    <style:style style:name="T18_269" style:family="text"/>
    <style:style style:name="T18_270" style:family="text"/>
    <style:style style:name="T18_271" style:family="text"/>
    <style:style style:name="T18_272" style:family="text"/>
    <style:style style:name="T18_273" style:family="text"/>
    <style:style style:name="T18_274" style:family="text"/>
    <style:style style:name="T18_275" style:family="text"/>
    <style:style style:name="T18_276" style:family="text"/>
    <style:style style:name="T18_277" style:family="text"/>
    <style:style style:name="T18_278" style:family="text"/>
    <style:style style:name="T18_279" style:family="text"/>
    <style:style style:name="T18_280" style:family="text"/>
    <style:style style:name="T18_281" style:family="text"/>
    <style:style style:name="T18_282" style:family="text"/>
    <style:style style:name="T18_283" style:family="text"/>
    <style:style style:name="T18_284" style:family="text"/>
    <style:style style:name="T18_285" style:family="text"/>
    <style:style style:name="T18_286" style:family="text"/>
    <style:style style:name="T18_287" style:family="text"/>
    <style:style style:name="T18_288" style:family="text"/>
    <style:style style:name="T18_289" style:family="text"/>
    <style:style style:name="T18_290" style:family="text"/>
    <style:style style:name="T18_291" style:family="text"/>
    <style:style style:name="T18_292" style:family="text"/>
    <style:style style:name="T18_293" style:family="text"/>
    <style:style style:name="T18_294" style:family="text"/>
    <style:style style:name="T18_295" style:family="text"/>
    <style:style style:name="T18_296" style:family="text"/>
    <style:style style:name="T18_297" style:family="text"/>
    <style:style style:name="T18_298" style:family="text"/>
    <style:style style:name="T18_299" style:family="text"/>
    <style:style style:name="T18_300" style:family="text"/>
    <style:style style:name="T18_301" style:family="text"/>
    <style:style style:name="T18_302" style:family="text"/>
    <style:style style:name="T18_303" style:family="text"/>
    <style:style style:name="T18_304" style:family="text"/>
    <style:style style:name="T18_305" style:family="text"/>
    <style:style style:name="T18_306" style:family="text"/>
    <style:style style:name="T18_307" style:family="text"/>
    <style:style style:name="T18_308" style:family="text"/>
    <style:style style:name="T18_309" style:family="text"/>
    <style:style style:name="T18_310" style:family="text"/>
    <style:style style:name="T18_311" style:family="text"/>
    <style:style style:name="T18_312" style:family="text"/>
    <style:style style:name="T18_313" style:family="text"/>
    <style:style style:name="T18_314" style:family="text"/>
    <style:style style:name="T18_315" style:family="text"/>
    <style:style style:name="T18_316" style:family="text"/>
    <style:style style:name="T18_317" style:family="text"/>
    <style:style style:name="T18_318" style:family="text"/>
    <style:style style:name="T18_319" style:family="text"/>
    <style:style style:name="T18_320" style:family="text"/>
    <style:style style:name="T18_321" style:family="text"/>
    <style:style style:name="T18_322" style:family="text"/>
    <style:style style:name="T18_323" style:family="text"/>
    <style:style style:name="T18_324" style:family="text"/>
    <style:style style:name="T18_325" style:family="text"/>
    <style:style style:name="T18_326" style:family="text"/>
    <style:style style:name="T18_327" style:family="text"/>
    <style:style style:name="T18_328" style:family="text"/>
    <style:style style:name="T18_329" style:family="text"/>
    <style:style style:name="T18_330" style:family="text"/>
    <style:style style:name="T18_331" style:family="text"/>
    <style:style style:name="T18_332" style:family="text"/>
    <style:style style:name="T18_333" style:family="text"/>
    <style:style style:name="T18_334" style:family="text"/>
    <style:style style:name="T18_335" style:family="text"/>
    <style:style style:name="T18_336" style:family="text"/>
    <style:style style:name="T18_337" style:family="text"/>
    <style:style style:name="T18_338" style:family="text"/>
    <style:style style:name="T18_339" style:family="text"/>
    <style:style style:name="T18_340" style:family="text"/>
    <style:style style:name="T18_341" style:family="text"/>
    <style:style style:name="T18_342" style:family="text"/>
    <style:style style:name="T18_343" style:family="text"/>
    <style:style style:name="T18_344" style:family="text"/>
    <style:style style:name="T18_345" style:family="text"/>
    <style:style style:name="T18_346" style:family="text"/>
    <style:style style:name="T18_347" style:family="text"/>
    <style:style style:name="T18_348" style:family="text"/>
    <style:style style:name="T18_349" style:family="text"/>
    <style:style style:name="T18_350" style:family="text"/>
    <style:style style:name="T18_351" style:family="text"/>
    <style:style style:name="T18_352" style:family="text"/>
    <style:style style:name="T18_353" style:family="text"/>
    <style:style style:name="T18_354" style:family="text"/>
    <style:style style:name="T18_355" style:family="text"/>
    <style:style style:name="T18_356" style:family="text"/>
    <style:style style:name="T18_357" style:family="text"/>
    <style:style style:name="T18_358" style:family="text"/>
    <style:style style:name="T18_359" style:family="text"/>
    <style:style style:name="T18_360" style:family="text"/>
    <style:style style:name="T18_361" style:family="text"/>
    <style:style style:name="T18_362" style:family="text"/>
    <style:style style:name="T18_363" style:family="text"/>
    <style:style style:name="T18_364" style:family="text"/>
    <style:style style:name="T18_365" style:family="text"/>
    <style:style style:name="T18_366" style:family="text"/>
    <style:style style:name="T18_367" style:family="text"/>
    <style:style style:name="T18_368" style:family="text"/>
    <style:style style:name="T18_369" style:family="text"/>
    <style:style style:name="T18_370" style:family="text"/>
    <style:style style:name="T18_371" style:family="text"/>
    <style:style style:name="T18_372" style:family="text"/>
    <style:style style:name="T18_373" style:family="text"/>
    <style:style style:name="T18_374" style:family="text"/>
    <style:style style:name="T18_375" style:family="text"/>
    <style:style style:name="T18_376" style:family="text"/>
    <style:style style:name="T18_377" style:family="text"/>
    <style:style style:name="T18_378" style:family="text"/>
    <style:style style:name="T18_379" style:family="text"/>
    <style:style style:name="T18_380" style:family="text"/>
    <style:style style:name="T18_381" style:family="text"/>
    <style:style style:name="T18_382" style:family="text"/>
    <style:style style:name="T18_383" style:family="text"/>
    <style:style style:name="T18_384" style:family="text"/>
    <style:style style:name="T18_385" style:family="text"/>
    <style:style style:name="T18_386" style:family="text"/>
    <style:style style:name="T18_387" style:family="text"/>
    <style:style style:name="T18_388" style:family="text"/>
    <style:style style:name="T18_389" style:family="text"/>
    <style:style style:name="T18_390" style:family="text"/>
    <style:style style:name="T18_391" style:family="text"/>
    <style:style style:name="T18_392" style:family="text"/>
    <style:style style:name="T18_393" style:family="text"/>
    <style:style style:name="T18_394" style:family="text"/>
    <style:style style:name="T18_395" style:family="text"/>
    <style:style style:name="T18_396" style:family="text"/>
    <style:style style:name="T18_397" style:family="text"/>
    <style:style style:name="T18_398" style:family="text"/>
    <style:style style:name="T18_399" style:family="text"/>
    <style:style style:name="T18_400" style:family="text"/>
    <style:style style:name="T18_401" style:family="text"/>
    <style:style style:name="T18_402" style:family="text"/>
    <style:style style:name="T18_403" style:family="text"/>
    <style:style style:name="T18_404" style:family="text"/>
    <style:style style:name="T18_405" style:family="text"/>
    <style:style style:name="T18_406" style:family="text"/>
    <style:style style:name="T18_407" style:family="text"/>
    <style:style style:name="T18_408" style:family="text"/>
    <style:style style:name="T18_409" style:family="text"/>
    <style:style style:name="T18_410" style:family="text"/>
    <style:style style:name="T18_411" style:family="text"/>
    <style:style style:name="T18_412" style:family="text"/>
    <style:style style:name="T18_413" style:family="text"/>
    <style:style style:name="T18_414" style:family="text"/>
    <style:style style:name="T18_415" style:family="text"/>
    <style:style style:name="T18_416" style:family="text"/>
    <style:style style:name="T18_417" style:family="text"/>
    <style:style style:name="T18_418" style:family="text"/>
    <style:style style:name="T18_419" style:family="text"/>
    <style:style style:name="T18_420" style:family="text"/>
    <style:style style:name="T18_421" style:family="text"/>
    <style:style style:name="T18_422" style:family="text"/>
    <style:style style:name="T18_423" style:family="text"/>
    <style:style style:name="T18_424" style:family="text"/>
    <style:style style:name="T18_425" style:family="text"/>
    <style:style style:name="T18_426" style:family="text"/>
    <style:style style:name="T18_427" style:family="text"/>
    <style:style style:name="T18_428" style:family="text"/>
    <style:style style:name="T18_429" style:family="text"/>
    <style:style style:name="T18_430" style:family="text"/>
    <style:style style:name="T18_431" style:family="text"/>
    <style:style style:name="T18_432" style:family="text"/>
    <style:style style:name="T18_433" style:family="text"/>
    <style:style style:name="T18_434" style:family="text"/>
    <style:style style:name="T18_435" style:family="text"/>
    <style:style style:name="T18_436" style:family="text"/>
    <style:style style:name="T18_437" style:family="text"/>
    <style:style style:name="T18_438" style:family="text"/>
    <style:style style:name="T18_439" style:family="text"/>
    <style:style style:name="T18_440" style:family="text"/>
    <style:style style:name="T18_441" style:family="text"/>
    <style:style style:name="T18_442" style:family="text"/>
    <style:style style:name="T18_443" style:family="text"/>
    <style:style style:name="T18_444" style:family="text"/>
    <style:style style:name="T18_445" style:family="text"/>
    <style:style style:name="T18_446" style:family="text"/>
    <style:style style:name="T18_447" style:family="text"/>
    <style:style style:name="T18_448" style:family="text"/>
    <style:style style:name="T18_449" style:family="text"/>
    <style:style style:name="T18_450" style:family="text"/>
    <style:style style:name="T18_451" style:family="text"/>
    <style:style style:name="T18_452" style:family="text"/>
    <style:style style:name="T18_453" style:family="text"/>
    <style:style style:name="T18_454" style:family="text"/>
    <style:style style:name="T18_455" style:family="text"/>
    <style:style style:name="T18_456" style:family="text"/>
    <style:style style:name="T18_457" style:family="text"/>
    <style:style style:name="T18_458" style:family="text"/>
    <style:style style:name="T18_459" style:family="text"/>
    <style:style style:name="T18_460" style:family="text"/>
    <style:style style:name="T18_461" style:family="text"/>
    <style:style style:name="T18_462" style:family="text"/>
    <style:style style:name="T18_463" style:family="text"/>
    <style:style style:name="T18_464" style:family="text"/>
    <style:style style:name="T18_465" style:family="text"/>
    <style:style style:name="T18_466" style:family="text"/>
    <style:style style:name="T18_467" style:family="text"/>
    <style:style style:name="T18_468" style:family="text"/>
    <style:style style:name="T18_469" style:family="text"/>
    <style:style style:name="T18_470" style:family="text"/>
    <style:style style:name="T18_471" style:family="text"/>
    <style:style style:name="T18_472" style:family="text"/>
    <style:style style:name="T18_473" style:family="text"/>
    <style:style style:name="T18_474" style:family="text"/>
    <style:style style:name="T18_475" style:family="text"/>
    <style:style style:name="T18_476" style:family="text"/>
    <style:style style:name="T18_477" style:family="text"/>
    <style:style style:name="T18_478" style:family="text"/>
    <style:style style:name="T18_479" style:family="text"/>
    <style:style style:name="T18_480" style:family="text"/>
    <style:style style:name="T18_481" style:family="text"/>
    <style:style style:name="T18_482" style:family="text"/>
    <style:style style:name="T18_483" style:family="text"/>
    <style:style style:name="T18_484" style:family="text"/>
    <style:style style:name="T18_485" style:family="text"/>
    <style:style style:name="T18_486" style:family="text"/>
    <style:style style:name="T18_487" style:family="text"/>
    <style:style style:name="T18_488" style:family="text"/>
    <style:style style:name="T18_489" style:family="text"/>
    <style:style style:name="T18_490" style:family="text"/>
    <style:style style:name="T18_491" style:family="text"/>
    <style:style style:name="T18_492" style:family="text"/>
    <style:style style:name="T18_493" style:family="text"/>
    <style:style style:name="T18_494" style:family="text"/>
    <style:style style:name="T18_495" style:family="text"/>
    <style:style style:name="T18_496" style:family="text"/>
    <style:style style:name="T18_497" style:family="text"/>
    <style:style style:name="T18_498" style:family="text"/>
    <style:style style:name="T18_499" style:family="text"/>
    <style:style style:name="T18_500" style:family="text"/>
    <style:style style:name="T18_501" style:family="text"/>
    <style:style style:name="T18_502" style:family="text"/>
    <style:style style:name="T18_503" style:family="text"/>
    <style:style style:name="T18_504" style:family="text"/>
    <style:style style:name="T18_505" style:family="text"/>
    <style:style style:name="T18_506" style:family="text"/>
    <style:style style:name="T18_507" style:family="text"/>
    <style:style style:name="T18_508" style:family="text"/>
    <style:style style:name="T18_509" style:family="text"/>
    <style:style style:name="T18_510" style:family="text"/>
    <style:style style:name="T18_511" style:family="text"/>
    <style:style style:name="T18_512" style:family="text"/>
    <style:style style:name="T18_513" style:family="text"/>
    <style:style style:name="T18_514" style:family="text"/>
    <style:style style:name="T18_515" style:family="text"/>
    <style:style style:name="T18_516" style:family="text"/>
    <style:style style:name="T18_517" style:family="text"/>
    <style:style style:name="T18_518" style:family="text"/>
    <style:style style:name="T18_519" style:family="text"/>
    <style:style style:name="T18_520" style:family="text"/>
    <style:style style:name="T18_521" style:family="text"/>
    <style:style style:name="T18_522" style:family="text"/>
    <style:style style:name="T18_523" style:family="text"/>
    <style:style style:name="T18_524" style:family="text"/>
    <style:style style:name="T18_525" style:family="text"/>
    <style:style style:name="T18_526" style:family="text"/>
    <style:style style:name="T18_527" style:family="text"/>
    <style:style style:name="T18_528" style:family="text"/>
    <style:style style:name="T18_529" style:family="text"/>
    <style:style style:name="T18_530" style:family="text"/>
    <style:style style:name="T18_531" style:family="text"/>
    <style:style style:name="T18_532" style:family="text"/>
    <style:style style:name="T18_533" style:family="text"/>
    <style:style style:name="T18_534" style:family="text"/>
    <style:style style:name="T18_535" style:family="text"/>
    <style:style style:name="T18_536" style:family="text"/>
    <style:style style:name="T18_537" style:family="text"/>
    <style:style style:name="T18_538" style:family="text"/>
    <style:style style:name="T18_539" style:family="text"/>
    <style:style style:name="T18_540" style:family="text"/>
    <style:style style:name="T18_541" style:family="text"/>
    <style:style style:name="T18_542" style:family="text"/>
    <style:style style:name="T18_543" style:family="text"/>
    <style:style style:name="T18_544" style:family="text"/>
    <style:style style:name="T18_545" style:family="text"/>
    <style:style style:name="T18_546" style:family="text"/>
    <style:style style:name="T18_547" style:family="text"/>
    <style:style style:name="T18_548" style:family="text"/>
    <style:style style:name="T18_549" style:family="text"/>
    <style:style style:name="T18_550" style:family="text"/>
    <style:style style:name="T18_551" style:family="text"/>
    <style:style style:name="T18_552" style:family="text"/>
    <style:style style:name="T18_553" style:family="text"/>
    <style:style style:name="T18_554" style:family="text"/>
    <style:style style:name="T18_555" style:family="text"/>
    <style:style style:name="T18_556" style:family="text"/>
    <style:style style:name="T18_557" style:family="text"/>
    <style:style style:name="T18_558" style:family="text"/>
    <style:style style:name="T18_559" style:family="text"/>
    <style:style style:name="T18_560" style:family="text"/>
    <style:style style:name="T18_561" style:family="text"/>
    <style:style style:name="T18_562" style:family="text"/>
    <style:style style:name="T18_563" style:family="text"/>
    <style:style style:name="T18_564" style:family="text"/>
    <style:style style:name="T18_565" style:family="text"/>
    <style:style style:name="T18_566" style:family="text"/>
    <style:style style:name="T18_567" style:family="text">
      <style:text-properties fo:font-weight="bold" style:font-weight-asian="bold" style:font-weight-complex="bold"/>
    </style:style>
    <style:style style:name="T18_568" style:family="text">
      <style:text-properties fo:font-weight="bold" style:font-weight-asian="bold" style:font-weight-complex="bold"/>
    </style:style>
    <style:style style:name="T18_569" style:family="text">
      <style:text-properties fo:font-weight="bold" style:font-weight-asian="bold" style:font-weight-complex="bold"/>
    </style:style>
    <style:style style:name="T18_570" style:family="text">
      <style:text-properties fo:font-weight="bold" style:font-weight-asian="bold" style:font-weight-complex="bold"/>
    </style:style>
    <style:style style:name="T18_571" style:family="text"/>
    <style:style style:name="T18_572" style:family="text" style:parent-style-name="Standard"/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>
      <style:text-properties fo:font-weight="bold" style:font-weight-asian="bold" style:font-weight-complex="bold"/>
    </style:style>
    <style:style style:name="T19_95" style:family="text">
      <style:text-properties fo:font-weight="bold" style:font-weight-asian="bold" style:font-weight-complex="bold"/>
    </style:style>
    <style:style style:name="T19_96" style:family="text">
      <style:text-properties fo:font-weight="bold" style:font-weight-asian="bold" style:font-weight-complex="bold"/>
    </style:style>
    <style:style style:name="T19_97" style:family="text">
      <style:text-properties fo:font-weight="bold" style:font-weight-asian="bold" style:font-weight-complex="bold"/>
    </style:style>
    <style:style style:name="T19_98" style:family="text">
      <style:text-properties fo:font-weight="bold" style:font-weight-asian="bold" style:font-weight-complex="bold"/>
    </style:style>
    <style:style style:name="T19_99" style:family="text">
      <style:text-properties fo:font-weight="bold" style:font-weight-asian="bold" style:font-weight-complex="bold"/>
    </style:style>
    <style:style style:name="T19_100" style:family="text">
      <style:text-properties fo:font-weight="bold" style:font-weight-asian="bold" style:font-weight-complex="bold"/>
    </style:style>
    <style:style style:name="T19_101" style:family="text">
      <style:text-properties fo:font-weight="bold" style:font-weight-asian="bold" style:font-weight-complex="bold"/>
    </style:style>
    <style:style style:name="T19_102" style:family="text"/>
    <style:style style:name="T19_103" style:family="text" style:parent-style-name="Standard"/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T20_130" style:family="text"/>
    <style:style style:name="T20_131" style:family="text"/>
    <style:style style:name="T20_132" style:family="text"/>
    <style:style style:name="T20_133" style:family="text"/>
    <style:style style:name="T20_134" style:family="text"/>
    <style:style style:name="T20_135" style:family="text"/>
    <style:style style:name="T20_136" style:family="text"/>
    <style:style style:name="T20_137" style:family="text"/>
    <style:style style:name="T20_138" style:family="text"/>
    <style:style style:name="T20_139" style:family="text"/>
    <style:style style:name="T20_140" style:family="text"/>
    <style:style style:name="T20_141" style:family="text"/>
    <style:style style:name="T20_142" style:family="text"/>
    <style:style style:name="T20_143" style:family="text"/>
    <style:style style:name="T20_144" style:family="text"/>
    <style:style style:name="T20_145" style:family="text"/>
    <style:style style:name="T20_146" style:family="text"/>
    <style:style style:name="T20_147" style:family="text"/>
    <style:style style:name="T20_148" style:family="text"/>
    <style:style style:name="T20_149" style:family="text"/>
    <style:style style:name="T20_150" style:family="text"/>
    <style:style style:name="T20_151" style:family="text"/>
    <style:style style:name="T20_152" style:family="text"/>
    <style:style style:name="T20_153" style:family="text"/>
    <style:style style:name="T20_154" style:family="text"/>
    <style:style style:name="T20_155" style:family="text"/>
    <style:style style:name="T20_156" style:family="text"/>
    <style:style style:name="T20_157" style:family="text"/>
    <style:style style:name="T20_158" style:family="text"/>
    <style:style style:name="T20_159" style:family="text"/>
    <style:style style:name="T20_160" style:family="text"/>
    <style:style style:name="T20_161" style:family="text"/>
    <style:style style:name="T20_162" style:family="text"/>
    <style:style style:name="T20_163" style:family="text"/>
    <style:style style:name="T20_164" style:family="text"/>
    <style:style style:name="T20_165" style:family="text"/>
    <style:style style:name="T20_166" style:family="text"/>
    <style:style style:name="T20_167" style:family="text"/>
    <style:style style:name="T20_168" style:family="text"/>
    <style:style style:name="T20_169" style:family="text"/>
    <style:style style:name="T20_170" style:family="text"/>
    <style:style style:name="T20_171" style:family="text"/>
    <style:style style:name="T20_172" style:family="text"/>
    <style:style style:name="T20_173" style:family="text"/>
    <style:style style:name="T20_174" style:family="text"/>
    <style:style style:name="T20_175" style:family="text"/>
    <style:style style:name="T20_176" style:family="text"/>
    <style:style style:name="T20_177" style:family="text"/>
    <style:style style:name="T20_178" style:family="text"/>
    <style:style style:name="T20_179" style:family="text"/>
    <style:style style:name="T20_180" style:family="text"/>
    <style:style style:name="T20_181" style:family="text"/>
    <style:style style:name="T20_182" style:family="text"/>
    <style:style style:name="T20_183" style:family="text" style:parent-style-name="Standard"/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>
      <style:text-properties fo:font-weight="bold" style:font-weight-asian="bold" style:font-weight-complex="bold"/>
    </style:style>
    <style:style style:name="T21_66" style:family="text">
      <style:text-properties fo:font-weight="bold" style:font-weight-asian="bold" style:font-weight-complex="bold"/>
    </style:style>
    <style:style style:name="T21_67" style:family="text">
      <style:text-properties fo:font-weight="bold" style:font-weight-asian="bold" style:font-weight-complex="bold"/>
    </style:style>
    <style:style style:name="T21_68" style:family="text">
      <style:text-properties fo:font-weight="bold" style:font-weight-asian="bold" style:font-weight-complex="bold"/>
    </style:style>
    <style:style style:name="T21_69" style:family="text">
      <style:text-properties fo:font-weight="bold" style:font-weight-asian="bold" style:font-weight-complex="bold"/>
    </style:style>
    <style:style style:name="T21_70" style:family="text">
      <style:text-properties fo:font-weight="bold" style:font-weight-asian="bold" style:font-weight-complex="bold"/>
    </style:style>
    <style:style style:name="T21_71" style:family="text">
      <style:text-properties fo:font-weight="bold" style:font-weight-asian="bold" style:font-weight-complex="bold"/>
    </style:style>
    <style:style style:name="T21_72" style:family="text">
      <style:text-properties fo:font-weight="bold" style:font-weight-asian="bold" style:font-weight-complex="bold"/>
    </style:style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T21_105" style:family="text"/>
    <style:style style:name="T21_106" style:family="text"/>
    <style:style style:name="T21_107" style:family="text"/>
    <style:style style:name="T21_108" style:family="text"/>
    <style:style style:name="T21_109" style:family="text"/>
    <style:style style:name="T21_110" style:family="text"/>
    <style:style style:name="T21_111" style:family="text"/>
    <style:style style:name="T21_112" style:family="text"/>
    <style:style style:name="T21_113" style:family="text"/>
    <style:style style:name="T21_114" style:family="text"/>
    <style:style style:name="T21_115" style:family="text"/>
    <style:style style:name="T21_116" style:family="text"/>
    <style:style style:name="T21_117" style:family="text"/>
    <style:style style:name="T21_118" style:family="text"/>
    <style:style style:name="T21_119" style:family="text"/>
    <style:style style:name="T21_120" style:family="text"/>
    <style:style style:name="T21_121" style:family="text"/>
    <style:style style:name="T21_122" style:family="text"/>
    <style:style style:name="T21_123" style:family="text"/>
    <style:style style:name="T21_124" style:family="text"/>
    <style:style style:name="T21_125" style:family="text"/>
    <style:style style:name="T21_126" style:family="text"/>
    <style:style style:name="T21_127" style:family="text"/>
    <style:style style:name="T21_128" style:family="text"/>
    <style:style style:name="T21_129" style:family="text"/>
    <style:style style:name="T21_130" style:family="text"/>
    <style:style style:name="T21_131" style:family="text"/>
    <style:style style:name="T21_132" style:family="text"/>
    <style:style style:name="T21_133" style:family="text"/>
    <style:style style:name="T21_134" style:family="text"/>
    <style:style style:name="T21_135" style:family="text"/>
    <style:style style:name="T21_136" style:family="text"/>
    <style:style style:name="T21_137" style:family="text"/>
    <style:style style:name="T21_138" style:family="text"/>
    <style:style style:name="T21_139" style:family="text"/>
    <style:style style:name="T21_140" style:family="text"/>
    <style:style style:name="T21_141" style:family="text"/>
    <style:style style:name="T21_142" style:family="text"/>
    <style:style style:name="T21_143" style:family="text"/>
    <style:style style:name="T21_144" style:family="text"/>
    <style:style style:name="T21_145" style:family="text"/>
    <style:style style:name="T21_146" style:family="text"/>
    <style:style style:name="T21_147" style:family="text"/>
    <style:style style:name="T21_148" style:family="text"/>
    <style:style style:name="T21_149" style:family="text"/>
    <style:style style:name="T21_150" style:family="text"/>
    <style:style style:name="T21_151" style:family="text"/>
    <style:style style:name="T21_152" style:family="text"/>
    <style:style style:name="T21_153" style:family="text"/>
    <style:style style:name="T21_154" style:family="text"/>
    <style:style style:name="T21_155" style:family="text"/>
    <style:style style:name="T21_156" style:family="text"/>
    <style:style style:name="T21_157" style:family="text"/>
    <style:style style:name="T21_158" style:family="text"/>
    <style:style style:name="T21_159" style:family="text"/>
    <style:style style:name="T21_160" style:family="text"/>
    <style:style style:name="T21_161" style:family="text"/>
    <style:style style:name="T21_162" style:family="text"/>
    <style:style style:name="T21_163" style:family="text"/>
    <style:style style:name="T21_164" style:family="text"/>
    <style:style style:name="T21_165" style:family="text"/>
    <style:style style:name="T21_166" style:family="text"/>
    <style:style style:name="T21_167" style:family="text"/>
    <style:style style:name="T21_168" style:family="text"/>
    <style:style style:name="T21_169" style:family="text"/>
    <style:style style:name="T21_170" style:family="text"/>
    <style:style style:name="T21_171" style:family="text"/>
    <style:style style:name="T21_172" style:family="text"/>
    <style:style style:name="T21_173" style:family="text"/>
    <style:style style:name="T21_174" style:family="text"/>
    <style:style style:name="T21_175" style:family="text"/>
    <style:style style:name="T21_176" style:family="text"/>
    <style:style style:name="T21_177" style:family="text"/>
    <style:style style:name="T21_178" style:family="text"/>
    <style:style style:name="T21_179" style:family="text"/>
    <style:style style:name="T21_180" style:family="text"/>
    <style:style style:name="T21_181" style:family="text"/>
    <style:style style:name="T21_182" style:family="text"/>
    <style:style style:name="T21_183" style:family="text"/>
    <style:style style:name="T21_184" style:family="text"/>
    <style:style style:name="T21_185" style:family="text"/>
    <style:style style:name="T21_186" style:family="text"/>
    <style:style style:name="T21_187" style:family="text"/>
    <style:style style:name="T21_188" style:family="text"/>
    <style:style style:name="T21_189" style:family="text"/>
    <style:style style:name="T21_190" style:family="text"/>
    <style:style style:name="T21_191" style:family="text"/>
    <style:style style:name="T21_192" style:family="text"/>
    <style:style style:name="T21_193" style:family="text"/>
    <style:style style:name="T21_194" style:family="text"/>
    <style:style style:name="T21_195" style:family="text"/>
    <style:style style:name="T21_196" style:family="text"/>
    <style:style style:name="T21_197" style:family="text"/>
    <style:style style:name="T21_198" style:family="text"/>
    <style:style style:name="T21_199" style:family="text"/>
    <style:style style:name="T21_200" style:family="text"/>
    <style:style style:name="T21_201" style:family="text"/>
    <style:style style:name="T21_202" style:family="text"/>
    <style:style style:name="T21_203" style:family="text"/>
    <style:style style:name="T21_204" style:family="text"/>
    <style:style style:name="T21_205" style:family="text"/>
    <style:style style:name="T21_206" style:family="text"/>
    <style:style style:name="T21_207" style:family="text"/>
    <style:style style:name="T21_208" style:family="text"/>
    <style:style style:name="T21_209" style:family="text"/>
    <style:style style:name="T21_210" style:family="text"/>
    <style:style style:name="T21_211" style:family="text"/>
    <style:style style:name="T21_212" style:family="text"/>
    <style:style style:name="T21_213" style:family="text"/>
    <style:style style:name="T21_214" style:family="text"/>
    <style:style style:name="T21_215" style:family="text"/>
    <style:style style:name="T21_216" style:family="text"/>
    <style:style style:name="T21_217" style:family="text"/>
    <style:style style:name="T21_218" style:family="text"/>
    <style:style style:name="T21_219" style:family="text"/>
    <style:style style:name="T21_220" style:family="text"/>
    <style:style style:name="T21_221" style:family="text"/>
    <style:style style:name="T21_222" style:family="text"/>
    <style:style style:name="T21_223" style:family="text"/>
    <style:style style:name="T21_224" style:family="text"/>
    <style:style style:name="T21_225" style:family="text"/>
    <style:style style:name="T21_226" style:family="text"/>
    <style:style style:name="T21_227" style:family="text"/>
    <style:style style:name="T21_228" style:family="text"/>
    <style:style style:name="T21_229" style:family="text"/>
    <style:style style:name="T21_230" style:family="text"/>
    <style:style style:name="T21_231" style:family="text"/>
    <style:style style:name="T21_232" style:family="text"/>
    <style:style style:name="T21_233" style:family="text"/>
    <style:style style:name="T21_234" style:family="text"/>
    <style:style style:name="T21_235" style:family="text"/>
    <style:style style:name="T21_236" style:family="text"/>
    <style:style style:name="T21_237" style:family="text"/>
    <style:style style:name="T21_238" style:family="text"/>
    <style:style style:name="T21_239" style:family="text"/>
    <style:style style:name="T21_240" style:family="text"/>
    <style:style style:name="T21_241" style:family="text"/>
    <style:style style:name="T21_242" style:family="text"/>
    <style:style style:name="T21_243" style:family="text"/>
    <style:style style:name="T21_244" style:family="text"/>
    <style:style style:name="T21_245" style:family="text"/>
    <style:style style:name="T21_246" style:family="text"/>
    <style:style style:name="T21_247" style:family="text"/>
    <style:style style:name="T21_248" style:family="text"/>
    <style:style style:name="T21_249" style:family="text"/>
    <style:style style:name="T21_250" style:family="text"/>
    <style:style style:name="T21_251" style:family="text"/>
    <style:style style:name="T21_252" style:family="text"/>
    <style:style style:name="T21_253" style:family="text"/>
    <style:style style:name="T21_254" style:family="text"/>
    <style:style style:name="T21_255" style:family="text"/>
    <style:style style:name="T21_256" style:family="text"/>
    <style:style style:name="T21_257" style:family="text"/>
    <style:style style:name="T21_258" style:family="text"/>
    <style:style style:name="T21_259" style:family="text"/>
    <style:style style:name="T21_260" style:family="text"/>
    <style:style style:name="T21_261" style:family="text"/>
    <style:style style:name="T21_262" style:family="text"/>
    <style:style style:name="T21_263" style:family="text"/>
    <style:style style:name="T21_264" style:family="text"/>
    <style:style style:name="T21_265" style:family="text"/>
    <style:style style:name="T21_266" style:family="text"/>
    <style:style style:name="T21_267" style:family="text"/>
    <style:style style:name="T21_268" style:family="text"/>
    <style:style style:name="T21_269" style:family="text"/>
    <style:style style:name="T21_270" style:family="text"/>
    <style:style style:name="T21_271" style:family="text"/>
    <style:style style:name="T21_272" style:family="text"/>
    <style:style style:name="T21_273" style:family="text"/>
    <style:style style:name="T21_274" style:family="text"/>
    <style:style style:name="T21_275" style:family="text"/>
    <style:style style:name="T21_276" style:family="text"/>
    <style:style style:name="T21_277" style:family="text"/>
    <style:style style:name="T21_278" style:family="text"/>
    <style:style style:name="T21_279" style:family="text"/>
    <style:style style:name="T21_280" style:family="text"/>
    <style:style style:name="T21_281" style:family="text"/>
    <style:style style:name="T21_282" style:family="text"/>
    <style:style style:name="T21_283" style:family="text"/>
    <style:style style:name="T21_284" style:family="text"/>
    <style:style style:name="T21_285" style:family="text"/>
    <style:style style:name="T21_286" style:family="text"/>
    <style:style style:name="T21_287" style:family="text"/>
    <style:style style:name="T21_288" style:family="text"/>
    <style:style style:name="T21_289" style:family="text"/>
    <style:style style:name="T21_290" style:family="text"/>
    <style:style style:name="T21_291" style:family="text"/>
    <style:style style:name="T21_292" style:family="text"/>
    <style:style style:name="T21_293" style:family="text"/>
    <style:style style:name="T21_294" style:family="text"/>
    <style:style style:name="T21_295" style:family="text"/>
    <style:style style:name="T21_296" style:family="text"/>
    <style:style style:name="T21_297" style:family="text"/>
    <style:style style:name="T21_298" style:family="text"/>
    <style:style style:name="T21_299" style:family="text"/>
    <style:style style:name="T21_300" style:family="text"/>
    <style:style style:name="T21_301" style:family="text"/>
    <style:style style:name="T21_302" style:family="text"/>
    <style:style style:name="T21_303" style:family="text"/>
    <style:style style:name="T21_304" style:family="text"/>
    <style:style style:name="T21_305" style:family="text"/>
    <style:style style:name="T21_306" style:family="text"/>
    <style:style style:name="T21_307" style:family="text"/>
    <style:style style:name="T21_308" style:family="text"/>
    <style:style style:name="T21_309" style:family="text"/>
    <style:style style:name="T21_310" style:family="text"/>
    <style:style style:name="T21_311" style:family="text"/>
    <style:style style:name="T21_312" style:family="text"/>
    <style:style style:name="T21_313" style:family="text"/>
    <style:style style:name="T21_314" style:family="text"/>
    <style:style style:name="T21_315" style:family="text"/>
    <style:style style:name="T21_316" style:family="text"/>
    <style:style style:name="T21_317" style:family="text"/>
    <style:style style:name="T21_318" style:family="text"/>
    <style:style style:name="T21_319" style:family="text"/>
    <style:style style:name="T21_320" style:family="text"/>
    <style:style style:name="T21_321" style:family="text"/>
    <style:style style:name="T21_322" style:family="text"/>
    <style:style style:name="T21_323" style:family="text"/>
    <style:style style:name="T21_324" style:family="text"/>
    <style:style style:name="T21_325" style:family="text"/>
    <style:style style:name="T21_326" style:family="text"/>
    <style:style style:name="T21_327" style:family="text"/>
    <style:style style:name="T21_328" style:family="text"/>
    <style:style style:name="T21_329" style:family="text"/>
    <style:style style:name="T21_330" style:family="text"/>
    <style:style style:name="T21_331" style:family="text"/>
    <style:style style:name="T21_332" style:family="text"/>
    <style:style style:name="T21_333" style:family="text"/>
    <style:style style:name="T21_334" style:family="text"/>
    <style:style style:name="T21_335" style:family="text"/>
    <style:style style:name="T21_336" style:family="text"/>
    <style:style style:name="T21_337" style:family="text"/>
    <style:style style:name="T21_338" style:family="text"/>
    <style:style style:name="T21_339" style:family="text"/>
    <style:style style:name="T21_340" style:family="text"/>
    <style:style style:name="T21_341" style:family="text"/>
    <style:style style:name="T21_342" style:family="text"/>
    <style:style style:name="T21_343" style:family="text"/>
    <style:style style:name="T21_344" style:family="text"/>
    <style:style style:name="T21_345" style:family="text"/>
    <style:style style:name="T21_346" style:family="text"/>
    <style:style style:name="T21_347" style:family="text"/>
    <style:style style:name="T21_348" style:family="text"/>
    <style:style style:name="T21_349" style:family="text"/>
    <style:style style:name="T21_350" style:family="text"/>
    <style:style style:name="T21_351" style:family="text"/>
    <style:style style:name="T21_352" style:family="text"/>
    <style:style style:name="T21_353" style:family="text"/>
    <style:style style:name="T21_354" style:family="text"/>
    <style:style style:name="T21_355" style:family="text"/>
    <style:style style:name="T21_356" style:family="text"/>
    <style:style style:name="T21_357" style:family="text"/>
    <style:style style:name="T21_358" style:family="text"/>
    <style:style style:name="T21_359" style:family="text"/>
    <style:style style:name="T21_360" style:family="text"/>
    <style:style style:name="T21_361" style:family="text"/>
    <style:style style:name="T21_362" style:family="text"/>
    <style:style style:name="T21_363" style:family="text"/>
    <style:style style:name="T21_364" style:family="text"/>
    <style:style style:name="T21_365" style:family="text"/>
    <style:style style:name="T21_366" style:family="text"/>
    <style:style style:name="T21_367" style:family="text"/>
    <style:style style:name="T21_368" style:family="text"/>
    <style:style style:name="T21_369" style:family="text"/>
    <style:style style:name="T21_370" style:family="text"/>
    <style:style style:name="T21_371" style:family="text"/>
    <style:style style:name="T21_372" style:family="text"/>
    <style:style style:name="T21_373" style:family="text"/>
    <style:style style:name="T21_374" style:family="text"/>
    <style:style style:name="T21_375" style:family="text"/>
    <style:style style:name="T21_376" style:family="text"/>
    <style:style style:name="T21_377" style:family="text"/>
    <style:style style:name="T21_378" style:family="text"/>
    <style:style style:name="T21_379" style:family="text"/>
    <style:style style:name="T21_380" style:family="text"/>
    <style:style style:name="T21_381" style:family="text"/>
    <style:style style:name="T21_382" style:family="text"/>
    <style:style style:name="T21_383" style:family="text"/>
    <style:style style:name="T21_384" style:family="text"/>
    <style:style style:name="T21_385" style:family="text"/>
    <style:style style:name="T21_386" style:family="text"/>
    <style:style style:name="T21_387" style:family="text"/>
    <style:style style:name="T21_388" style:family="text"/>
    <style:style style:name="T21_389" style:family="text"/>
    <style:style style:name="T21_390" style:family="text"/>
    <style:style style:name="T21_391" style:family="text"/>
    <style:style style:name="T21_392" style:family="text"/>
    <style:style style:name="T21_393" style:family="text"/>
    <style:style style:name="T21_394" style:family="text"/>
    <style:style style:name="T21_395" style:family="text"/>
    <style:style style:name="T21_396" style:family="text"/>
    <style:style style:name="T21_397" style:family="text"/>
    <style:style style:name="T21_398" style:family="text"/>
    <style:style style:name="T21_399" style:family="text"/>
    <style:style style:name="T21_400" style:family="text"/>
    <style:style style:name="T21_401" style:family="text"/>
    <style:style style:name="T21_402" style:family="text"/>
    <style:style style:name="T21_403" style:family="text"/>
    <style:style style:name="T21_404" style:family="text"/>
    <style:style style:name="T21_405" style:family="text"/>
    <style:style style:name="T21_406" style:family="text"/>
    <style:style style:name="T21_407" style:family="text"/>
    <style:style style:name="T21_408" style:family="text"/>
    <style:style style:name="T21_409" style:family="text"/>
    <style:style style:name="T21_410" style:family="text"/>
    <style:style style:name="T21_411" style:family="text"/>
    <style:style style:name="T21_412" style:family="text">
      <style:text-properties fo:font-weight="bold" style:font-weight-asian="bold" style:font-weight-complex="bold"/>
    </style:style>
    <style:style style:name="T21_413" style:family="text"/>
    <style:style style:name="T21_414" style:family="text"/>
    <style:style style:name="T21_415" style:family="text"/>
    <style:style style:name="T21_416" style:family="text"/>
    <style:style style:name="T21_417" style:family="text"/>
    <style:style style:name="T21_418" style:family="text"/>
    <style:style style:name="T21_419" style:family="text"/>
    <style:style style:name="T21_420" style:family="text"/>
    <style:style style:name="T21_421" style:family="text"/>
    <style:style style:name="T21_422" style:family="text"/>
    <style:style style:name="T21_423" style:family="text"/>
    <style:style style:name="T21_424" style:family="text"/>
    <style:style style:name="T21_425" style:family="text"/>
    <style:style style:name="T21_426" style:family="text"/>
    <style:style style:name="T21_427" style:family="text"/>
    <style:style style:name="T21_428" style:family="text"/>
    <style:style style:name="T21_429" style:family="text"/>
    <style:style style:name="T21_430" style:family="text"/>
    <style:style style:name="T21_431" style:family="text"/>
    <style:style style:name="T21_432" style:family="text"/>
    <style:style style:name="T21_433" style:family="text"/>
    <style:style style:name="T21_434" style:family="text"/>
    <style:style style:name="T21_435" style:family="text"/>
    <style:style style:name="T21_436" style:family="text"/>
    <style:style style:name="T21_437" style:family="text"/>
    <style:style style:name="T21_438" style:family="text"/>
    <style:style style:name="T21_439" style:family="text"/>
    <style:style style:name="T21_440" style:family="text"/>
    <style:style style:name="T21_441" style:family="text"/>
    <style:style style:name="T21_442" style:family="text"/>
    <style:style style:name="T21_443" style:family="text"/>
    <style:style style:name="T21_444" style:family="text"/>
    <style:style style:name="T21_445" style:family="text"/>
    <style:style style:name="T21_446" style:family="text"/>
    <style:style style:name="T21_447" style:family="text"/>
    <style:style style:name="T21_448" style:family="text"/>
    <style:style style:name="T21_449" style:family="text"/>
    <style:style style:name="T21_450" style:family="text"/>
    <style:style style:name="T21_451" style:family="text"/>
    <style:style style:name="T21_452" style:family="text"/>
    <style:style style:name="T21_453" style:family="text"/>
    <style:style style:name="T21_454" style:family="text"/>
    <style:style style:name="T21_455" style:family="text"/>
    <style:style style:name="T21_456" style:family="text"/>
    <style:style style:name="T21_457" style:family="text"/>
    <style:style style:name="T21_458" style:family="text"/>
    <style:style style:name="T21_459" style:family="text"/>
    <style:style style:name="T21_460" style:family="text"/>
    <style:style style:name="T21_461" style:family="text"/>
    <style:style style:name="T21_462" style:family="text"/>
    <style:style style:name="T21_463" style:family="text"/>
    <style:style style:name="T21_464" style:family="text"/>
    <style:style style:name="T21_465" style:family="text"/>
    <style:style style:name="T21_466" style:family="text"/>
    <style:style style:name="T21_467" style:family="text"/>
    <style:style style:name="T21_468" style:family="text"/>
    <style:style style:name="T21_469" style:family="text"/>
    <style:style style:name="T21_470" style:family="text"/>
    <style:style style:name="T21_471" style:family="text"/>
    <style:style style:name="T21_472" style:family="text"/>
    <style:style style:name="T21_473" style:family="text"/>
    <style:style style:name="T21_474" style:family="text"/>
    <style:style style:name="T21_475" style:family="text"/>
    <style:style style:name="T21_476" style:family="text"/>
    <style:style style:name="T21_477" style:family="text"/>
    <style:style style:name="T21_478" style:family="text"/>
    <style:style style:name="T21_479" style:family="text"/>
    <style:style style:name="T21_480" style:family="text"/>
    <style:style style:name="T21_481" style:family="text"/>
    <style:style style:name="T21_482" style:family="text"/>
    <style:style style:name="T21_483" style:family="text"/>
    <style:style style:name="T21_484" style:family="text"/>
    <style:style style:name="T21_485" style:family="text"/>
    <style:style style:name="T21_486" style:family="text"/>
    <style:style style:name="T21_487" style:family="text"/>
    <style:style style:name="T21_488" style:family="text"/>
    <style:style style:name="T21_489" style:family="text"/>
  </office:automatic-styles>
  <office:body>
    <office:text>
      <text:p text:style-name="P1"><text:span text:style-name="T1_1">КЛУБ</text:span><text:span text:style-name="T1_2"><text:s/></text:span><text:span text:style-name="T1_3">ИННОВАТОРОВ</text:span></text:p>
      <text:p text:style-name="P2"><text:span text:style-name="T2_1">ПРАВИЛА</text:span></text:p>
      <text:p text:style-name="P3"/>
      <text:p text:style-name="P4"><text:span text:style-name="T4_1"><office:annotation><dc:creator/><text:p text:style-name="P5"><text:span text:style-name="T5_1">Из</text:span><text:span text:style-name="T5_2"><text:s/></text:span><text:span text:style-name="T5_3">целого</text:span><text:span text:style-name="T5_4"><text:s/></text:span><text:span text:style-name="T5_5">параграфа</text:span><text:span text:style-name="T5_6"><text:s/></text:span><text:span text:style-name="T5_7">не</text:span><text:span text:style-name="T5_8"><text:s/></text:span><text:span text:style-name="T5_9">вынес</text:span><text:span text:style-name="T5_10"><text:s/></text:span><text:span text:style-name="T5_11">ни</text:span><text:span text:style-name="T5_12"><text:s/></text:span><text:span text:style-name="T5_13">одной</text:span><text:span text:style-name="T5_14"><text:s/></text:span><text:span text:style-name="T5_15">содержательной</text:span><text:span text:style-name="T5_16"><text:s/></text:span><text:span text:style-name="T5_17">мысли</text:span><text:span text:style-name="T5_18">.<text:s/></text:span><text:span text:style-name="T5_19">Для</text:span><text:span text:style-name="T5_20"><text:s/></text:span><text:span text:style-name="T5_21">меня</text:span><text:span text:style-name="T5_22"><text:s/></text:span><text:span text:style-name="T5_23">это</text:span><text:span text:style-name="T5_24"><text:s/></text:span><text:span text:style-name="T5_25">набор</text:span><text:span text:style-name="T5_26"><text:s/></text:span><text:span text:style-name="T5_27">бессмысленных</text:span><text:span text:style-name="T5_28"><text:s/></text:span><text:span text:style-name="T5_29">фраз</text:span><text:span text:style-name="T5_30">.</text:span></text:p></office:annotation></text:span><text:span text:style-name="T5_31">0.<text:s/></text:span><text:span text:style-name="T5_32">Преамбула</text:span><text:span text:style-name="T5_33">.<text:s/></text:span><text:span text:style-name="T5_34">Сетецентрический</text:span><text:span text:style-name="T5_35"><text:s/></text:span><text:span text:style-name="T5_36">принцип</text:span><text:span text:style-name="T5_37">.</text:span><text:span text:style-name="T5_38"><text:line-break/><text:line-break/></text:span><text:span text:style-name="T5_39">Клуб</text:span><text:span text:style-name="T5_40"><text:s/></text:span><text:span text:style-name="T5_41">Инноваторов</text:span><text:span text:style-name="T5_42"><text:s/></text:span><text:span text:style-name="T5_43">осуществляет</text:span><text:span text:style-name="T5_44"><text:s/></text:span><text:span text:style-name="T5_45">свою</text:span><text:span text:style-name="T5_46"><text:s/></text:span><text:span text:style-name="T5_47">деятельность</text:span><text:span text:style-name="T5_48"><text:s/></text:span><text:span text:style-name="T5_49">на</text:span><text:span text:style-name="T5_50"><text:s/></text:span><text:span text:style-name="T5_51">Сетецентрическом</text:span><text:span text:style-name="T5_52"><text:s/></text:span><text:span text:style-name="T5_53">Принципе</text:span><text:span text:style-name="T5_54">,<text:s/></text:span><text:span text:style-name="T5_55">представляющем</text:span><text:span text:style-name="T5_56"><text:s/></text:span><text:span text:style-name="T5_57">из</text:span><text:span text:style-name="T5_58"><text:s/></text:span><text:span text:style-name="T5_59">себя</text:span><text:span text:style-name="T5_60"><text:s/></text:span><text:span text:style-name="T5_61">модель</text:span><text:span text:style-name="T5_62"><text:s/></text:span><text:span text:style-name="T5_63">саморазвивающейся</text:span><text:span text:style-name="T5_64"><text:s/></text:span><text:span text:style-name="T5_65">системы</text:span><text:span text:style-name="T5_66"><text:s/></text:span><text:span text:style-name="T5_67">без</text:span><text:span text:style-name="T5_68"><text:s/></text:span><text:span text:style-name="T5_69">ограничений</text:span><text:span text:style-name="T5_70"><text:s/></text:span><text:span text:style-name="T5_71">в</text:span><text:span text:style-name="T5_72"><text:s/></text:span><text:span text:style-name="T5_73">развитии</text:span><text:span text:style-name="T5_74">.<text:line-break/><text:line-break/></text:span><text:span text:style-name="T5_75">В</text:span><text:span text:style-name="T5_76"><text:s/></text:span><text:span text:style-name="T5_77">Клубе</text:span><text:span text:style-name="T5_78"><text:s/></text:span><text:span text:style-name="T5_79">есть</text:span><text:span text:style-name="T5_80"><text:s/></text:span><text:span text:style-name="T5_81">Центр</text:span><text:span text:style-name="T5_82"><text:s/>-<text:s/></text:span><text:span text:style-name="T5_83">средоточие</text:span><text:span text:style-name="T5_84"><text:s/></text:span><text:span text:style-name="T5_85">Силы</text:span><text:span text:style-name="T5_86">,<text:s/></text:span><text:span text:style-name="T5_87">Знаний</text:span><text:span text:style-name="T5_88"><text:s/></text:span><text:span text:style-name="T5_89">и</text:span><text:span text:style-name="T5_90"><text:s/></text:span><text:span text:style-name="T5_91">Духа</text:span><text:span text:style-name="T5_92"><text:s/></text:span><text:span text:style-name="T5_93">для</text:span><text:span text:style-name="T5_94"><text:s/></text:span><text:span text:style-name="T5_95">их</text:span><text:span text:style-name="T5_96"><text:s/></text:span><text:span text:style-name="T5_97">концентрации</text:span><text:span text:style-name="T5_98"><text:s/></text:span><text:span text:style-name="T5_99">и</text:span><text:span text:style-name="T5_100"><text:s/></text:span><text:span text:style-name="T5_101">вывода</text:span><text:span text:style-name="T5_102"><text:s/></text:span><text:span text:style-name="T5_103">на</text:span><text:span text:style-name="T5_104"><text:s/></text:span><text:span text:style-name="T5_105">следующий</text:span><text:span text:style-name="T5_106"><text:s/></text:span><text:span text:style-name="T5_107">виток</text:span><text:span text:style-name="T5_108"><text:s/></text:span><text:span text:style-name="T5_109">развития</text:span><text:span text:style-name="T5_110"><text:s/></text:span><text:span text:style-name="T5_111">всего</text:span><text:span text:style-name="T5_112"><text:s/></text:span><text:span text:style-name="T5_113">Клуба</text:span><text:span text:style-name="T5_114"><text:s/></text:span><text:span text:style-name="T5_115">и</text:span><text:span text:style-name="T5_116"><text:s/></text:span><text:span text:style-name="T5_117">обратная</text:span><text:span text:style-name="T5_118"><text:s/></text:span><text:span text:style-name="T5_119">связь</text:span><text:span text:style-name="T5_120"><text:s/></text:span><text:span text:style-name="T5_121">с</text:span><text:span text:style-name="T5_122"><text:s/></text:span><text:span text:style-name="T5_123">Сетью</text:span><text:span text:style-name="T5_124"><text:s/>-<text:s/></text:span><text:span text:style-name="T5_125">полная</text:span><text:span text:style-name="T5_126"><text:s/></text:span><text:span text:style-name="T5_127">его</text:span><text:span text:style-name="T5_128"><text:s/></text:span><text:span text:style-name="T5_129">репликация</text:span><text:span text:style-name="T5_130"><text:s/></text:span><text:span text:style-name="T5_131">во</text:span><text:span text:style-name="T5_132"><text:s/></text:span><text:span text:style-name="T5_133">всех</text:span><text:span text:style-name="T5_134"><text:s/></text:span><text:span text:style-name="T5_135">филиалах</text:span><text:span text:style-name="T5_136"><text:s/></text:span><text:span text:style-name="T5_137">Клуба</text:span><text:span text:style-name="T5_138"><text:s/></text:span><text:span text:style-name="T5_139">для</text:span><text:span text:style-name="T5_140"><text:s/></text:span><text:span text:style-name="T5_141">подтягивания</text:span><text:span text:style-name="T5_142"><text:s/></text:span><text:span text:style-name="T5_143">до</text:span><text:span text:style-name="T5_144"><text:s/></text:span><text:span text:style-name="T5_145">уровня</text:span><text:span text:style-name="T5_146"><text:s/></text:span><text:span text:style-name="T5_147">Центра</text:span><text:span text:style-name="T5_148"><text:s/></text:span><text:span text:style-name="T5_149">и</text:span><text:span text:style-name="T5_150"><text:s/></text:span><text:span text:style-name="T5_151">дальнейшего</text:span><text:span text:style-name="T5_152"><text:s/></text:span><text:span text:style-name="T5_153">подпитывания</text:span><text:span text:style-name="T5_154"><text:s/></text:span><text:span text:style-name="T5_155">его</text:span><text:span text:style-name="T5_156"><text:s/></text:span><text:span text:style-name="T5_157">с</text:span><text:span text:style-name="T5_158"><text:s/></text:span><text:span text:style-name="T5_159">целью</text:span><text:span text:style-name="T5_160"><text:s/></text:span><text:span text:style-name="T5_161">достижения</text:span><text:span text:style-name="T5_162"><text:s/></text:span><text:span text:style-name="T5_163">следующих</text:span><text:span text:style-name="T5_164"><text:s/></text:span><text:span text:style-name="T5_165">высот</text:span><text:span text:style-name="T5_166"><text:s/></text:span><text:span text:style-name="T5_167">во</text:span><text:span text:style-name="T5_168"><text:s/></text:span><text:span text:style-name="T5_169">благо</text:span><text:span text:style-name="T5_170"><text:s/></text:span><text:span text:style-name="T5_171">всего</text:span><text:span text:style-name="T5_172"><text:s/></text:span><text:span text:style-name="T5_173">Клуба</text:span><text:span text:style-name="T5_174">.<text:line-break/><text:line-break/></text:span><text:span text:style-name="T5_175">В</text:span><text:span text:style-name="T5_176"><text:s/></text:span><text:span text:style-name="T5_177">саморазвивающейся</text:span><text:span text:style-name="T5_178"><text:s/></text:span><text:span text:style-name="T5_179">системе</text:span><text:span text:style-name="T5_180"><text:s/></text:span><text:span text:style-name="T5_181">отсутствует</text:span><text:span text:style-name="T5_182"><text:s/></text:span><text:span text:style-name="T5_183">риск</text:span><text:span text:style-name="T5_184"><text:s/></text:span><text:span text:style-name="T5_185">возникновения</text:span><text:span text:style-name="T5_186"><text:s/></text:span><text:span text:style-name="T5_187">власти</text:span><text:span text:style-name="T5_188">,<text:s/></text:span><text:span text:style-name="T5_189">препятствующей</text:span><text:span text:style-name="T5_190"><text:s/></text:span><text:span text:style-name="T5_191">развитию</text:span><text:span text:style-name="T5_192"><text:s/></text:span><text:span text:style-name="T5_193">Клуба</text:span><text:span text:style-name="T5_194">,<text:s/></text:span><text:span text:style-name="T5_195">так</text:span><text:span text:style-name="T5_196"><text:s/></text:span><text:span text:style-name="T5_197">как</text:span><text:span text:style-name="T5_198"><text:s/></text:span><text:span text:style-name="T5_199">растущий</text:span><text:span text:style-name="T5_200"><text:s/></text:span><text:span text:style-name="T5_201">более</text:span><text:span text:style-name="T5_202"><text:s/></text:span><text:span text:style-name="T5_203">осознанный</text:span><text:span text:style-name="T5_204"><text:s/></text:span><text:span text:style-name="T5_205">Центр</text:span><text:span text:style-name="T5_206">,<text:s/></text:span><text:span text:style-name="T5_207">подпитываемый</text:span><text:span text:style-name="T5_208"><text:s/></text:span><text:span text:style-name="T5_209">Сетью</text:span><text:span text:style-name="T5_210"><text:s/></text:span><text:span text:style-name="T5_211">каждый</text:span><text:span text:style-name="T5_212"><text:s/></text:span><text:span text:style-name="T5_213">раз</text:span><text:span text:style-name="T5_214"><text:s/></text:span><text:span text:style-name="T5_215">обновляется</text:span><text:span text:style-name="T5_216"><text:s/></text:span><text:span text:style-name="T5_217">за</text:span><text:span text:style-name="T5_218"><text:s/></text:span><text:span text:style-name="T5_219">счет</text:span><text:span text:style-name="T5_220"><text:s/></text:span><text:span text:style-name="T5_221">поступающей</text:span><text:span text:style-name="T5_222"><text:s/></text:span><text:span text:style-name="T5_223">энергии</text:span><text:span text:style-name="T5_224"><text:s/></text:span><text:span text:style-name="T5_225">и</text:span><text:span text:style-name="T5_226"><text:s/></text:span><text:span text:style-name="T5_227">поднимается</text:span><text:span text:style-name="T5_228"><text:s/></text:span><text:span text:style-name="T5_229">всё</text:span><text:span text:style-name="T5_230"><text:s/></text:span><text:span text:style-name="T5_231">выше</text:span><text:span text:style-name="T5_232">,<text:s/></text:span><text:span text:style-name="T5_233">голографически</text:span><text:span text:style-name="T5_234"><text:s/></text:span><text:span text:style-name="T5_235">проецируя</text:span><text:span text:style-name="T5_236"><text:s/></text:span><text:span text:style-name="T5_237">при</text:span><text:span text:style-name="T5_238"><text:s/></text:span><text:span text:style-name="T5_239">этом</text:span><text:span text:style-name="T5_240"><text:s/></text:span><text:span text:style-name="T5_241">места</text:span><text:span text:style-name="T5_242"><text:s/></text:span><text:span text:style-name="T5_243">для</text:span><text:span text:style-name="T5_244"><text:s/></text:span><text:span text:style-name="T5_245">власти</text:span><text:span text:style-name="T5_246"><text:s/></text:span><text:span text:style-name="T5_247">ее</text:span><text:span text:style-name="T5_248"><text:s/></text:span><text:span text:style-name="T5_249">новых</text:span><text:span text:style-name="T5_250"><text:s/></text:span><text:span text:style-name="T5_251">растущих</text:span><text:span text:style-name="T5_252"><text:s/></text:span><text:span text:style-name="T5_253">членов</text:span><text:span text:style-name="T5_254"><text:s/></text:span><text:span text:style-name="T5_255">во</text:span><text:span text:style-name="T5_256"><text:s/></text:span><text:span text:style-name="T5_257">всех</text:span><text:span text:style-name="T5_258"><text:s/></text:span><text:span text:style-name="T5_259">сегментах</text:span><text:span text:style-name="T5_260"><text:s/></text:span><text:span text:style-name="T5_261">всё</text:span><text:span text:style-name="T5_262"><text:s/></text:span><text:span text:style-name="T5_263">более</text:span><text:span text:style-name="T5_264"><text:s/></text:span><text:span text:style-name="T5_265">расширяющейся</text:span><text:span text:style-name="T5_266"><text:s/></text:span><text:span text:style-name="T5_267">Сети</text:span><text:span text:style-name="T5_268"><text:s/></text:span><text:span text:style-name="T5_269">Клуба</text:span><text:span text:style-name="T5_270">.<text:line-break/><text:line-break/></text:span><text:span text:style-name="T5_271">В</text:span><text:span text:style-name="T5_272"><text:s/></text:span><text:span text:style-name="T5_273">связи</text:span><text:span text:style-name="T5_274"><text:s/></text:span><text:span text:style-name="T5_275">с</text:span><text:span text:style-name="T5_276"><text:s/></text:span><text:span text:style-name="T5_277">тем</text:span><text:span text:style-name="T5_278">,<text:s/></text:span><text:span text:style-name="T5_279">что</text:span><text:span text:style-name="T5_280"><text:s/></text:span><text:span text:style-name="T5_281">мы</text:span><text:span text:style-name="T5_282"><text:s/></text:span><text:span text:style-name="T5_283">находимся</text:span><text:span text:style-name="T5_284"><text:s/></text:span><text:span text:style-name="T5_285">на</text:span><text:span text:style-name="T5_286"><text:s/></text:span><text:span text:style-name="T5_287">пороге</text:span><text:span text:style-name="T5_288"><text:s/></text:span><text:span text:style-name="T5_289">открытия</text:span><text:span text:style-name="T5_290"><text:s/></text:span><text:span text:style-name="T5_291">законов</text:span><text:span text:style-name="T5_292"><text:s/></text:span><text:span text:style-name="T5_293">вечной</text:span><text:span text:style-name="T5_294"><text:s/></text:span><text:span text:style-name="T5_295">жизни</text:span><text:span text:style-name="T5_296"><text:s/></text:span><text:span text:style-name="T5_297">и</text:span><text:span text:style-name="T5_298"><text:s/></text:span><text:span text:style-name="T5_299">вечной</text:span><text:span text:style-name="T5_300"><text:s/></text:span><text:span text:style-name="T5_301">молодости</text:span><text:span text:style-name="T5_302">,<text:s/></text:span><text:span text:style-name="T5_303">это</text:span><text:span text:style-name="T5_304"><text:s/></text:span><text:span text:style-name="T5_305">позволит</text:span><text:span text:style-name="T5_306"><text:s/></text:span><text:span text:style-name="T5_307">зарождающейся</text:span><text:span text:style-name="T5_308"><text:s/></text:span><text:span text:style-name="T5_309">новой</text:span><text:span text:style-name="T5_310"><text:s/></text:span><text:span text:style-name="T5_311">расе</text:span><text:span text:style-name="T5_312"><text:s/></text:span><text:span text:style-name="T5_313">вечно</text:span><text:span text:style-name="T5_314"><text:s/></text:span><text:span text:style-name="T5_315">живущих</text:span><text:span text:style-name="T5_316"><text:s/></text:span><text:span text:style-name="T5_317">и</text:span><text:span text:style-name="T5_318"><text:s/></text:span><text:span text:style-name="T5_319">вечно</text:span><text:span text:style-name="T5_320"><text:s/></text:span><text:span text:style-name="T5_321">развивающихся</text:span><text:span text:style-name="T5_322"><text:s/></text:span><text:span text:style-name="T5_323">людей</text:span><text:span text:style-name="T5_324"><text:s/></text:span><text:span text:style-name="T5_325">начать</text:span><text:span text:style-name="T5_326"><text:s/></text:span><text:span text:style-name="T5_327">полномасштабную</text:span><text:span text:style-name="T5_328"><text:s/></text:span><text:span text:style-name="T5_329">экспансию</text:span><text:span text:style-name="T5_330"><text:s/></text:span><text:span text:style-name="T5_331">в</text:span><text:span text:style-name="T5_332"><text:s/></text:span><text:span text:style-name="T5_333">Космос</text:span><text:span text:style-name="T5_334"><text:s/></text:span><text:span text:style-name="T5_335">и</text:span><text:span text:style-name="T5_336"><text:s/></text:span><text:span text:style-name="T5_337">применять</text:span><text:span text:style-name="T5_338"><text:s/></text:span><text:span text:style-name="T5_339">Сетецентрический</text:span><text:span text:style-name="T5_340"><text:s/></text:span><text:span text:style-name="T5_341">Принцип</text:span><text:span text:style-name="T5_342"><text:s/></text:span><text:span text:style-name="T5_343">управления</text:span><text:span text:style-name="T5_344"><text:s/></text:span><text:span text:style-name="T5_345">начиная</text:span><text:span text:style-name="T5_346"><text:s/></text:span><text:span text:style-name="T5_347">с</text:span><text:span text:style-name="T5_348"><text:s/></text:span><text:span text:style-name="T5_349">уровня</text:span><text:span text:style-name="T5_350"><text:s/></text:span><text:span text:style-name="T5_351">Планет</text:span><text:span text:style-name="T5_352"><text:s/></text:span><text:span text:style-name="T5_353">до</text:span><text:span text:style-name="T5_354"><text:s/></text:span><text:span text:style-name="T5_355">Звездных</text:span><text:span text:style-name="T5_356"><text:s/></text:span><text:span text:style-name="T5_357">Систем</text:span><text:span text:style-name="T5_358"><text:s/></text:span><text:span text:style-name="T5_359">и</text:span><text:span text:style-name="T5_360"><text:s/></text:span><text:span text:style-name="T5_361">Галактик</text:span><text:span text:style-name="T5_362">.<text:line-break/><text:line-break/></text:span><text:span text:style-name="T5_363">Русскоговорящим</text:span><text:span text:style-name="T5_364"><text:s/></text:span><text:span text:style-name="T5_365">людям</text:span><text:span text:style-name="T5_366">,<text:s/></text:span><text:span text:style-name="T5_367">присутствие</text:span><text:span text:style-name="T5_368"><text:s/></text:span><text:span text:style-name="T5_369">в</text:span><text:span text:style-name="T5_370"><text:s/></text:span><text:span text:style-name="T5_371">первых</text:span><text:span text:style-name="T5_372"><text:s/></text:span><text:span text:style-name="T5_373">рядах</text:span><text:span text:style-name="T5_374"><text:s/></text:span><text:span text:style-name="T5_375">Великой</text:span><text:span text:style-name="T5_376"><text:s/></text:span><text:span text:style-name="T5_377">Космической</text:span><text:span text:style-name="T5_378"><text:s/></text:span><text:span text:style-name="T5_379">Цивилизации</text:span><text:span text:style-name="T5_380"><text:s/></text:span><text:span text:style-name="T5_381">будущего</text:span><text:span text:style-name="T5_382"><text:s/></text:span><text:span text:style-name="T5_383">которым</text:span><text:span text:style-name="T5_384"><text:s/></text:span><text:span text:style-name="T5_385">обеспечила</text:span><text:span text:style-name="T5_386"><text:s/></text:span><text:span text:style-name="T5_387">великая</text:span><text:span text:style-name="T5_388"><text:s/></text:span><text:span text:style-name="T5_389">победа</text:span><text:span text:style-name="T5_390"><text:s/></text:span><text:span text:style-name="T5_391">отправки</text:span><text:span text:style-name="T5_392"><text:s/></text:span><text:span text:style-name="T5_393">первого</text:span><text:span text:style-name="T5_394"><text:s/></text:span><text:span text:style-name="T5_395">человека</text:span><text:span text:style-name="T5_396"><text:s/></text:span><text:span text:style-name="T5_397">в</text:span><text:span text:style-name="T5_398"><text:s/></text:span><text:span text:style-name="T5_399">Космос</text:span><text:span text:style-name="T5_400"><text:s/></text:span><text:span text:style-name="T5_401">необходимо</text:span><text:span text:style-name="T5_402"><text:s/></text:span><text:span text:style-name="T5_403">объединить</text:span><text:span text:style-name="T5_404"><text:s/></text:span><text:span text:style-name="T5_405">силы</text:span><text:span text:style-name="T5_406"><text:s/></text:span><text:span text:style-name="T5_407">для</text:span><text:span text:style-name="T5_408"><text:s/></text:span><text:span text:style-name="T5_409">укрепления</text:span><text:span text:style-name="T5_410"><text:s/></text:span><text:span text:style-name="T5_411">своего</text:span><text:span text:style-name="T5_412"><text:s/></text:span><text:span text:style-name="T5_413">лидерства</text:span><text:span text:style-name="T5_414"><text:s/></text:span><text:span text:style-name="T5_415">и</text:span><text:span text:style-name="T5_416"><text:s/></text:span><text:span text:style-name="T5_417">обеспечения</text:span><text:span text:style-name="T5_418"><text:s/></text:span><text:span text:style-name="T5_419">вывода</text:span><text:span text:style-name="T5_420"><text:s/></text:span><text:span text:style-name="T5_421">всего</text:span><text:span text:style-name="T5_422"><text:s/></text:span><text:span text:style-name="T5_423">человечества</text:span><text:span text:style-name="T5_424"><text:s/></text:span><text:span text:style-name="T5_425">на</text:span><text:span text:style-name="T5_426"><text:s/></text:span><text:span text:style-name="T5_427">новые</text:span><text:span text:style-name="T5_428"><text:s/></text:span><text:span text:style-name="T5_429">уровни</text:span><text:span text:style-name="T5_430"><text:s/></text:span><text:span text:style-name="T5_431">своего</text:span><text:span text:style-name="T5_432"><text:s/></text:span><text:span text:style-name="T5_433">развития</text:span><text:span text:style-name="T5_434">.<text:line-break/><text:line-break/></text:span><text:span text:style-name="T5_435">Правила</text:span><text:span text:style-name="T5_436"><text:s/></text:span><text:span text:style-name="T5_437">Клуба</text:span><text:span text:style-name="T5_438">.</text:span><text:span text:style-name="T5_439"><text:line-break/><text:line-break/>1.<text:s text:c="5"/></text:span><text:span text:style-name="T5_440">Клуб</text:span><text:span text:style-name="T5_441"><text:s/></text:span><text:span text:style-name="T5_442">Инноваторов</text:span><text:span text:style-name="T5_443"><text:s/>(</text:span><text:span text:style-name="T5_444">далее</text:span><text:span text:style-name="T5_445"><text:s/></text:span><text:span text:style-name="T5_446">Клуб</text:span><text:span text:style-name="T5_447">)<text:s/></text:span><text:span text:style-name="T5_448">является</text:span><text:span text:style-name="T5_449"><text:s/></text:span><text:span text:style-name="T5_450">общественной</text:span><text:span text:style-name="T5_451"><text:s/></text:span><text:span text:style-name="T5_452">организацией</text:span><text:span text:style-name="T5_453">,<text:s/></text:span><text:span text:style-name="T5_454">функционирует</text:span><text:span text:style-name="T5_455"><text:s/></text:span><text:span text:style-name="T5_456">без</text:span><text:span text:style-name="T5_457"><text:s/></text:span><text:span text:style-name="T5_458">государственной</text:span><text:span text:style-name="T5_459"><text:s/></text:span><text:span text:style-name="T5_460">регистрации</text:span><text:span text:style-name="T5_461"><text:s/></text:span><text:span text:style-name="T5_462">и</text:span><text:span text:style-name="T5_463"><text:s/></text:span><text:span text:style-name="T5_464">приобретения</text:span><text:span text:style-name="T5_465"><text:s/></text:span><text:span text:style-name="T5_466">прав</text:span><text:span text:style-name="T5_467"><text:s/></text:span><text:span text:style-name="T5_468">юридического</text:span><text:span text:style-name="T5_469"><text:s/></text:span><text:span text:style-name="T5_470">лица</text:span><text:span text:style-name="T5_471">,<text:s/></text:span><text:span text:style-name="T5_472">действует</text:span><text:span text:style-name="T5_473"><text:s/></text:span><text:span text:style-name="T5_474">на</text:span><text:span text:style-name="T5_475"><text:s/></text:span><text:span text:style-name="T5_476">основании</text:span><text:span text:style-name="T5_477"><text:s/></text:span><text:span text:style-name="T5_478">настоящих</text:span><text:span text:style-name="T5_479"><text:s/></text:span><text:span text:style-name="T5_480">Правил</text:span><text:span text:style-name="T5_481"><text:s/>(</text:span><text:span text:style-name="T5_482">далее</text:span><text:span text:style-name="T5_483"><text:s/></text:span><text:span text:style-name="T5_484">Правила</text:span><text:span text:style-name="T5_485">).<text:line-break/><text:line-break/>2.<text:s/></text:span><text:span text:style-name="T5_486"><office:annotation><dc:creator/><text:p text:style-name="P6"><text:span text:style-name="T6_1">Зачем</text:span><text:span text:style-name="T6_2"><text:s/></text:span><text:span text:style-name="T6_3">нужны</text:span><text:span text:style-name="T6_4"><text:s/></text:span><text:span text:style-name="T6_5">такого</text:span><text:span text:style-name="T6_6"><text:s/></text:span><text:span text:style-name="T6_7">рода</text:span><text:span text:style-name="T6_8"><text:s/></text:span><text:span text:style-name="T6_9">ограничения</text:span><text:span text:style-name="T6_10">?<text:s/></text:span><text:span text:style-name="T6_11">Меня</text:span><text:span text:style-name="T6_12">,<text:s/></text:span><text:span text:style-name="T6_13">например</text:span><text:span text:style-name="T6_14">,<text:s/></text:span><text:span text:style-name="T6_15">интересует</text:span><text:span text:style-name="T6_16"><text:s/></text:span><text:span text:style-name="T6_17">поддержка</text:span><text:span text:style-name="T6_18"><text:s/></text:span><text:span text:style-name="T6_19">на</text:span><text:span text:style-name="T6_20"><text:s/></text:span><text:span text:style-name="T6_21">любых</text:span><text:span text:style-name="T6_22"><text:s/></text:span><text:span text:style-name="T6_23">стадиях</text:span><text:span text:style-name="T6_24"><text:s/></text:span><text:span text:style-name="T6_25">проектов</text:span><text:span text:style-name="T6_26">.</text:span></text:p></office:annotation></text:span><text:span text:style-name="T6_27">Основной</text:span><text:span text:style-name="T6_28"><text:s/></text:span><text:span text:style-name="T6_29">сферой</text:span><text:span text:style-name="T6_30"><text:s/></text:span><text:span text:style-name="T6_31">деятельности</text:span><text:span text:style-name="T6_32"><text:s/></text:span><text:span text:style-name="T6_33">Клуба</text:span><text:span text:style-name="T6_34"><text:s/></text:span><text:span text:style-name="T6_35">является</text:span><text:span text:style-name="T6_36"><text:s/></text:span><text:span text:style-name="T6_37">поддержка</text:span><text:span text:style-name="T6_38"><text:s/></text:span><text:span text:style-name="T6_39">инноваторов</text:span><text:span text:style-name="T6_40"><text:s/></text:span><text:span text:style-name="T6_41">на</text:span><text:span text:style-name="T6_42"><text:s/></text:span><text:span text:style-name="T6_43">начальной</text:span><text:span text:style-name="T6_44"><text:s/></text:span><text:span text:style-name="T6_45">стадии</text:span><text:span text:style-name="T6_46"><text:s/></text:span><text:span text:style-name="T6_47">идеи</text:span><text:span text:style-name="T6_48"><text:s/>(</text:span><text:span text:style-name="T6_49">pre</text:span><text:span text:style-name="T6_50">-</text:span><text:span text:style-name="T6_51">pre</text:span><text:span text:style-name="T6_52">-</text:span><text:span text:style-name="T6_53">seed</text:span><text:span text:style-name="T6_54">)</text:span><text:span text:style-name="T6_55"><text:s/></text:span><text:span text:style-name="T6_56">путем</text:span><text:span text:style-name="T6_57"><text:s/></text:span><text:span text:style-name="T6_58">предоставления</text:span><text:span text:style-name="T6_59"><text:s/></text:span><text:span text:style-name="T6_60">информационной</text:span><text:span text:style-name="T6_61"><text:s/></text:span><text:span text:style-name="T6_62">и</text:span><text:span text:style-name="T6_63"><text:s/></text:span><text:span text:style-name="T6_64">ресурсной</text:span><text:span text:style-name="T6_65"><text:s/></text:span><text:span text:style-name="T6_66">инфраструктуры</text:span><text:span text:style-name="T6_67"><text:s/></text:span><text:span text:style-name="T6_68">Клуба</text:span><text:span text:style-name="T6_69"><text:s/></text:span><text:span text:style-name="T6_70">для</text:span><text:span text:style-name="T6_71"><text:s/></text:span><text:span text:style-name="T6_72">доведения</text:span><text:span text:style-name="T6_73"><text:s/></text:span><text:span text:style-name="T6_74">идей</text:span><text:span text:style-name="T6_75"><text:s/></text:span><text:span text:style-name="T6_76">до</text:span><text:span text:style-name="T6_77"><text:s/></text:span><text:span text:style-name="T6_78">стадии</text:span><text:span text:style-name="T6_79"><text:s/></text:span><text:span text:style-name="T6_80">проектов</text:span><text:span text:style-name="T6_81"><text:s/>(</text:span><text:span text:style-name="T6_82">pre</text:span><text:span text:style-name="T6_83">-</text:span><text:span text:style-name="T6_84">seed</text:span><text:span text:style-name="T6_85">).<text:line-break/><text:line-break/>3.<text:s text:c="5"/></text:span><text:span text:style-name="T6_86">Приём</text:span><text:span text:style-name="T6_87"><text:s/></text:span><text:span text:style-name="T6_88">в</text:span><text:span text:style-name="T6_89"><text:s/></text:span><text:span text:style-name="T6_90">Клуб</text:span><text:span text:style-name="T6_91"><text:s/></text:span><text:span text:style-name="T6_92">осуществляется</text:span><text:span text:style-name="T6_93"><text:s/></text:span><text:span text:style-name="T6_94">автоматически</text:span><text:span text:style-name="T6_95"><text:s/></text:span><text:span text:style-name="T6_96">при</text:span><text:span text:style-name="T6_97"><text:s/></text:span><text:span text:style-name="T6_98">согласии</text:span><text:span text:style-name="T6_99"><text:s/></text:span><text:span text:style-name="T6_100">с</text:span><text:span text:style-name="T6_101"><text:s/></text:span><text:span text:style-name="T6_102">Правилами</text:span><text:span text:style-name="T6_103"><text:s/></text:span><text:span text:style-name="T6_104">опубликованными</text:span><text:span text:style-name="T6_105"><text:s/></text:span><text:span text:style-name="T6_106">на</text:span><text:span text:style-name="T6_107"><text:s/></text:span><text:span text:style-name="T6_108">официальном</text:span><text:span text:style-name="T6_109"><text:s/></text:span><text:span text:style-name="T6_110">сайте</text:span><text:span text:style-name="T6_111"><text:s/></text:span><text:span text:style-name="T6_112">Клуба</text:span><text:span text:style-name="T6_113"><office:annotation><dc:creator/><text:p text:style-name="P7"><text:span text:style-name="T7_1">Не</text:span><text:span text:style-name="T7_2"><text:s/></text:span><text:span text:style-name="T7_3">стоит</text:span><text:span text:style-name="T7_4"><text:s/></text:span><text:span text:style-name="T7_5">бежать</text:span><text:span text:style-name="T7_6"><text:s/></text:span><text:span text:style-name="T7_7">впереди</text:span><text:span text:style-name="T7_8"><text:s/></text:span><text:span text:style-name="T7_9">паровоза</text:span><text:span text:style-name="T7_10">.<text:s/></text:span><text:span text:style-name="T7_11">Официальный</text:span><text:span text:style-name="T7_12"><text:s/></text:span><text:span text:style-name="T7_13">сайт</text:span><text:span text:style-name="T7_14"><text:s/></text:span><text:span text:style-name="T7_15">клуба</text:span><text:span text:style-name="T7_16"><text:s/></text:span><text:span text:style-name="T7_17">должен</text:span><text:span text:style-name="T7_18"><text:s/></text:span><text:span text:style-name="T7_19">быть</text:span><text:span text:style-name="T7_20"><text:s/></text:span><text:span text:style-name="T7_21">утвержден</text:span><text:span text:style-name="T7_22"><text:s/></text:span><text:span text:style-name="T7_23">собранием</text:span><text:span text:style-name="T7_24"><text:s/></text:span><text:span text:style-name="T7_25">клуба</text:span><text:span text:style-name="T7_26">.<text:s/></text:span><text:span text:style-name="T7_27">А</text:span><text:span text:style-name="T7_28"><text:s/></text:span><text:span text:style-name="T7_29">вопрос</text:span><text:span text:style-name="T7_30"><text:s/></text:span><text:span text:style-name="T7_31">задействования</text:span><text:span text:style-name="T7_32"><text:s/></text:span><text:span text:style-name="T7_33">Симекса</text:span><text:span text:style-name="T7_34"><text:s/></text:span><text:span text:style-name="T7_35">в</text:span><text:span text:style-name="T7_36"><text:s/></text:span><text:span text:style-name="T7_37">моих</text:span><text:span text:style-name="T7_38"><text:s/></text:span><text:span text:style-name="T7_39">глазах</text:span><text:span text:style-name="T7_40"><text:s/></text:span><text:span text:style-name="T7_41">вообще</text:span><text:span text:style-name="T7_42"><text:s/></text:span><text:span text:style-name="T7_43">выглядит</text:span><text:span text:style-name="T7_44"><text:s/></text:span><text:span text:style-name="T7_45">пока</text:span><text:span text:style-name="T7_46"><text:s/></text:span><text:span text:style-name="T7_47">очень</text:span><text:span text:style-name="T7_48"><text:s/></text:span><text:span text:style-name="T7_49">мутным</text:span><text:span text:style-name="T7_50">.</text:span></text:p></office:annotation></text:span><text:span text:style-name="T7_51"><text:s/></text:span><text:span text:style-name="T7_52">www</text:span><text:span text:style-name="T7_53">.</text:span><text:span text:style-name="T7_54">ininin</text:span><text:span text:style-name="T7_55">.</text:span><text:span text:style-name="T7_56">ru</text:span><text:span text:style-name="T7_57"><text:s/></text:span><text:span text:style-name="T7_58">и</text:span><text:span text:style-name="T7_59"><text:s/>(</text:span><text:span text:style-name="T7_60">или</text:span><text:span text:style-name="T7_61">)<text:s/></text:span><text:span text:style-name="T7_62">при</text:span><text:span text:style-name="T7_63"><text:s/></text:span><text:span text:style-name="T7_64">регистрации</text:span><text:span text:style-name="T7_65"><text:s/></text:span><text:span text:style-name="T7_66">в</text:span><text:span text:style-name="T7_67"><text:s/></text:span><text:span text:style-name="T7_68">кабинете</text:span><text:span text:style-name="T7_69"><text:s/></text:span><text:span text:style-name="T7_70">инвестора</text:span><text:span text:style-name="T7_71"><text:s/></text:span><text:span text:style-name="T7_72">на</text:span><text:span text:style-name="T7_73"><text:s/></text:span><text:span text:style-name="T7_74">сайте</text:span><text:span text:style-name="T7_75"><text:s/></text:span><text:span text:style-name="T7_76">www</text:span><text:span text:style-name="T7_77">.</text:span><text:span text:style-name="T7_78">simex</text:span><text:span text:style-name="T7_79">.</text:span><text:span text:style-name="T7_80">global</text:span><text:span text:style-name="T7_81"><text:s/></text:span><text:span text:style-name="T7_82">для</text:span><text:span text:style-name="T7_83"><text:s/></text:span><text:span text:style-name="T7_84">внесения</text:span><text:span text:style-name="T7_85"><text:s/></text:span><text:span text:style-name="T7_86">членских</text:span><text:span text:style-name="T7_87"><text:s/></text:span><text:span text:style-name="T7_88">взносов</text:span><text:span text:style-name="T7_89">,<text:s/></text:span><text:span text:style-name="T7_90">принимаемых</text:span><text:span text:style-name="T7_91"><text:s/></text:span><text:span text:style-name="T7_92">в</text:span><text:span text:style-name="T7_93"><text:s/></text:span><text:span text:style-name="T7_94">качестве</text:span><text:span text:style-name="T7_95"><text:s/></text:span><text:span text:style-name="T7_96"><office:annotation><dc:creator/><text:p text:style-name="P8"><text:span text:style-name="T8_1">???</text:span></text:p></office:annotation></text:span><text:span text:style-name="T8_2">благотворительных</text:span><text:span text:style-name="T8_3"><text:s/></text:span><text:span text:style-name="T8_4">пожертвований</text:span><text:span text:style-name="T8_5">.</text:span><text:span text:style-name="T8_6"><text:s/></text:span><text:span text:style-name="T8_7">Прохождение</text:span><text:span text:style-name="T8_8"><text:s/></text:span><text:span text:style-name="T8_9">регистрации</text:span><text:span text:style-name="T8_10"><text:s/></text:span><text:span text:style-name="T8_11">является</text:span><text:span text:style-name="T8_12"><text:s/></text:span><text:span text:style-name="T8_13">акцептом</text:span><text:span text:style-name="T8_14"><text:s/></text:span><text:span text:style-name="T8_15">настоящей</text:span><text:span text:style-name="T8_16"><text:s/></text:span><text:span text:style-name="T8_17">оферты</text:span><text:span text:style-name="T8_18">.</text:span><text:span text:style-name="T8_19"><text:line-break/><text:line-break/>4.<text:s text:c="5"/></text:span><text:span text:style-name="T8_20">Принимать</text:span><text:span text:style-name="T8_21"><text:s/></text:span><text:span text:style-name="T8_22">участие</text:span><text:span text:style-name="T8_23"><text:s/></text:span><text:span text:style-name="T8_24">в</text:span><text:span text:style-name="T8_25"><text:s/></text:span><text:span text:style-name="T8_26">Клубе</text:span><text:span text:style-name="T8_27"><text:s/></text:span><text:span text:style-name="T8_28">могут</text:span><text:span text:style-name="T8_29"><text:s/></text:span><text:span text:style-name="T8_30">отдельные</text:span><text:span text:style-name="T8_31"><text:s/></text:span><text:span text:style-name="T8_32"><office:annotation><dc:creator/><text:p text:style-name="P9"><text:span text:style-name="T9_1">А</text:span><text:span text:style-name="T9_2"><text:s/></text:span><text:span text:style-name="T9_3">не</text:span><text:span text:style-name="T9_4"><text:s/></text:span><text:span text:style-name="T9_5">граждане</text:span><text:span text:style-name="T9_6"><text:s/></text:span><text:span text:style-name="T9_7">могут</text:span><text:span text:style-name="T9_8">?</text:span></text:p></office:annotation></text:span><text:span text:style-name="T9_9">граждане</text:span><text:span text:style-name="T9_10">,<text:s/></text:span><text:span text:style-name="T9_11">независимо</text:span><text:span text:style-name="T9_12"><text:s/></text:span><text:span text:style-name="T9_13">от</text:span><text:span text:style-name="T9_14"><text:s/></text:span><text:span text:style-name="T9_15">места</text:span><text:span text:style-name="T9_16"><text:s/></text:span><text:span text:style-name="T9_17">работы</text:span><text:span text:style-name="T9_18">,<text:s/></text:span><text:span text:style-name="T9_19">возраста</text:span><text:span text:style-name="T9_20">,<text:s/></text:span><text:span text:style-name="T9_21">гражданства</text:span><text:span text:style-name="T9_22"><text:s/></text:span><text:span text:style-name="T9_23">и</text:span><text:span text:style-name="T9_24"><text:s/></text:span><text:span text:style-name="T9_25">места</text:span><text:span text:style-name="T9_26"><text:s/></text:span><text:span text:style-name="T9_27">жительства</text:span><text:span text:style-name="T9_28">;<text:s/></text:span><text:span text:style-name="T9_29"><office:annotation><dc:creator/><text:p text:style-name="P10"><text:span text:style-name="T10_1">Не</text:span><text:span text:style-name="T10_2"><text:s/></text:span><text:span text:style-name="T10_3">очень</text:span><text:span text:style-name="T10_4"><text:s/></text:span><text:span text:style-name="T10_5">понимаю</text:span><text:span text:style-name="T10_6"><text:s/></text:span><text:span text:style-name="T10_7">схему</text:span><text:span text:style-name="T10_8">,<text:s/></text:span><text:span text:style-name="T10_9">кто</text:span><text:span text:style-name="T10_10"><text:s/></text:span><text:span text:style-name="T10_11">и</text:span><text:span text:style-name="T10_12"><text:s/></text:span><text:span text:style-name="T10_13">как</text:span><text:span text:style-name="T10_14"><text:s/></text:span><text:span text:style-name="T10_15">будет</text:span><text:span text:style-name="T10_16"><text:s/></text:span><text:span text:style-name="T10_17">нести</text:span><text:span text:style-name="T10_18"><text:s/></text:span><text:span text:style-name="T10_19">ответственность</text:span><text:span text:style-name="T10_20">?<text:s/></text:span><text:span text:style-name="T10_21">Что</text:span><text:span text:style-name="T10_22"><text:s/></text:span><text:span text:style-name="T10_23">это</text:span><text:span text:style-name="T10_24"><text:s/></text:span><text:span text:style-name="T10_25">дает</text:span><text:span text:style-name="T10_26">?</text:span></text:p></office:annotation></text:span><text:span text:style-name="T10_27">различные</text:span><text:span text:style-name="T10_28"><text:s/></text:span><text:span text:style-name="T10_29">сообщества</text:span><text:span text:style-name="T10_30">;<text:s/></text:span><text:span text:style-name="T10_31">научные</text:span><text:span text:style-name="T10_32"><text:s/></text:span><text:span text:style-name="T10_33">коллективы</text:span><text:span text:style-name="T10_34">;</text:span><text:span text:style-name="T10_35"><text:s/></text:span><text:span text:style-name="T10_36">образовательные</text:span><text:span text:style-name="T10_37"><text:s/></text:span><text:span text:style-name="T10_38">учреждения</text:span><text:span text:style-name="T10_39"><text:s/></text:span><text:span text:style-name="T10_40">и</text:span><text:span text:style-name="T10_41"><text:s/></text:span><text:span text:style-name="T10_42">учреждения</text:span><text:span text:style-name="T10_43"><text:s/></text:span><text:span text:style-name="T10_44">дополнительного</text:span><text:span text:style-name="T10_45"><text:s/></text:span><text:span text:style-name="T10_46">образования</text:span><text:span text:style-name="T10_47">;<text:s/></text:span><text:span text:style-name="T10_48">общественные</text:span><text:span text:style-name="T10_49"><text:s/></text:span><text:span text:style-name="T10_50">организации</text:span><text:span text:style-name="T10_51"><text:s/></text:span><text:span text:style-name="T10_52">и</text:span><text:span text:style-name="T10_53"><text:s/></text:span><text:span text:style-name="T10_54">объединения</text:span><text:span text:style-name="T10_55">;<text:s/></text:span><text:span text:style-name="T10_56">группы</text:span><text:span text:style-name="T10_57"><text:s/></text:span><text:span text:style-name="T10_58">граждан</text:span><text:span text:style-name="T10_59">;<text:s/></text:span><text:span text:style-name="T10_60">предприниматели</text:span><text:span text:style-name="T10_61"><text:s/></text:span><text:span text:style-name="T10_62">и</text:span><text:span text:style-name="T10_63"><text:s/></text:span><text:span text:style-name="T10_64">юридические</text:span><text:span text:style-name="T10_65"><text:s/></text:span><text:span text:style-name="T10_66">лица</text:span><text:span text:style-name="T10_67"><text:s/></text:span><text:span text:style-name="T10_68">всех</text:span><text:span text:style-name="T10_69"><text:s/></text:span><text:span text:style-name="T10_70">форм</text:span><text:span text:style-name="T10_71"><text:s/></text:span><text:span text:style-name="T10_72">собственности</text:span><text:span text:style-name="T10_73">.<text:line-break/><text:line-break/>5.<text:s text:c="5"/></text:span><text:span text:style-name="T10_74">Член</text:span><text:span text:style-name="T10_75"><text:s/></text:span><text:span text:style-name="T10_76">Клуба</text:span><text:span text:style-name="T10_77"><text:s/></text:span><text:span text:style-name="T10_78">не</text:span><text:span text:style-name="T10_79"><text:s/></text:span><text:span text:style-name="T10_80">является</text:span><text:span text:style-name="T10_81"><text:s/></text:span><text:span text:style-name="T10_82">сотрудником</text:span><text:span text:style-name="T10_83"><text:s/></text:span><text:span text:style-name="T10_84">Клуба</text:span><text:span text:style-name="T10_85">,<text:s/></text:span><text:span text:style-name="T10_86">не</text:span><text:span text:style-name="T10_87"><text:s/></text:span><text:span text:style-name="T10_88">несёт</text:span><text:span text:style-name="T10_89"><text:s/></text:span><text:span text:style-name="T10_90">отвественность</text:span><text:span text:style-name="T10_91"><text:s/></text:span><text:span text:style-name="T10_92">за</text:span><text:span text:style-name="T10_93"><text:s/></text:span><text:span text:style-name="T10_94">деятельность</text:span><text:span text:style-name="T10_95"><text:s/></text:span><text:span text:style-name="T10_96">Клуба</text:span><text:span text:style-name="T10_97">,<text:s/></text:span><text:span text:style-name="T10_98">равно</text:span><text:span text:style-name="T10_99"><text:s/></text:span><text:span text:style-name="T10_100">как</text:span><text:span text:style-name="T10_101"><text:s/></text:span><text:span text:style-name="T10_102">и</text:span><text:span text:style-name="T10_103"><text:s/></text:span><text:span text:style-name="T10_104">Клуб</text:span><text:span text:style-name="T10_105"><text:s/></text:span><text:span text:style-name="T10_106">не</text:span><text:span text:style-name="T10_107"><text:s/></text:span><text:span text:style-name="T10_108">несёт</text:span><text:span text:style-name="T10_109"><text:s/></text:span><text:span text:style-name="T10_110">отвественности</text:span><text:span text:style-name="T10_111"><text:s/></text:span><text:span text:style-name="T10_112">за</text:span><text:span text:style-name="T10_113"><text:s/></text:span><text:span text:style-name="T10_114">деятельность</text:span><text:span text:style-name="T10_115"><text:s/></text:span><text:span text:style-name="T10_116">членов</text:span><text:span text:style-name="T10_117"><text:s/></text:span><text:span text:style-name="T10_118">Клуба</text:span><text:span text:style-name="T10_119">.<text:line-break/><text:line-break/>6.<text:s text:c="5"/></text:span><text:span text:style-name="T10_120"><office:annotation><dc:creator/><text:p text:style-name="P11"><text:span text:style-name="T11_1">Что</text:span><text:span text:style-name="T11_2"><text:s/></text:span><text:span text:style-name="T11_3">в</text:span><text:span text:style-name="T11_4"><text:s/></text:span><text:span text:style-name="T11_5">таком</text:span><text:span text:style-name="T11_6"><text:s/></text:span><text:span text:style-name="T11_7">случае</text:span><text:span text:style-name="T11_8"><text:s/></text:span><text:span text:style-name="T11_9">происходит</text:span><text:span text:style-name="T11_10"><text:s/></text:span><text:span text:style-name="T11_11">с</text:span><text:span text:style-name="T11_12"><text:s/></text:span><text:span text:style-name="T11_13">вкладами</text:span><text:span text:style-name="T11_14"><text:s/></text:span><text:span text:style-name="T11_15">человека</text:span><text:span text:style-name="T11_16"><text:s/></text:span><text:span text:style-name="T11_17">в</text:span><text:span text:style-name="T11_18"><text:s/></text:span><text:span text:style-name="T11_19">проекты</text:span><text:span text:style-name="T11_20"><text:s/></text:span><text:span text:style-name="T11_21">клуба</text:span><text:span text:style-name="T11_22">?<text:s/></text:span><text:span text:style-name="T11_23">Что</text:span><text:span text:style-name="T11_24"><text:s/></text:span><text:span text:style-name="T11_25">будет</text:span><text:span text:style-name="T11_26"><text:s/></text:span><text:span text:style-name="T11_27">с</text:span><text:span text:style-name="T11_28"><text:s/></text:span><text:span text:style-name="T11_29">его</text:span><text:span text:style-name="T11_30"><text:s/></text:span><text:span text:style-name="T11_31">проектами</text:span><text:span text:style-name="T11_32">?</text:span></text:p></office:annotation></text:span><text:span text:style-name="T11_33">В</text:span><text:span text:style-name="T11_34"><text:s/></text:span><text:span text:style-name="T11_35">случае</text:span><text:span text:style-name="T11_36"><text:s/></text:span><text:span text:style-name="T11_37">нарушения</text:span><text:span text:style-name="T11_38"><text:s/></text:span><text:span text:style-name="T11_39">членом</text:span><text:span text:style-name="T11_40"><text:s/></text:span><text:span text:style-name="T11_41">Клуба</text:span><text:span text:style-name="T11_42"><text:s/></text:span><text:span text:style-name="T11_43">Правил</text:span><text:span text:style-name="T11_44">,<text:s/></text:span><text:span text:style-name="T11_45">членство</text:span><text:span text:style-name="T11_46"><text:s/></text:span><text:span text:style-name="T11_47">в</text:span><text:span text:style-name="T11_48"><text:s/></text:span><text:span text:style-name="T11_49">Клубе</text:span><text:span text:style-name="T11_50"><text:s/></text:span><text:span text:style-name="T11_51">может</text:span><text:span text:style-name="T11_52"><text:s/></text:span><text:span text:style-name="T11_53">быть</text:span><text:span text:style-name="T11_54"><text:s/></text:span><text:span text:style-name="T11_55">приостановлено</text:span><text:span text:style-name="T11_56"><text:s/></text:span><text:span text:style-name="T11_57">и</text:span><text:span text:style-name="T11_58"><text:s/>(</text:span><text:span text:style-name="T11_59">или</text:span><text:span text:style-name="T11_60">)<text:s/></text:span><text:span text:style-name="T11_61">нарушитель</text:span><text:span text:style-name="T11_62"><text:s/></text:span><text:span text:style-name="T11_63">может</text:span><text:span text:style-name="T11_64"><text:s/></text:span><text:span text:style-name="T11_65">быть</text:span><text:span text:style-name="T11_66"><text:s/></text:span><text:span text:style-name="T11_67">исключён</text:span><text:span text:style-name="T11_68"><text:s/></text:span><text:span text:style-name="T11_69">из</text:span><text:span text:style-name="T11_70"><text:s/></text:span><text:span text:style-name="T11_71">состава</text:span><text:span text:style-name="T11_72"><text:s/></text:span><text:span text:style-name="T11_73">Членов</text:span><text:span text:style-name="T11_74"><text:s/></text:span><text:span text:style-name="T11_75">Клуба</text:span><text:span text:style-name="T11_76">.</text:span><text:span text:style-name="T11_77"><text:line-break/><text:line-break/>7.<text:s text:c="5"/></text:span><text:span text:style-name="T11_78"><office:annotation><dc:creator/><text:p text:style-name="P12"><text:span text:style-name="T12_1">Кто</text:span><text:span text:style-name="T12_2"><text:s/></text:span><text:span text:style-name="T12_3">такой</text:span><text:span text:style-name="T12_4"><text:s/>"</text:span><text:span text:style-name="T12_5">клуб</text:span><text:span text:style-name="T12_6">"?<text:s/></text:span><text:span text:style-name="T12_7">Может</text:span><text:span text:style-name="T12_8"><text:s/></text:span><text:span text:style-name="T12_9">быть</text:span><text:span text:style-name="T12_10"><text:s/></text:span><text:span text:style-name="T12_11">лучше</text:span><text:span text:style-name="T12_12"><text:s/></text:span><text:span text:style-name="T12_13">сказать</text:span><text:span text:style-name="T12_14">,<text:s/></text:span><text:span text:style-name="T12_15">что</text:span><text:span text:style-name="T12_16"><text:s/></text:span><text:span text:style-name="T12_17">общим</text:span><text:span text:style-name="T12_18"><text:s/></text:span><text:span text:style-name="T12_19">собранием</text:span><text:span text:style-name="T12_20"><text:s/></text:span><text:span text:style-name="T12_21">могут</text:span><text:span text:style-name="T12_22"><text:s/></text:span><text:span text:style-name="T12_23">быть</text:span><text:span text:style-name="T12_24"><text:s/></text:span><text:span text:style-name="T12_25">изменены</text:span><text:span text:style-name="T12_26"><text:s/></text:span><text:span text:style-name="T12_27">настоящие</text:span><text:span text:style-name="T12_28"><text:s/></text:span><text:span text:style-name="T12_29">правила</text:span><text:span text:style-name="T12_30">?</text:span></text:p></office:annotation></text:span><text:span text:style-name="T12_31">Клуб</text:span><text:span text:style-name="T12_32"><text:s/></text:span><text:span text:style-name="T12_33">в</text:span><text:span text:style-name="T12_34"><text:s/></text:span><text:span text:style-name="T12_35">одностороннем</text:span><text:span text:style-name="T12_36"><text:s/></text:span><text:span text:style-name="T12_37">порядке</text:span><text:span text:style-name="T12_38"><text:s/></text:span><text:span text:style-name="T12_39">может</text:span><text:span text:style-name="T12_40"><text:s/></text:span><text:span text:style-name="T12_41">изменять</text:span><text:span text:style-name="T12_42"><text:s/></text:span><text:span text:style-name="T12_43">условия</text:span><text:span text:style-name="T12_44"><text:s/></text:span><text:span text:style-name="T12_45">настоящих</text:span><text:span text:style-name="T12_46"><text:s/></text:span><text:span text:style-name="T12_47">Правил</text:span><text:span text:style-name="T12_48">.<text:s/></text:span><text:span text:style-name="T12_49">Обо</text:span><text:span text:style-name="T12_50"><text:s/></text:span><text:span text:style-name="T12_51">всех</text:span><text:span text:style-name="T12_52"><text:s/></text:span><text:span text:style-name="T12_53">изменениях</text:span><text:span text:style-name="T12_54"><text:s/></text:span><text:span text:style-name="T12_55">в</text:span><text:span text:style-name="T12_56"><text:s/></text:span><text:span text:style-name="T12_57">Правилах</text:span><text:span text:style-name="T12_58">,<text:s/></text:span><text:span text:style-name="T12_59">Совет</text:span><text:span text:style-name="T12_60"><text:s/></text:span><text:span text:style-name="T12_61">Клуба</text:span><text:span text:style-name="T12_62"><text:s/></text:span><text:span text:style-name="T12_63">уведомляет</text:span><text:span text:style-name="T12_64"><text:s/></text:span><text:span text:style-name="T12_65">членов</text:span><text:span text:style-name="T12_66"><text:s/></text:span><text:span text:style-name="T12_67">на</text:span><text:span text:style-name="T12_68"><text:s/></text:span><text:span text:style-name="T12_69">оргсобрании</text:span><text:span text:style-name="T12_70">,<text:s/></text:span><text:span text:style-name="T12_71">после</text:span><text:span text:style-name="T12_72"><text:s/></text:span><text:span text:style-name="T12_73">чего</text:span><text:span text:style-name="T12_74"><text:s/></text:span><text:span text:style-name="T12_75">актуальный</text:span><text:span text:style-name="T12_76"><text:s/></text:span><text:span text:style-name="T12_77">список</text:span><text:span text:style-name="T12_78"><text:s/></text:span><text:span text:style-name="T12_79">Правил</text:span><text:span text:style-name="T12_80"><text:s/></text:span><text:span text:style-name="T12_81">размеща</text:span><text:span text:style-name="T12_82">ется</text:span><text:span text:style-name="T12_83"><text:s/></text:span><text:span text:style-name="T12_84">на</text:span><text:span text:style-name="T12_85"><text:s/></text:span><text:span text:style-name="T12_86">официальном</text:span><text:span text:style-name="T12_87"><text:s/></text:span><text:span text:style-name="T12_88">сайте</text:span><text:span text:style-name="T12_89">.<text:line-break/><text:line-break/>8.<text:s text:c="5"/></text:span><text:span text:style-name="T12_90">Член</text:span><text:span text:style-name="T12_91"><text:s/></text:span><text:span text:style-name="T12_92">Клуба</text:span><text:span text:style-name="T12_93"><text:s/></text:span><text:span text:style-name="T12_94">несет</text:span><text:span text:style-name="T12_95"><text:s/></text:span><text:span text:style-name="T12_96">полную</text:span><text:span text:style-name="T12_97"><text:s/></text:span><text:span text:style-name="T12_98">ответственность</text:span><text:span text:style-name="T12_99"><text:s/></text:span><text:span text:style-name="T12_100">за</text:span><text:span text:style-name="T12_101"><text:s/></text:span><text:span text:style-name="T12_102">возможные</text:span><text:span text:style-name="T12_103"><text:s/></text:span><text:span text:style-name="T12_104">расходы</text:span><text:span text:style-name="T12_105">,<text:s/></text:span><text:span text:style-name="T12_106">связанные</text:span><text:span text:style-name="T12_107"><text:s/></text:span><text:span text:style-name="T12_108">с</text:span><text:span text:style-name="T12_109"><text:s/></text:span><text:span text:style-name="T12_110">его</text:span><text:span text:style-name="T12_111"><text:s/></text:span><text:span text:style-name="T12_112">деятельностью</text:span><text:span text:style-name="T12_113">,<text:s/></text:span><text:span text:style-name="T12_114">в</text:span><text:span text:style-name="T12_115"><text:s/></text:span><text:span text:style-name="T12_116">том</text:span><text:span text:style-name="T12_117"><text:s/></text:span><text:span text:style-name="T12_118">числе</text:span><text:span text:style-name="T12_119"><text:s/></text:span><text:span text:style-name="T12_120">необходимые</text:span><text:span text:style-name="T12_121"><text:s/></text:span><text:span text:style-name="T12_122">для</text:span><text:span text:style-name="T12_123"><text:s/></text:span><text:span text:style-name="T12_124">управления</text:span><text:span text:style-name="T12_125"><text:s/></text:span><text:span text:style-name="T12_126">его</text:span><text:span text:style-name="T12_127"><text:s/></text:span><text:span text:style-name="T12_128">коммерческой</text:span><text:span text:style-name="T12_129"><text:s/></text:span><text:span text:style-name="T12_130">деятельностью</text:span><text:span text:style-name="T12_131">,<text:s/></text:span><text:span text:style-name="T12_132">по</text:span><text:span text:style-name="T12_133"><text:s/></text:span><text:span text:style-name="T12_134">налоговым</text:span><text:span text:style-name="T12_135"><text:s/></text:span><text:span text:style-name="T12_136">и</text:span><text:span text:style-name="T12_137"><text:s/></text:span><text:span text:style-name="T12_138">другим</text:span><text:span text:style-name="T12_139"><text:s/></text:span><text:span text:style-name="T12_140">обязательствам</text:span><text:span text:style-name="T12_141">.<text:line-break/><text:line-break/>9.<text:s/></text:span><text:span text:style-name="T12_142">Члены</text:span><text:span text:style-name="T12_143"><text:s/></text:span><text:span text:style-name="T12_144">Клуба</text:span><text:span text:style-name="T12_145"><text:s/></text:span><text:span text:style-name="T12_146">могут</text:span><text:span text:style-name="T12_147"><text:s/></text:span><text:span text:style-name="T12_148">использовать</text:span><text:span text:style-name="T12_149"><text:s/></text:span><text:span text:style-name="T12_150">торговые</text:span><text:span text:style-name="T12_151"><text:s/></text:span><text:span text:style-name="T12_152">знаки</text:span><text:span text:style-name="T12_153"><text:s/></text:span><text:span text:style-name="T12_154">или</text:span><text:span text:style-name="T12_155"><text:s/></text:span><text:span text:style-name="T12_156">интеллектуальные</text:span><text:span text:style-name="T12_157"><text:s/></text:span><text:span text:style-name="T12_158">продукты</text:span><text:span text:style-name="T12_159"><text:s/></text:span><text:span text:style-name="T12_160">Клуба</text:span><text:span text:style-name="T12_161"><text:s/></text:span><text:span text:style-name="T12_162">и</text:span><text:span text:style-name="T12_163"><text:s/>(</text:span><text:span text:style-name="T12_164">или</text:span><text:span text:style-name="T12_165">)<text:s/></text:span><text:span text:style-name="T12_166">членов</text:span><text:span text:style-name="T12_167"><text:s/></text:span><text:span text:style-name="T12_168">Клуба</text:span><text:span text:style-name="T12_169"><text:s/></text:span><text:span text:style-name="T12_170">только</text:span><text:span text:style-name="T12_171"><text:s/></text:span><text:span text:style-name="T12_172">с</text:span><text:span text:style-name="T12_173"><text:s/></text:span><text:span text:style-name="T12_174">письменного</text:span><text:span text:style-name="T12_175"><text:s/></text:span><text:span text:style-name="T12_176">согласия</text:span><text:span text:style-name="T12_177"><text:s/></text:span><text:span text:style-name="T12_178">Клуба</text:span><text:span text:style-name="T12_179"><text:s/></text:span><text:span text:style-name="T12_180">и</text:span><text:span text:style-name="T12_181"><text:s/>(</text:span><text:span text:style-name="T12_182">или</text:span><text:span text:style-name="T12_183">)<text:s/></text:span><text:span text:style-name="T12_184">их</text:span><text:span text:style-name="T12_185"><text:s/></text:span><text:span text:style-name="T12_186">авторов</text:span><text:span text:style-name="T12_187">.<text:line-break/><text:line-break/>10.<text:s/></text:span><text:span text:style-name="T12_188">Держателем</text:span><text:span text:style-name="T12_189"><text:s/></text:span><text:span text:style-name="T12_190">официального</text:span><text:span text:style-name="T12_191"><text:s/></text:span><text:span text:style-name="T12_192">торгового</text:span><text:span text:style-name="T12_193"><text:s/></text:span><text:span text:style-name="T12_194">знака</text:span><text:span text:style-name="T12_195"><text:s/></text:span><text:span text:style-name="T12_196">и</text:span><text:span text:style-name="T12_197"><text:s/></text:span><text:span text:style-name="T12_198">бренда</text:span><text:span text:style-name="T12_199"><text:s/></text:span><text:span text:style-name="T12_200">Клуба</text:span><text:span text:style-name="T12_201"><text:s/>(</text:span><text:span text:style-name="T12_202">ИнИнИн</text:span><text:span text:style-name="T12_203">)</text:span><text:span text:style-name="T12_204"><text:s/></text:span><text:span text:style-name="T12_205">является</text:span><text:span text:style-name="T12_206"><text:s/></text:span><text:span text:style-name="T12_207">организация</text:span><text:span text:style-name="T12_208"><text:s/></text:span><text:span text:style-name="T12_209">уполномоченная</text:span><text:span text:style-name="T12_210"><text:s/></text:span><text:span text:style-name="T12_211">Советом</text:span><text:span text:style-name="T12_212"><text:s/></text:span><text:span text:style-name="T12_213">Клуба</text:span><text:span text:style-name="T12_214">.<text:line-break/><text:line-break/></text:span><text:span text:style-name="T12_215">Управление</text:span><text:span text:style-name="T12_216"><text:s/></text:span><text:span text:style-name="T12_217">Клубом</text:span><text:span text:style-name="T12_218">.</text:span><text:span text:style-name="T12_219"><text:line-break/><text:line-break/>11.<text:s/></text:span><text:span text:style-name="T12_220">Наивысшим</text:span><text:span text:style-name="T12_221"><text:s/></text:span><text:span text:style-name="T12_222">органом</text:span><text:span text:style-name="T12_223"><text:s/></text:span><text:span text:style-name="T12_224">управления</text:span><text:span text:style-name="T12_225"><text:s/></text:span><text:span text:style-name="T12_226">Клубом</text:span><text:span text:style-name="T12_227"><text:s/></text:span><text:span text:style-name="T12_228">является</text:span><text:span text:style-name="T12_229"><text:s/></text:span><text:span text:style-name="T12_230">общее</text:span><text:span text:style-name="T12_231"><text:s/></text:span><text:span text:style-name="T12_232">Собрание</text:span><text:span text:style-name="T12_233"><text:s/></text:span><text:span text:style-name="T12_234">членов</text:span><text:span text:style-name="T12_235"><text:s/></text:span><text:span text:style-name="T12_236">Клуба</text:span><text:span text:style-name="T12_237"><text:s/>(</text:span><text:span text:style-name="T12_238">далее</text:span><text:span text:style-name="T12_239"><text:s/></text:span><text:span text:style-name="T12_240">Собрание</text:span><text:span text:style-name="T12_241">).<text:line-break/><text:line-break/>12.<text:s/></text:span><text:span text:style-name="T12_242">Собрание</text:span><text:span text:style-name="T12_243"><text:s/></text:span><text:span text:style-name="T12_244">членов</text:span><text:span text:style-name="T12_245"><text:s/></text:span><text:span text:style-name="T12_246">Клуба</text:span><text:span text:style-name="T12_247"><text:s/></text:span><text:span text:style-name="T12_248">проводится</text:span><text:span text:style-name="T12_249"><text:s/></text:span><text:span text:style-name="T12_250">по</text:span><text:span text:style-name="T12_251"><text:s/></text:span><text:span text:style-name="T12_252">мере</text:span><text:span text:style-name="T12_253"><text:s/></text:span><text:span text:style-name="T12_254">необходимости</text:span><text:span text:style-name="T12_255">,<text:s/></text:span><text:span text:style-name="T12_256">но</text:span><text:span text:style-name="T12_257"><text:s/></text:span><text:span text:style-name="T12_258">не</text:span><text:span text:style-name="T12_259"><text:s/></text:span><text:span text:style-name="T12_260">реже</text:span><text:span text:style-name="T12_261">,<text:s/></text:span><text:span text:style-name="T12_262">чем</text:span><text:span text:style-name="T12_263"><text:s/></text:span><text:span text:style-name="T12_264">один</text:span><text:span text:style-name="T12_265"><text:s/></text:span><text:span text:style-name="T12_266">раз</text:span><text:span text:style-name="T12_267"><text:s/></text:span><text:span text:style-name="T12_268">в</text:span><text:span text:style-name="T12_269"><text:s/></text:span><text:span text:style-name="T12_270">год</text:span><text:span text:style-name="T12_271">.<text:s/></text:span><text:span text:style-name="T12_272">На</text:span><text:span text:style-name="T12_273"><text:s/></text:span><text:span text:style-name="T12_274">Собрании</text:span><text:span text:style-name="T12_275"><text:s/></text:span><text:span text:style-name="T12_276">простым</text:span><text:span text:style-name="T12_277"><text:s/></text:span><text:span text:style-name="T12_278">большинством</text:span><text:span text:style-name="T12_279"><text:s/></text:span><text:span text:style-name="T12_280">голосов</text:span><text:span text:style-name="T12_281">,<text:s/></text:span><text:span text:style-name="T12_282">без</text:span><text:span text:style-name="T12_283"><text:s/></text:span><text:span text:style-name="T12_284">наличия</text:span><text:span text:style-name="T12_285"><text:s/></text:span><text:span text:style-name="T12_286">кворума</text:span><text:span text:style-name="T12_287">,<text:s/></text:span><text:span text:style-name="T12_288">сроком</text:span><text:span text:style-name="T12_289"><text:s/></text:span><text:span text:style-name="T12_290">на</text:span><text:span text:style-name="T12_291"><text:s/></text:span><text:span text:style-name="T12_292">один</text:span><text:span text:style-name="T12_293"><text:s/></text:span><text:span text:style-name="T12_294">год</text:span><text:span text:style-name="T12_295"><text:s/></text:span><text:span text:style-name="T12_296">выбирается</text:span><text:span text:style-name="T12_297"><text:s/></text:span><text:span text:style-name="T12_298">Совет</text:span><text:span text:style-name="T12_299"><text:s/></text:span><text:span text:style-name="T12_300">Клуба</text:span><text:span text:style-name="T12_301">.<text:line-break/><text:line-break/>13.<text:s/></text:span><text:span text:style-name="T12_302">Совет</text:span><text:span text:style-name="T12_303"><text:s/></text:span><text:span text:style-name="T12_304">Клуба</text:span><text:span text:style-name="T12_305"><text:s/></text:span><text:span text:style-name="T12_306">осуществляет</text:span><text:span text:style-name="T12_307"><text:s/></text:span><text:span text:style-name="T12_308">текущую</text:span><text:span text:style-name="T12_309"><text:s/></text:span><text:span text:style-name="T12_310">деятельность</text:span><text:span text:style-name="T12_311"><text:s/></text:span><text:span text:style-name="T12_312">Клуба</text:span><text:span text:style-name="T12_313">,<text:s/></text:span><text:span text:style-name="T12_314">включая</text:span><text:span text:style-name="T12_315">,<text:s/></text:span><text:span text:style-name="T12_316">но</text:span><text:span text:style-name="T12_317"><text:s/></text:span><text:span text:style-name="T12_318">не</text:span><text:span text:style-name="T12_319"><text:s/></text:span><text:span text:style-name="T12_320">ограничиваясь</text:span><text:span text:style-name="T12_321"><text:s/></text:span><text:span text:style-name="T12_322">подготовкой</text:span><text:span text:style-name="T12_323"><text:s/></text:span><text:span text:style-name="T12_324">манифеста</text:span><text:span text:style-name="T12_325">,<text:s/></text:span><text:span text:style-name="T12_326">деклараций</text:span><text:span text:style-name="T12_327">,<text:s/></text:span><text:span text:style-name="T12_328">правил</text:span><text:span text:style-name="T12_329">,<text:s/></text:span><text:span text:style-name="T12_330">собраний</text:span><text:span text:style-name="T12_331"><text:s/></text:span><text:span text:style-name="T12_332">и</text:span><text:span text:style-name="T12_333"><text:s/></text:span><text:span text:style-name="T12_334">формированием</text:span><text:span text:style-name="T12_335"><text:s/></text:span><text:span text:style-name="T12_336">повестки</text:span><text:span text:style-name="T12_337"><text:s/></text:span><text:span text:style-name="T12_338">дня</text:span><text:span text:style-name="T12_339">.<text:line-break/><text:line-break/>14.<text:s/></text:span><text:span text:style-name="T12_340">Объявление</text:span><text:span text:style-name="T12_341"><text:s/></text:span><text:span text:style-name="T12_342">о</text:span><text:span text:style-name="T12_343"><text:s/></text:span><text:span text:style-name="T12_344">проведении</text:span><text:span text:style-name="T12_345"><text:s/></text:span><text:span text:style-name="T12_346">Собрания</text:span><text:span text:style-name="T12_347"><text:s/></text:span><text:span text:style-name="T12_348">публикуются</text:span><text:span text:style-name="T12_349"><text:s/></text:span><text:span text:style-name="T12_350">на</text:span><text:span text:style-name="T12_351"><text:s/></text:span><text:span text:style-name="T12_352">официальном</text:span><text:span text:style-name="T12_353"><text:s/></text:span><text:span text:style-name="T12_354">сайте</text:span><text:span text:style-name="T12_355"><text:s/></text:span><text:span text:style-name="T12_356">Клуба</text:span><text:span text:style-name="T12_357">.<text:line-break/><text:line-break/>15.<text:s/></text:span><text:span text:style-name="T12_358">Собрание</text:span><text:span text:style-name="T12_359"><text:s/></text:span><text:span text:style-name="T12_360">может</text:span><text:span text:style-name="T12_361"><text:s/></text:span><text:span text:style-name="T12_362">проводиться</text:span><text:span text:style-name="T12_363"><text:s/></text:span><text:span text:style-name="T12_364">с</text:span><text:span text:style-name="T12_365"><text:s/></text:span><text:span text:style-name="T12_366">применением</text:span><text:span text:style-name="T12_367"><text:s/></text:span><text:span text:style-name="T12_368">любых</text:span><text:span text:style-name="T12_369"><text:s/></text:span><text:span text:style-name="T12_370">средств</text:span><text:span text:style-name="T12_371"><text:s/></text:span><text:span text:style-name="T12_372">передачи</text:span><text:span text:style-name="T12_373"><text:s/></text:span><text:span text:style-name="T12_374">данных</text:span><text:span text:style-name="T12_375"><text:s/>(</text:span><text:span text:style-name="T12_376">offline</text:span><text:span text:style-name="T12_377"><text:s/></text:span><text:span text:style-name="T12_378">и</text:span><text:span text:style-name="T12_379"><text:s/></text:span><text:span text:style-name="T12_380">online</text:span><text:span text:style-name="T12_381">).<text:line-break/><text:line-break/>16.<text:s/></text:span><text:span text:style-name="T12_382"><office:annotation><dc:creator/><text:p text:style-name="P13"><text:span text:style-name="T13_1">Механизм</text:span><text:span text:style-name="T13_2"><text:s/></text:span><text:span text:style-name="T13_3">не</text:span><text:span text:style-name="T13_4"><text:s/></text:span><text:span text:style-name="T13_5">понятен</text:span><text:span text:style-name="T13_6"><text:s/></text:span><text:span text:style-name="T13_7">и</text:span><text:span text:style-name="T13_8"><text:s/></text:span><text:span text:style-name="T13_9">не</text:span><text:span text:style-name="T13_10"><text:s/></text:span><text:span text:style-name="T13_11">прозрачен</text:span><text:span text:style-name="T13_12">,<text:s/></text:span><text:span text:style-name="T13_13">а</text:span><text:span text:style-name="T13_14"><text:s/></text:span><text:span text:style-name="T13_15">потому</text:span><text:span text:style-name="T13_16"><text:s/></text:span><text:span text:style-name="T13_17">уязвим</text:span><text:span text:style-name="T13_18"><text:s/></text:span><text:span text:style-name="T13_19">для</text:span><text:span text:style-name="T13_20"><text:s/></text:span><text:span text:style-name="T13_21">злоупотреблений</text:span><text:span text:style-name="T13_22">.<text:s/></text:span><text:span text:style-name="T13_23">Тем</text:span><text:span text:style-name="T13_24"><text:s/></text:span><text:span text:style-name="T13_25">самым</text:span><text:span text:style-name="T13_26"><text:s/></text:span><text:span text:style-name="T13_27">будет</text:span><text:span text:style-name="T13_28"><text:s/></text:span><text:span text:style-name="T13_29">подрываться</text:span><text:span text:style-name="T13_30"><text:s/></text:span><text:span text:style-name="T13_31">доверие</text:span><text:span text:style-name="T13_32"><text:s/></text:span><text:span text:style-name="T13_33">к</text:span><text:span text:style-name="T13_34"><text:s/></text:span><text:span text:style-name="T13_35">клубу</text:span><text:span text:style-name="T13_36">.</text:span></text:p></office:annotation></text:span><text:span text:style-name="T13_37">Голосование</text:span><text:span text:style-name="T13_38"><text:s/></text:span><text:span text:style-name="T13_39">членов</text:span><text:span text:style-name="T13_40"><text:s/></text:span><text:span text:style-name="T13_41">Клуба</text:span><text:span text:style-name="T13_42"><text:s/></text:span><text:span text:style-name="T13_43">проводится</text:span><text:span text:style-name="T13_44"><text:s/></text:span><text:span text:style-name="T13_45">в</text:span><text:span text:style-name="T13_46"><text:s/></text:span><text:span text:style-name="T13_47">электронном</text:span><text:span text:style-name="T13_48"><text:s/></text:span><text:span text:style-name="T13_49">виде</text:span><text:span text:style-name="T13_50"><text:s/></text:span><text:span text:style-name="T13_51">путём</text:span><text:span text:style-name="T13_52"><text:s/></text:span><text:span text:style-name="T13_53">рассылки</text:span><text:span text:style-name="T13_54"><text:s/></text:span><text:span text:style-name="T13_55">и</text:span><text:span text:style-name="T13_56"><text:s/></text:span><text:span text:style-name="T13_57">получения</text:span><text:span text:style-name="T13_58"><text:s/></text:span><text:span text:style-name="T13_59">ответов</text:span><text:span text:style-name="T13_60"><text:s/></text:span><text:span text:style-name="T13_61">на</text:span><text:span text:style-name="T13_62"><text:s/></text:span><text:span text:style-name="T13_63">поставленные</text:span><text:span text:style-name="T13_64"><text:s/></text:span><text:span text:style-name="T13_65">вопросы</text:span><text:span text:style-name="T13_66"><text:s/></text:span><text:span text:style-name="T13_67">до</text:span><text:span text:style-name="T13_68"><text:s/></text:span><text:span text:style-name="T13_69">указанного</text:span><text:span text:style-name="T13_70"><text:s/></text:span><text:span text:style-name="T13_71">времени</text:span><text:span text:style-name="T13_72">.</text:span><text:span text:style-name="T13_73"><text:line-break/><text:line-break/>17.<text:s/></text:span><text:span text:style-name="T13_74">После</text:span><text:span text:style-name="T13_75"><text:s/></text:span><text:span text:style-name="T13_76">указанного</text:span><text:span text:style-name="T13_77"><text:s/></text:span><text:span text:style-name="T13_78">времени</text:span><text:span text:style-name="T13_79"><text:s/></text:span><text:span text:style-name="T13_80">идёт</text:span><text:span text:style-name="T13_81"><text:s/></text:span><text:span text:style-name="T13_82">подсчёт</text:span><text:span text:style-name="T13_83"><text:s/></text:span><text:span text:style-name="T13_84">голосов</text:span><text:span text:style-name="T13_85"><text:s/></text:span><text:span text:style-name="T13_86">и</text:span><text:span text:style-name="T13_87"><text:s/></text:span><text:span text:style-name="T13_88">публикуется</text:span><text:span text:style-name="T13_89"><text:s/></text:span><text:span text:style-name="T13_90">сводная</text:span><text:span text:style-name="T13_91"><text:s/></text:span><text:span text:style-name="T13_92">таблица</text:span><text:span text:style-name="T13_93"><text:s/></text:span><text:span text:style-name="T13_94">по</text:span><text:span text:style-name="T13_95"><text:s/></text:span><text:span text:style-name="T13_96">результатам</text:span><text:span text:style-name="T13_97">,<text:s/></text:span><text:span text:style-name="T13_98">которая</text:span><text:span text:style-name="T13_99"><text:s/></text:span><text:span text:style-name="T13_100">доступна</text:span><text:span text:style-name="T13_101"><text:s/></text:span><text:span text:style-name="T13_102">для</text:span><text:span text:style-name="T13_103"><text:s/></text:span><text:span text:style-name="T13_104">обзора</text:span><text:span text:style-name="T13_105"><text:s/></text:span><text:span text:style-name="T13_106">всем</text:span><text:span text:style-name="T13_107"><text:s/></text:span><text:span text:style-name="T13_108">членам</text:span><text:span text:style-name="T13_109"><text:s/></text:span><text:span text:style-name="T13_110">Клуба</text:span><text:span text:style-name="T13_111">.<text:line-break/><text:line-break/></text:span><text:span text:style-name="T13_112">Совет</text:span><text:span text:style-name="T13_113"><text:s/></text:span><text:span text:style-name="T13_114">Клуба</text:span><text:span text:style-name="T13_115">.</text:span><text:span text:style-name="T13_116"><text:line-break/><text:line-break/>18.<text:s/></text:span><text:span text:style-name="T13_117">Руководство</text:span><text:span text:style-name="T13_118"><text:s/></text:span><text:span text:style-name="T13_119">деятельностью</text:span><text:span text:style-name="T13_120"><text:s/></text:span><text:span text:style-name="T13_121">Клуба</text:span><text:span text:style-name="T13_122"><text:s/></text:span><text:span text:style-name="T13_123">осуществляет</text:span><text:span text:style-name="T13_124"><text:s/></text:span><text:span text:style-name="T13_125">Совет</text:span><text:span text:style-name="T13_126"><text:s/></text:span><text:span text:style-name="T13_127">Клуба</text:span><text:span text:style-name="T13_128"><text:s/>(</text:span><text:span text:style-name="T13_129">далее</text:span><text:span text:style-name="T13_130"><text:s/></text:span><text:span text:style-name="T13_131">Совет</text:span><text:span text:style-name="T13_132">).<text:line-break/><text:line-break/>19.<text:s/></text:span><text:span text:style-name="T13_133">Совет</text:span><text:span text:style-name="T13_134"><text:s/></text:span><text:span text:style-name="T13_135">ведёт</text:span><text:span text:style-name="T13_136"><text:s/></text:span><text:span text:style-name="T13_137">реестры</text:span><text:span text:style-name="T13_138"><text:s/></text:span><text:span text:style-name="T13_139">членов</text:span><text:span text:style-name="T13_140"><text:s/></text:span><text:span text:style-name="T13_141">Клуба</text:span><text:span text:style-name="T13_142"><text:s/></text:span><text:span text:style-name="T13_143">и</text:span><text:span text:style-name="T13_144"><text:s/></text:span><text:span text:style-name="T13_145">реестры</text:span><text:span text:style-name="T13_146"><text:s/></text:span><text:span text:style-name="T13_147">инициатив</text:span><text:span text:style-name="T13_148">,<text:s/></text:span><text:span text:style-name="T13_149">организует</text:span><text:span text:style-name="T13_150"><text:s/></text:span><text:span text:style-name="T13_151">проведение</text:span><text:span text:style-name="T13_152"><text:s/></text:span><text:span text:style-name="T13_153">собраний</text:span><text:span text:style-name="T13_154">,<text:s/></text:span><text:span text:style-name="T13_155">презентаций</text:span><text:span text:style-name="T13_156">,<text:s/></text:span><text:span text:style-name="T13_157">выставок</text:span><text:span text:style-name="T13_158"><text:s/></text:span><text:span text:style-name="T13_159">и</text:span><text:span text:style-name="T13_160"><text:s/></text:span><text:span text:style-name="T13_161">обучающих</text:span><text:span text:style-name="T13_162"><text:s/></text:span><text:span text:style-name="T13_163">мероприятий</text:span><text:span text:style-name="T13_164">.<text:line-break/><text:line-break/>20.<text:s/></text:span><text:span text:style-name="T13_165">Поддерживает</text:span><text:span text:style-name="T13_166"><text:s/></text:span><text:span text:style-name="T13_167">связь</text:span><text:span text:style-name="T13_168"><text:s/></text:span><text:span text:style-name="T13_169">с</text:span><text:span text:style-name="T13_170"><text:s/></text:span><text:span text:style-name="T13_171">разработчиками</text:span><text:span text:style-name="T13_172"><text:s/></text:span><text:span text:style-name="T13_173">сайтов</text:span><text:span text:style-name="T13_174">,<text:s/></text:span><text:span text:style-name="T13_175">программного</text:span><text:span text:style-name="T13_176"><text:s/></text:span><text:span text:style-name="T13_177">обеспечения</text:span><text:span text:style-name="T13_178"><text:s/></text:span><text:span text:style-name="T13_179">и</text:span><text:span text:style-name="T13_180"><text:s/></text:span><text:span text:style-name="T13_181">обеспечивает</text:span><text:span text:style-name="T13_182"><text:s/></text:span><text:span text:style-name="T13_183">их</text:span><text:span text:style-name="T13_184"><text:s/></text:span><text:span text:style-name="T13_185">бесперебойную</text:span><text:span text:style-name="T13_186"><text:s/></text:span><text:span text:style-name="T13_187">работу</text:span><text:span text:style-name="T13_188">.<text:line-break/><text:line-break/>21.<text:s/></text:span><text:span text:style-name="T13_189">Совет</text:span><text:span text:style-name="T13_190"><text:s/></text:span><text:span text:style-name="T13_191">является</text:span><text:span text:style-name="T13_192"><text:s/></text:span><text:span text:style-name="T13_193">динамической</text:span><text:span text:style-name="T13_194"><text:s/></text:span><text:span text:style-name="T13_195">структурой</text:span><text:span text:style-name="T13_196">.<text:s/></text:span><text:span text:style-name="T13_197">После</text:span><text:span text:style-name="T13_198"><text:s/></text:span><text:span text:style-name="T13_199">избрания</text:span><text:span text:style-name="T13_200"><text:s/></text:span><text:span text:style-name="T13_201">Совет</text:span><text:span text:style-name="T13_202"><text:s/></text:span><text:span text:style-name="T13_203">выбирает</text:span><text:span text:style-name="T13_204"><text:s/></text:span><text:span text:style-name="T13_205">Председателя</text:span><text:span text:style-name="T13_206"><text:s/></text:span><text:span text:style-name="T13_207">Совета</text:span><text:span text:style-name="T13_208"><text:s/></text:span><text:span text:style-name="T13_209">сроком</text:span><text:span text:style-name="T13_210"><text:s/></text:span><text:span text:style-name="T13_211">на</text:span><text:span text:style-name="T13_212"><text:s/></text:span><text:span text:style-name="T13_213">один</text:span><text:span text:style-name="T13_214"><text:s/></text:span><text:span text:style-name="T13_215">месяц</text:span><text:span text:style-name="T13_216">,<text:s/></text:span><text:span text:style-name="T13_217"><office:annotation><dc:creator/><text:p text:style-name="P14"><text:span text:style-name="T14_1">Не</text:span><text:span text:style-name="T14_2"><text:s/></text:span><text:span text:style-name="T14_3">понятно</text:span><text:span text:style-name="T14_4">,<text:s/></text:span><text:span text:style-name="T14_5">как</text:span><text:span text:style-name="T14_6"><text:s/></text:span><text:span text:style-name="T14_7">это</text:span><text:span text:style-name="T14_8"><text:s/>"</text:span><text:span text:style-name="T14_9">принимать</text:span><text:span text:style-name="T14_10">"<text:s/></text:span><text:span text:style-name="T14_11">новых</text:span><text:span text:style-name="T14_12"><text:s/></text:span><text:span text:style-name="T14_13">членов</text:span><text:span text:style-name="T14_14"><text:s/></text:span><text:span text:style-name="T14_15">Совета</text:span><text:span text:style-name="T14_16">?<text:s/></text:span><text:span text:style-name="T14_17">Они</text:span><text:span text:style-name="T14_18"><text:s/></text:span><text:span text:style-name="T14_19">разве</text:span><text:span text:style-name="T14_20"><text:s/></text:span><text:span text:style-name="T14_21">не</text:span><text:span text:style-name="T14_22"><text:s/></text:span><text:span text:style-name="T14_23">исключительно</text:span><text:span text:style-name="T14_24"><text:s/></text:span><text:span text:style-name="T14_25">выборным</text:span><text:span text:style-name="T14_26"><text:s/></text:span><text:span text:style-name="T14_27">путем</text:span><text:span text:style-name="T14_28"><text:s/></text:span><text:span text:style-name="T14_29">могут</text:span><text:span text:style-name="T14_30"><text:s/></text:span><text:span text:style-name="T14_31">возникать</text:span><text:span text:style-name="T14_32">?</text:span></text:p></office:annotation></text:span><text:span text:style-name="T14_33">который</text:span><text:span text:style-name="T14_34"><text:s/></text:span><text:span text:style-name="T14_35">уполномочен</text:span><text:span text:style-name="T14_36"><text:s/></text:span><text:span text:style-name="T14_37">принимать</text:span><text:span text:style-name="T14_38"><text:s/></text:span><text:span text:style-name="T14_39">и</text:span><text:span text:style-name="T14_40"><text:s/></text:span><text:span text:style-name="T14_41">освобождать</text:span><text:span text:style-name="T14_42"><text:s/></text:span><text:span text:style-name="T14_43">новых</text:span><text:span text:style-name="T14_44"><text:s/></text:span><text:span text:style-name="T14_45">членов</text:span><text:span text:style-name="T14_46"><text:s/></text:span><text:span text:style-name="T14_47">Совета</text:span><text:span text:style-name="T14_48"><text:s/></text:span><text:span text:style-name="T14_49">на</text:span><text:span text:style-name="T14_50"><text:s/></text:span><text:span text:style-name="T14_51">основании</text:span><text:span text:style-name="T14_52"><text:s/></text:span><text:span text:style-name="T14_53">их</text:span><text:span text:style-name="T14_54"><text:s/></text:span><text:span text:style-name="T14_55">личных</text:span><text:span text:style-name="T14_56"><text:s/></text:span><text:span text:style-name="T14_57">заявлений</text:span><text:span text:style-name="T14_58">.</text:span><text:span text:style-name="T14_59"><text:line-break/><text:line-break/>22.<text:s/></text:span><text:span text:style-name="T14_60">Для</text:span><text:span text:style-name="T14_61"><text:s/></text:span><text:span text:style-name="T14_62">получения</text:span><text:span text:style-name="T14_63"><text:s/></text:span><text:span text:style-name="T14_64">права</text:span><text:span text:style-name="T14_65"><text:s/></text:span><text:span text:style-name="T14_66">избрания</text:span><text:span text:style-name="T14_67"><text:s/></text:span><text:span text:style-name="T14_68">Председателем</text:span><text:span text:style-name="T14_69"><text:s/></text:span><text:span text:style-name="T14_70">Совета</text:span><text:span text:style-name="T14_71"><text:s/></text:span><text:span text:style-name="T14_72">член</text:span><text:span text:style-name="T14_73"><text:s/></text:span><text:span text:style-name="T14_74">Совета</text:span><text:span text:style-name="T14_75"><text:s/></text:span><text:span text:style-name="T14_76">должен</text:span><text:span text:style-name="T14_77"><text:s/></text:span><text:span text:style-name="T14_78">осуществлять</text:span><text:span text:style-name="T14_79"><text:s/></text:span><text:span text:style-name="T14_80">свою</text:span><text:span text:style-name="T14_81"><text:s/></text:span><text:span text:style-name="T14_82">деятельность</text:span><text:span text:style-name="T14_83"><text:s/></text:span><text:span text:style-name="T14_84">в</text:span><text:span text:style-name="T14_85"><text:s/></text:span><text:span text:style-name="T14_86">Совете</text:span><text:span text:style-name="T14_87"><text:s/></text:span><text:span text:style-name="T14_88">не</text:span><text:span text:style-name="T14_89"><text:s/></text:span><text:span text:style-name="T14_90">менее</text:span><text:span text:style-name="T14_91"><text:s/></text:span><text:span text:style-name="T14_92">полугода</text:span><text:span text:style-name="T14_93">.<text:line-break/><text:line-break/>23.<text:s/></text:span><text:span text:style-name="T14_94">Заседания</text:span><text:span text:style-name="T14_95"><text:s/></text:span><text:span text:style-name="T14_96">Совета</text:span><text:span text:style-name="T14_97"><text:s/></text:span><text:span text:style-name="T14_98">проводятся</text:span><text:span text:style-name="T14_99"><text:s/></text:span><text:span text:style-name="T14_100"><office:annotation><dc:creator/><text:p text:style-name="P15"><text:span text:style-name="T15_1">Не</text:span><text:span text:style-name="T15_2"><text:s/></text:span><text:span text:style-name="T15_3">слишком</text:span><text:span text:style-name="T15_4"><text:s/></text:span><text:span text:style-name="T15_5">ли</text:span><text:span text:style-name="T15_6"><text:s/></text:span><text:span text:style-name="T15_7">много</text:span><text:span text:style-name="T15_8"><text:s/></text:span><text:span text:style-name="T15_9">времени</text:span><text:span text:style-name="T15_10"><text:s/></text:span><text:span text:style-name="T15_11">это</text:span><text:span text:style-name="T15_12"><text:s/></text:span><text:span text:style-name="T15_13">займет</text:span><text:span text:style-name="T15_14">?</text:span></text:p></office:annotation></text:span><text:span text:style-name="T15_15">еженедельно</text:span><text:span text:style-name="T15_16"><text:s/></text:span><text:span text:style-name="T15_17">по</text:span><text:span text:style-name="T15_18"><text:s/></text:span><text:span text:style-name="T15_19">четвергам</text:span><text:span text:style-name="T15_20">.<text:s/></text:span><text:span text:style-name="T15_21">Помимо</text:span><text:span text:style-name="T15_22"><text:s/></text:span><text:span text:style-name="T15_23">оргвопросов</text:span><text:span text:style-name="T15_24"><text:s/></text:span><text:span text:style-name="T15_25">в</text:span><text:span text:style-name="T15_26"><text:s/></text:span><text:span text:style-name="T15_27">компетенцию</text:span><text:span text:style-name="T15_28"><text:s/></text:span><text:span text:style-name="T15_29">Совета</text:span><text:span text:style-name="T15_30"><text:s/></text:span><text:span text:style-name="T15_31">входит</text:span><text:span text:style-name="T15_32"><text:s/></text:span><text:span text:style-name="T15_33"><office:annotation><dc:creator/><text:p text:style-name="P16"><text:span text:style-name="T16_1">Что</text:span><text:span text:style-name="T16_2"><text:s/></text:span><text:span text:style-name="T16_3">это</text:span><text:span text:style-name="T16_4">?<text:s/></text:span><text:span text:style-name="T16_5">Зачем</text:span><text:span text:style-name="T16_6">?<text:s/></text:span><text:span text:style-name="T16_7">Какие</text:span><text:span text:style-name="T16_8"><text:s/></text:span><text:span text:style-name="T16_9">последствия</text:span><text:span text:style-name="T16_10"><text:s/></text:span><text:span text:style-name="T16_11">несет</text:span><text:span text:style-name="T16_12">?</text:span></text:p></office:annotation></text:span><text:span text:style-name="T16_13">экспертиза</text:span><text:span text:style-name="T16_14"><text:s/></text:span><text:span text:style-name="T16_15">инициатив</text:span><text:span text:style-name="T16_16"><text:s/></text:span><text:span text:style-name="T16_17">членов</text:span><text:span text:style-name="T16_18"><text:s/></text:span><text:span text:style-name="T16_19">Клуба</text:span><text:span text:style-name="T16_20"><text:s/>(</text:span><text:span text:style-name="T16_21">регламент</text:span><text:span text:style-name="T16_22"><text:s/></text:span><text:span text:style-name="T16_23">выступлений</text:span><text:span text:style-name="T16_24"><text:s/>-<text:s/></text:span><text:span text:style-name="T16_25">не</text:span><text:span text:style-name="T16_26"><text:s/></text:span><text:span text:style-name="T16_27">более</text:span><text:span text:style-name="T16_28"><text:s/>10<text:s/></text:span><text:span text:style-name="T16_29">мин</text:span><text:span text:style-name="T16_30">.,<text:s/></text:span><text:span text:style-name="T16_31">ответы</text:span><text:span text:style-name="T16_32"><text:s/></text:span><text:span text:style-name="T16_33">на</text:span><text:span text:style-name="T16_34"><text:s/></text:span><text:span text:style-name="T16_35">вопросы</text:span><text:span text:style-name="T16_36"><text:s/></text:span><text:span text:style-name="T16_37">не</text:span><text:span text:style-name="T16_38"><text:s/></text:span><text:span text:style-name="T16_39">более</text:span><text:span text:style-name="T16_40"><text:s/>10<text:s/></text:span><text:span text:style-name="T16_41">мин</text:span><text:span text:style-name="T16_42">.)<text:s/></text:span><text:span text:style-name="T16_43">и</text:span><text:span text:style-name="T16_44"><text:s/></text:span><text:span text:style-name="T16_45">проведение</text:span><text:span text:style-name="T16_46"><text:s/></text:span><text:span text:style-name="T16_47">круглого</text:span><text:span text:style-name="T16_48"><text:s/></text:span><text:span text:style-name="T16_49">стола</text:span><text:span text:style-name="T16_50"><text:s/></text:span><text:span text:style-name="T16_51">для</text:span><text:span text:style-name="T16_52"><text:s/></text:span><text:span text:style-name="T16_53">обсуждения</text:span><text:span text:style-name="T16_54"><text:s/></text:span><text:span text:style-name="T16_55">общих</text:span><text:span text:style-name="T16_56"><text:s/></text:span><text:span text:style-name="T16_57">вопросов</text:span><text:span text:style-name="T16_58"><text:s/>(</text:span><text:span text:style-name="T16_59">регламент</text:span><text:span text:style-name="T16_60"><text:s/></text:span><text:span text:style-name="T16_61">выступлений</text:span><text:span text:style-name="T16_62"><text:s/>-<text:s/>3<text:s/></text:span><text:span text:style-name="T16_63">минуты</text:span><text:span text:style-name="T16_64">,<text:s/></text:span><text:span text:style-name="T16_65">ответы</text:span><text:span text:style-name="T16_66"><text:s/></text:span><text:span text:style-name="T16_67">на</text:span><text:span text:style-name="T16_68"><text:s/></text:span><text:span text:style-name="T16_69">вопросы</text:span><text:span text:style-name="T16_70"><text:s/>-<text:s/>3<text:s/></text:span><text:span text:style-name="T16_71">минуты</text:span><text:span text:style-name="T16_72">).<text:line-break/><text:line-break/>24.<text:s/></text:span><text:span text:style-name="T16_73">Совет</text:span><text:span text:style-name="T16_74"><text:s/></text:span><text:span text:style-name="T16_75">организует</text:span><text:span text:style-name="T16_76"><text:s/></text:span><text:span text:style-name="T16_77">официальную</text:span><text:span text:style-name="T16_78"><text:s/></text:span><text:span text:style-name="T16_79">переписку</text:span><text:span text:style-name="T16_80"><text:s/></text:span><text:span text:style-name="T16_81">в</text:span><text:span text:style-name="T16_82"><text:s/></text:span><text:span text:style-name="T16_83">которой</text:span><text:span text:style-name="T16_84"><text:s/></text:span><text:span text:style-name="T16_85">каждый</text:span><text:span text:style-name="T16_86"><text:s/></text:span><text:span text:style-name="T16_87">член</text:span><text:span text:style-name="T16_88"><text:s/></text:span><text:span text:style-name="T16_89">Совета</text:span><text:span text:style-name="T16_90"><text:s/></text:span><text:span text:style-name="T16_91">обладает</text:span><text:span text:style-name="T16_92"><text:s/></text:span><text:span text:style-name="T16_93">правом</text:span><text:span text:style-name="T16_94"><text:s/></text:span><text:span text:style-name="T16_95">направить</text:span><text:span text:style-name="T16_96"><text:s/></text:span><text:span text:style-name="T16_97">другим</text:span><text:span text:style-name="T16_98"><text:s/></text:span><text:span text:style-name="T16_99">членам</text:span><text:span text:style-name="T16_100"><text:s/></text:span><text:span text:style-name="T16_101">Совета</text:span><text:span text:style-name="T16_102"><text:s/></text:span><text:span text:style-name="T16_103">информацию</text:span><text:span text:style-name="T16_104">,<text:s/></text:span><text:span text:style-name="T16_105">которую</text:span><text:span text:style-name="T16_106"><text:s/></text:span><text:span text:style-name="T16_107">он</text:span><text:span text:style-name="T16_108"><text:s/></text:span><text:span text:style-name="T16_109">считает</text:span><text:span text:style-name="T16_110"><text:s/></text:span><text:span text:style-name="T16_111">в</text:span><text:span text:style-name="T16_112"><text:s/></text:span><text:span text:style-name="T16_113">данный</text:span><text:span text:style-name="T16_114"><text:s/></text:span><text:span text:style-name="T16_115">момент</text:span><text:span text:style-name="T16_116"><text:s/></text:span><text:span text:style-name="T16_117">актуальной</text:span><text:span text:style-name="T16_118"><text:s/></text:span><text:span text:style-name="T16_119">для</text:span><text:span text:style-name="T16_120"><text:s/></text:span><text:span text:style-name="T16_121">Клуба</text:span><text:span text:style-name="T16_122">.<text:line-break/><text:line-break/>25.<text:s/></text:span><text:span text:style-name="T16_123">Для</text:span><text:span text:style-name="T16_124"><text:s/></text:span><text:span text:style-name="T16_125">ведения</text:span><text:span text:style-name="T16_126"><text:s/></text:span><text:span text:style-name="T16_127">хозяйственной</text:span><text:span text:style-name="T16_128"><text:s/></text:span><text:span text:style-name="T16_129">деятельности</text:span><text:span text:style-name="T16_130"><text:s/></text:span><text:span text:style-name="T16_131">Клуб</text:span><text:span text:style-name="T16_132">,<text:s/></text:span><text:span text:style-name="T16_133">в</text:span><text:span text:style-name="T16_134"><text:s/></text:span><text:span text:style-name="T16_135">лице</text:span><text:span text:style-name="T16_136"><text:s/></text:span><text:span text:style-name="T16_137">Совета</text:span><text:span text:style-name="T16_138"><text:s/></text:span><text:span text:style-name="T16_139">Клуба</text:span><text:span text:style-name="T16_140"><text:s/></text:span><text:span text:style-name="T16_141">имеет</text:span><text:span text:style-name="T16_142"><text:s/></text:span><text:span text:style-name="T16_143">право</text:span><text:span text:style-name="T16_144"><text:s/></text:span><text:span text:style-name="T16_145">привлекать</text:span><text:span text:style-name="T16_146"><text:s/></text:span><text:span text:style-name="T16_147">уполномоченные</text:span><text:span text:style-name="T16_148"><text:s/></text:span><text:span text:style-name="T16_149">организации</text:span><text:span text:style-name="T16_150">,<text:s/></text:span><text:span text:style-name="T16_151">руководство</text:span><text:span text:style-name="T16_152"><text:s/></text:span><text:span text:style-name="T16_153">которых</text:span><text:span text:style-name="T16_154"><text:s/></text:span><text:span text:style-name="T16_155">формирует</text:span><text:span text:style-name="T16_156"><text:s/></text:span><text:span text:style-name="T16_157">Правление</text:span><text:span text:style-name="T16_158"><text:s/></text:span><text:span text:style-name="T16_159">Клуба</text:span><text:span text:style-name="T16_160">.<text:line-break/><text:line-break/></text:span><text:span text:style-name="T16_161">Правление</text:span><text:span text:style-name="T16_162"><text:s/></text:span><text:span text:style-name="T16_163">Клуба</text:span><text:span text:style-name="T16_164">.</text:span><text:span text:style-name="T16_165"><text:line-break/><text:line-break/>26.<text:s/></text:span><text:span text:style-name="T16_166">Правление</text:span><text:span text:style-name="T16_167"><text:s/></text:span><text:span text:style-name="T16_168">Клуба</text:span><text:span text:style-name="T16_169"><text:s/></text:span><text:span text:style-name="T16_170">обеспечивает</text:span><text:span text:style-name="T16_171"><text:s/></text:span><text:span text:style-name="T16_172">выполнение</text:span><text:span text:style-name="T16_173"><text:s/></text:span><text:span text:style-name="T16_174">решений</text:span><text:span text:style-name="T16_175"><text:s/></text:span><text:span text:style-name="T16_176">принятых</text:span><text:span text:style-name="T16_177"><text:s/></text:span><text:span text:style-name="T16_178">Советом</text:span><text:span text:style-name="T16_179"><text:s/></text:span><text:span text:style-name="T16_180">путем</text:span><text:span text:style-name="T16_181"><text:s/></text:span><text:span text:style-name="T16_182">сопровождения</text:span><text:span text:style-name="T16_183"><text:s/></text:span><text:span text:style-name="T16_184">юридических</text:span><text:span text:style-name="T16_185"><text:s/></text:span><text:span text:style-name="T16_186">и</text:span><text:span text:style-name="T16_187"><text:s/></text:span><text:span text:style-name="T16_188">финансовых</text:span><text:span text:style-name="T16_189"><text:s/></text:span><text:span text:style-name="T16_190">вопросов</text:span><text:span text:style-name="T16_191">.<text:line-break/><text:line-break/>27.<text:s/></text:span><text:span text:style-name="T16_192">Правление</text:span><text:span text:style-name="T16_193"><text:s/></text:span><text:span text:style-name="T16_194">Клуба</text:span><text:span text:style-name="T16_195"><text:s/></text:span><text:span text:style-name="T16_196">проводит</text:span><text:span text:style-name="T16_197"><text:s/></text:span><text:span text:style-name="T16_198">заседания</text:span><text:span text:style-name="T16_199"><text:s/></text:span><text:span text:style-name="T16_200">ежемесячно</text:span><text:span text:style-name="T16_201"><text:s/></text:span><text:span text:style-name="T16_202">в</text:span><text:span text:style-name="T16_203"><text:s/></text:span><text:span text:style-name="T16_204">последнюю</text:span><text:span text:style-name="T16_205"><text:s/></text:span><text:span text:style-name="T16_206">субботу</text:span><text:span text:style-name="T16_207"><text:s/></text:span><text:span text:style-name="T16_208">месяца</text:span><text:span text:style-name="T16_209">.<text:line-break/><text:line-break/></text:span><text:span text:style-name="T16_210"><office:annotation><dc:creator/><text:p text:style-name="P17"><text:span text:style-name="T17_1">Я</text:span><text:span text:style-name="T17_2"><text:s/></text:span><text:span text:style-name="T17_3">в</text:span><text:span text:style-name="T17_4"><text:s/></text:span><text:span text:style-name="T17_5">общем</text:span><text:span text:style-name="T17_6"><text:s/></text:span><text:span text:style-name="T17_7">против</text:span><text:span text:style-name="T17_8"><text:s/></text:span><text:span text:style-name="T17_9">пирамид</text:span><text:span text:style-name="T17_10">,<text:s/></text:span><text:span text:style-name="T17_11">MLM</text:span><text:span text:style-name="T17_12"><text:s/></text:span><text:span text:style-name="T17_13">и</text:span><text:span text:style-name="T17_14"><text:s/></text:span><text:span text:style-name="T17_15">прочих</text:span><text:span text:style-name="T17_16"><text:s/></text:span><text:span text:style-name="T17_17">схем</text:span><text:span text:style-name="T17_18">,<text:s/></text:span><text:span text:style-name="T17_19">порочащих</text:span><text:span text:style-name="T17_20"><text:s/></text:span><text:span text:style-name="T17_21">репутацию</text:span><text:span text:style-name="T17_22"><text:s/></text:span><text:span text:style-name="T17_23">всех</text:span><text:span text:style-name="T17_24">,<text:s/></text:span><text:span text:style-name="T17_25">кто</text:span><text:span text:style-name="T17_26"><text:s/></text:span><text:span text:style-name="T17_27">к</text:span><text:span text:style-name="T17_28"><text:s/></text:span><text:span text:style-name="T17_29">ним</text:span><text:span text:style-name="T17_30"><text:s/></text:span><text:span text:style-name="T17_31">прибегает</text:span><text:span text:style-name="T17_32">.</text:span></text:p></office:annotation></text:span><text:span text:style-name="T17_33">Финансирование</text:span><text:span text:style-name="T17_34"><text:s/></text:span><text:span text:style-name="T17_35">инициатив</text:span><text:span text:style-name="T17_36">.</text:span><text:span text:style-name="T17_37"><text:line-break/><text:line-break/>31.<text:s/></text:span><text:span text:style-name="T17_38"><office:annotation><dc:creator/><text:p text:style-name="P18"><text:span text:style-name="T18_1">В</text:span><text:span text:style-name="T18_2"><text:s/></text:span><text:span text:style-name="T18_3">любом</text:span><text:span text:style-name="T18_4"><text:s/></text:span><text:span text:style-name="T18_5">случае</text:span><text:span text:style-name="T18_6"><text:s/></text:span><text:span text:style-name="T18_7">финансирование</text:span><text:span text:style-name="T18_8"><text:s/></text:span><text:span text:style-name="T18_9">может</text:span><text:span text:style-name="T18_10"><text:s/></text:span><text:span text:style-name="T18_11">получать</text:span><text:span text:style-name="T18_12"><text:s/></text:span><text:span text:style-name="T18_13">только</text:span><text:span text:style-name="T18_14"><text:s/></text:span><text:span text:style-name="T18_15">смета</text:span><text:span text:style-name="T18_16">.<text:s/></text:span><text:span text:style-name="T18_17">Никаких</text:span><text:span text:style-name="T18_18"><text:s/></text:span><text:span text:style-name="T18_19">идей</text:span><text:span text:style-name="T18_20"><text:s/></text:span><text:span text:style-name="T18_21">получать</text:span><text:span text:style-name="T18_22"><text:s/></text:span><text:span text:style-name="T18_23">финансирование</text:span><text:span text:style-name="T18_24"><text:s/></text:span><text:span text:style-name="T18_25">не</text:span><text:span text:style-name="T18_26"><text:s/></text:span><text:span text:style-name="T18_27">могут</text:span><text:span text:style-name="T18_28">.<text:s/></text:span><text:span text:style-name="T18_29">Все</text:span><text:span text:style-name="T18_30"><text:s/></text:span><text:span text:style-name="T18_31">средства</text:span><text:span text:style-name="T18_32"><text:s/></text:span><text:span text:style-name="T18_33">должны</text:span><text:span text:style-name="T18_34"><text:s/></text:span><text:span text:style-name="T18_35">идти</text:span><text:span text:style-name="T18_36"><text:s/></text:span><text:span text:style-name="T18_37">в</text:span><text:span text:style-name="T18_38"><text:s/></text:span><text:span text:style-name="T18_39">дело</text:span><text:span text:style-name="T18_40">.<text:s/></text:span><text:span text:style-name="T18_41">При</text:span><text:span text:style-name="T18_42"><text:s/></text:span><text:span text:style-name="T18_43">это</text:span><text:span text:style-name="T18_44"><text:s/></text:span><text:span text:style-name="T18_45">все</text:span><text:span text:style-name="T18_46"><text:s/></text:span><text:span text:style-name="T18_47">должно</text:span><text:span text:style-name="T18_48"><text:s/></text:span><text:span text:style-name="T18_49">быть</text:span><text:span text:style-name="T18_50"><text:s/></text:span><text:span text:style-name="T18_51">предельно</text:span><text:span text:style-name="T18_52"><text:s/></text:span><text:span text:style-name="T18_53">прозрачным</text:span><text:span text:style-name="T18_54">.</text:span></text:p></office:annotation></text:span><text:span text:style-name="T18_55">Финансирование</text:span><text:span text:style-name="T18_56"><text:s/></text:span><text:span text:style-name="T18_57">инициатив</text:span><text:span text:style-name="T18_58"><text:s/></text:span><text:span text:style-name="T18_59">членов</text:span><text:span text:style-name="T18_60"><text:s/></text:span><text:span text:style-name="T18_61">Клуба</text:span><text:span text:style-name="T18_62"><text:s/></text:span><text:span text:style-name="T18_63">осуществляется</text:span><text:span text:style-name="T18_64"><text:s/></text:span><text:span text:style-name="T18_65">путём</text:span><text:span text:style-name="T18_66"><text:s/></text:span><text:span text:style-name="T18_67">сбора</text:span><text:span text:style-name="T18_68"><text:s/></text:span><text:span text:style-name="T18_69">членских</text:span><text:span text:style-name="T18_70"><text:s/></text:span><text:span text:style-name="T18_71">взносов</text:span><text:span text:style-name="T18_72"><text:s/></text:span><text:span text:style-name="T18_73">в</text:span><text:span text:style-name="T18_74"><text:s/></text:span><text:span text:style-name="T18_75">виде</text:span><text:span text:style-name="T18_76"><text:s/></text:span><text:span text:style-name="T18_77">добровольных</text:span><text:span text:style-name="T18_78"><text:s/></text:span><text:span text:style-name="T18_79">пожертвований</text:span><text:span text:style-name="T18_80"><text:s/></text:span><text:span text:style-name="T18_81">еженедельно</text:span><text:span text:style-name="T18_82"><text:s/></text:span><text:span text:style-name="T18_83">в</text:span><text:span text:style-name="T18_84"><text:s/></text:span><text:span text:style-name="T18_85">размере</text:span><text:span text:style-name="T18_86"><text:s/>100<text:s/></text:span><text:span text:style-name="T18_87">руб</text:span><text:span text:style-name="T18_88">.<text:line-break/><text:line-break/>32.<text:s/></text:span><text:span text:style-name="T18_89">Для</text:span><text:span text:style-name="T18_90"><text:s/></text:span><text:span text:style-name="T18_91">получения</text:span><text:span text:style-name="T18_92"><text:s/></text:span><text:span text:style-name="T18_93">финансирования</text:span><text:span text:style-name="T18_94"><text:s/></text:span><text:span text:style-name="T18_95">инициатив</text:span><text:span text:style-name="T18_96"><text:s/></text:span><text:span text:style-name="T18_97">члены</text:span><text:span text:style-name="T18_98"><text:s/></text:span><text:span text:style-name="T18_99">Клуба</text:span><text:span text:style-name="T18_100"><text:s/></text:span><text:span text:style-name="T18_101">создают</text:span><text:span text:style-name="T18_102"><text:s/></text:span><text:span text:style-name="T18_103">сайт</text:span><text:span text:style-name="T18_104"><text:s/></text:span><text:span text:style-name="T18_105">или</text:span><text:span text:style-name="T18_106"><text:s/></text:span><text:span text:style-name="T18_107">группу</text:span><text:span text:style-name="T18_108"><text:s/></text:span><text:span text:style-name="T18_109">в</text:span><text:span text:style-name="T18_110"><text:s/></text:span><text:span text:style-name="T18_111">социальной</text:span><text:span text:style-name="T18_112"><text:s/></text:span><text:span text:style-name="T18_113">сети</text:span><text:span text:style-name="T18_114">,<text:s/></text:span><text:span text:style-name="T18_115">направляют</text:span><text:span text:style-name="T18_116"><text:s/></text:span><text:span text:style-name="T18_117">информацию</text:span><text:span text:style-name="T18_118"><text:s/></text:span><text:span text:style-name="T18_119">на</text:span><text:span text:style-name="T18_120"><text:s/></text:span><text:span text:style-name="T18_121">рассмотрение</text:span><text:span text:style-name="T18_122"><text:s/></text:span><text:span text:style-name="T18_123">Совета</text:span><text:span text:style-name="T18_124"><text:s/></text:span><text:span text:style-name="T18_125">и</text:span><text:span text:style-name="T18_126"><text:s/>(</text:span><text:span text:style-name="T18_127">или</text:span><text:span text:style-name="T18_128">)<text:s/></text:span><text:span text:style-name="T18_129">приходят</text:span><text:span text:style-name="T18_130"><text:s/></text:span><text:span text:style-name="T18_131">для</text:span><text:span text:style-name="T18_132"><text:s/></text:span><text:span text:style-name="T18_133">представления</text:span><text:span text:style-name="T18_134"><text:s/></text:span><text:span text:style-name="T18_135">инициативы</text:span><text:span text:style-name="T18_136"><text:s/></text:span><text:span text:style-name="T18_137">лично</text:span><text:span text:style-name="T18_138"><text:s/></text:span><text:span text:style-name="T18_139">на</text:span><text:span text:style-name="T18_140"><text:s/></text:span><text:span text:style-name="T18_141">заседание</text:span><text:span text:style-name="T18_142"><text:s/></text:span><text:span text:style-name="T18_143">Совета</text:span><text:span text:style-name="T18_144">.<text:line-break/><text:line-break/>33.<text:s/></text:span><text:span text:style-name="T18_145">В</text:span><text:span text:style-name="T18_146"><text:s/></text:span><text:span text:style-name="T18_147">случае</text:span><text:span text:style-name="T18_148"><text:s/></text:span><text:span text:style-name="T18_149">прохождения</text:span><text:span text:style-name="T18_150"><text:s/></text:span><text:span text:style-name="T18_151">модерации</text:span><text:span text:style-name="T18_152"><text:s/></text:span><text:span text:style-name="T18_153">идея</text:span><text:span text:style-name="T18_154"><text:s/></text:span><text:span text:style-name="T18_155">одобряется</text:span><text:span text:style-name="T18_156"><text:s/></text:span><text:span text:style-name="T18_157">Советом</text:span><text:span text:style-name="T18_158"><text:s/></text:span><text:span text:style-name="T18_159">и</text:span><text:span text:style-name="T18_160"><text:s/></text:span><text:span text:style-name="T18_161">публикуется</text:span><text:span text:style-name="T18_162"><text:s/></text:span><text:span text:style-name="T18_163">в</text:span><text:span text:style-name="T18_164"><text:s/></text:span><text:span text:style-name="T18_165">разделе</text:span><text:span text:style-name="T18_166"><text:s/>“</text:span><text:span text:style-name="T18_167">Новости</text:span><text:span text:style-name="T18_168">”<text:s/></text:span><text:span text:style-name="T18_169">на</text:span><text:span text:style-name="T18_170"><text:s/></text:span><text:span text:style-name="T18_171">сайте</text:span><text:span text:style-name="T18_172"><text:s/></text:span><text:span text:style-name="T18_173">благотворительной</text:span><text:span text:style-name="T18_174"><text:s/></text:span><text:span text:style-name="T18_175">сети</text:span><text:span text:style-name="T18_176">,<text:s/></text:span><text:span text:style-name="T18_177">уполномоченной</text:span><text:span text:style-name="T18_178"><text:s/></text:span><text:span text:style-name="T18_179">осуществлять</text:span><text:span text:style-name="T18_180"><text:s/></text:span><text:span text:style-name="T18_181">сбор</text:span><text:span text:style-name="T18_182"><text:s/></text:span><text:span text:style-name="T18_183">средств</text:span><text:span text:style-name="T18_184">.<text:line-break/><text:line-break/>34.<text:s/></text:span><text:span text:style-name="T18_185">После</text:span><text:span text:style-name="T18_186"><text:s/></text:span><text:span text:style-name="T18_187">получения</text:span><text:span text:style-name="T18_188"><text:s/></text:span><text:span text:style-name="T18_189">одобрения</text:span><text:span text:style-name="T18_190"><text:s/></text:span><text:span text:style-name="T18_191">Советом</text:span><text:span text:style-name="T18_192"><text:s/></text:span><text:span text:style-name="T18_193">член</text:span><text:span text:style-name="T18_194"><text:s/></text:span><text:span text:style-name="T18_195">Клуба</text:span><text:span text:style-name="T18_196"><text:s/></text:span><text:span text:style-name="T18_197">для</text:span><text:span text:style-name="T18_198"><text:s/></text:span><text:span text:style-name="T18_199">создания</text:span><text:span text:style-name="T18_200"><text:s/></text:span><text:span text:style-name="T18_201">своего</text:span><text:span text:style-name="T18_202"><text:s/></text:span><text:span text:style-name="T18_203">сегмента</text:span><text:span text:style-name="T18_204"><text:s/></text:span><text:span text:style-name="T18_205">благотворительной</text:span><text:span text:style-name="T18_206"><text:s/></text:span><text:span text:style-name="T18_207">сети</text:span><text:span text:style-name="T18_208"><text:s/></text:span><text:span text:style-name="T18_209">делает</text:span><text:span text:style-name="T18_210"><text:s/></text:span><text:span text:style-name="T18_211">благотворительный</text:span><text:span text:style-name="T18_212"><text:s/></text:span><text:span text:style-name="T18_213">взнос</text:span><text:span text:style-name="T18_214"><text:s/></text:span><text:span text:style-name="T18_215">в</text:span><text:span text:style-name="T18_216"><text:s/></text:span><text:span text:style-name="T18_217">размере</text:span><text:span text:style-name="T18_218"><text:s/>1000<text:s/></text:span><text:span text:style-name="T18_219">руб</text:span><text:span text:style-name="T18_220">.<text:s/></text:span><text:span text:style-name="T18_221">и</text:span><text:span text:style-name="T18_222"><text:s/></text:span><text:span text:style-name="T18_223">приглашает</text:span><text:span text:style-name="T18_224"><text:s/></text:span><text:span text:style-name="T18_225">друзей</text:span><text:span text:style-name="T18_226"><text:s/></text:span><text:span text:style-name="T18_227">поддержать</text:span><text:span text:style-name="T18_228"><text:s/></text:span><text:span text:style-name="T18_229">свои</text:span><text:span text:style-name="T18_230"><text:s/></text:span><text:span text:style-name="T18_231">инициативы</text:span><text:span text:style-name="T18_232"><text:s/></text:span><text:span text:style-name="T18_233">путем</text:span><text:span text:style-name="T18_234"><text:s/></text:span><text:span text:style-name="T18_235">направления</text:span><text:span text:style-name="T18_236"><text:s/></text:span><text:span text:style-name="T18_237">реферальной</text:span><text:span text:style-name="T18_238"><text:s/></text:span><text:span text:style-name="T18_239">ссылки</text:span><text:span text:style-name="T18_240"><text:s/></text:span><text:span text:style-name="T18_241">для</text:span><text:span text:style-name="T18_242"><text:s/></text:span><text:span text:style-name="T18_243">вступления</text:span><text:span text:style-name="T18_244"><text:s/></text:span><text:span text:style-name="T18_245">в</text:span><text:span text:style-name="T18_246"><text:s/></text:span><text:span text:style-name="T18_247">Клуб</text:span><text:span text:style-name="T18_248">.<text:line-break/><text:line-break/>35.<text:s/></text:span><text:span text:style-name="T18_249">Член</text:span><text:span text:style-name="T18_250"><text:s/></text:span><text:span text:style-name="T18_251">Клуба</text:span><text:span text:style-name="T18_252"><text:s/></text:span><text:span text:style-name="T18_253">получает</text:span><text:span text:style-name="T18_254"><text:s/></text:span><text:span text:style-name="T18_255">на</text:span><text:span text:style-name="T18_256"><text:s/></text:span><text:span text:style-name="T18_257">свои</text:span><text:span text:style-name="T18_258"><text:s/></text:span><text:span text:style-name="T18_259">инициативы</text:span><text:span text:style-name="T18_260"><text:s/></text:span><text:span text:style-name="T18_261">все</text:span><text:span text:style-name="T18_262"><text:s/></text:span><text:span text:style-name="T18_263">собранные</text:span><text:span text:style-name="T18_264"><text:s/></text:span><text:span text:style-name="T18_265">в</text:span><text:span text:style-name="T18_266"><text:s/></text:span><text:span text:style-name="T18_267">созданном</text:span><text:span text:style-name="T18_268"><text:s/></text:span><text:span text:style-name="T18_269">сегменте</text:span><text:span text:style-name="T18_270"><text:s/></text:span><text:span text:style-name="T18_271">сети</text:span><text:span text:style-name="T18_272"><text:s/></text:span><text:span text:style-name="T18_273">средства</text:span><text:span text:style-name="T18_274"><text:s/></text:span><text:span text:style-name="T18_275">ежемесячно</text:span><text:span text:style-name="T18_276"><text:s/></text:span><text:span text:style-name="T18_277">до</text:span><text:span text:style-name="T18_278"><text:s/>10-</text:span><text:span text:style-name="T18_279">го</text:span><text:span text:style-name="T18_280"><text:s/></text:span><text:span text:style-name="T18_281">числа</text:span><text:span text:style-name="T18_282"><text:s/></text:span><text:span text:style-name="T18_283">месяца</text:span><text:span text:style-name="T18_284"><text:s/></text:span><text:span text:style-name="T18_285">следующего</text:span><text:span text:style-name="T18_286"><text:s/></text:span><text:span text:style-name="T18_287">за</text:span><text:span text:style-name="T18_288"><text:s/></text:span><text:span text:style-name="T18_289">месяцем</text:span><text:span text:style-name="T18_290"><text:s/></text:span><text:span text:style-name="T18_291">сбора</text:span><text:span text:style-name="T18_292"><text:s/></text:span><text:span text:style-name="T18_293">за</text:span><text:span text:style-name="T18_294"><text:s/></text:span><text:span text:style-name="T18_295">вычетом</text:span><text:span text:style-name="T18_296"><text:s/></text:span><text:span text:style-name="T18_297">общей</text:span><text:span text:style-name="T18_298"><text:s/></text:span><text:span text:style-name="T18_299">комиссии</text:span><text:span text:style-name="T18_300"><text:s/></text:span><text:span text:style-name="T18_301">и</text:span><text:span text:style-name="T18_302"><text:s/></text:span><text:span text:style-name="T18_303">реферального</text:span><text:span text:style-name="T18_304"><text:s/></text:span><text:span text:style-name="T18_305">вознаграждения</text:span><text:span text:style-name="T18_306"><text:s/></text:span><text:span text:style-name="T18_307">физических</text:span><text:span text:style-name="T18_308"><text:s/></text:span><text:span text:style-name="T18_309">лиц</text:span><text:span text:style-name="T18_310"><text:s/>-<text:s/></text:span><text:span text:style-name="T18_311">организаторов</text:span><text:span text:style-name="T18_312"><text:s/></text:span><text:span text:style-name="T18_313">сбора</text:span><text:span text:style-name="T18_314">.<text:line-break/><text:line-break/>36.<text:s/></text:span><text:span text:style-name="T18_315">Общая</text:span><text:span text:style-name="T18_316"><text:s/></text:span><text:span text:style-name="T18_317">комиссия</text:span><text:span text:style-name="T18_318"><text:s/></text:span><text:span text:style-name="T18_319">составляет</text:span><text:span text:style-name="T18_320"><text:s/>10%<text:s/></text:span><text:span text:style-name="T18_321">распределяется</text:span><text:span text:style-name="T18_322"><text:s/></text:span><text:span text:style-name="T18_323">следующим</text:span><text:span text:style-name="T18_324"><text:s/></text:span><text:span text:style-name="T18_325">образом</text:span><text:span text:style-name="T18_326">:<text:s/>3%<text:s/>-<text:s/></text:span><text:span text:style-name="T18_327">комиссия</text:span><text:span text:style-name="T18_328"><text:s/></text:span><text:span text:style-name="T18_329">уполномоченной</text:span><text:span text:style-name="T18_330"><text:s/></text:span><text:span text:style-name="T18_331">Клубом</text:span><text:span text:style-name="T18_332"><text:s/></text:span><text:span text:style-name="T18_333">платформы</text:span><text:span text:style-name="T18_334"><text:s/></text:span><text:span text:style-name="T18_335">по</text:span><text:span text:style-name="T18_336"><text:s/></text:span><text:span text:style-name="T18_337">сбору</text:span><text:span text:style-name="T18_338"><text:s/></text:span><text:span text:style-name="T18_339">благотворительных</text:span><text:span text:style-name="T18_340"><text:s/></text:span><text:span text:style-name="T18_341">взносов</text:span><text:span text:style-name="T18_342">,<text:s/>6%<text:s/>-<text:s/></text:span><text:span text:style-name="T18_343">комиссия</text:span><text:span text:style-name="T18_344"><text:s/></text:span><text:span text:style-name="T18_345">уполномоченных</text:span><text:span text:style-name="T18_346"><text:s/></text:span><text:span text:style-name="T18_347">организаций</text:span><text:span text:style-name="T18_348">,<text:s/></text:span><text:span text:style-name="T18_349">осуществляющих</text:span><text:span text:style-name="T18_350"><text:s/></text:span><text:span text:style-name="T18_351">обеспечение</text:span><text:span text:style-name="T18_352"><text:s/></text:span><text:span text:style-name="T18_353">хозяйственной</text:span><text:span text:style-name="T18_354"><text:s/></text:span><text:span text:style-name="T18_355">деятельности</text:span><text:span text:style-name="T18_356"><text:s/></text:span><text:span text:style-name="T18_357">Клуба</text:span><text:span text:style-name="T18_358"><text:s/>(</text:span><text:span text:style-name="T18_359">налоги</text:span><text:span text:style-name="T18_360">,<text:s/></text:span><text:span text:style-name="T18_361">бухгалтерское</text:span><text:span text:style-name="T18_362"><text:s/></text:span><text:span text:style-name="T18_363">сопровождение</text:span><text:span text:style-name="T18_364"><text:s/></text:span><text:span text:style-name="T18_365">и</text:span><text:span text:style-name="T18_366"><text:s/></text:span><text:span text:style-name="T18_367">т</text:span><text:span text:style-name="T18_368">.</text:span><text:span text:style-name="T18_369">д</text:span><text:span text:style-name="T18_370">.),<text:s/>1%<text:s/>-<text:s/></text:span><text:span text:style-name="T18_371">на</text:span><text:span text:style-name="T18_372"><text:s/></text:span><text:span text:style-name="T18_373">обеспечение</text:span><text:span text:style-name="T18_374"><text:s/></text:span><text:span text:style-name="T18_375">текущей</text:span><text:span text:style-name="T18_376"><text:s/></text:span><text:span text:style-name="T18_377">деятельности</text:span><text:span text:style-name="T18_378"><text:s/></text:span><text:span text:style-name="T18_379">Клуба</text:span><text:span text:style-name="T18_380"><text:s/>(</text:span><text:span text:style-name="T18_381">аренда</text:span><text:span text:style-name="T18_382">,<text:s/></text:span><text:span text:style-name="T18_383">съемки</text:span><text:span text:style-name="T18_384"><text:s/></text:span><text:span text:style-name="T18_385">и</text:span><text:span text:style-name="T18_386"><text:s/></text:span><text:span text:style-name="T18_387">т</text:span><text:span text:style-name="T18_388">.</text:span><text:span text:style-name="T18_389">д</text:span><text:span text:style-name="T18_390">.).<text:s/></text:span><text:span text:style-name="T18_391">Решение</text:span><text:span text:style-name="T18_392"><text:s/></text:span><text:span text:style-name="T18_393">по</text:span><text:span text:style-name="T18_394"><text:s/></text:span><text:span text:style-name="T18_395">распределению</text:span><text:span text:style-name="T18_396"><text:s/></text:span><text:span text:style-name="T18_397">средств</text:span><text:span text:style-name="T18_398"><text:s/></text:span><text:span text:style-name="T18_399">на</text:span><text:span text:style-name="T18_400"><text:s/></text:span><text:span text:style-name="T18_401">очередной</text:span><text:span text:style-name="T18_402"><text:s/></text:span><text:span text:style-name="T18_403">месяц</text:span><text:span text:style-name="T18_404"><text:s/></text:span><text:span text:style-name="T18_405">следующий</text:span><text:span text:style-name="T18_406"><text:s/></text:span><text:span text:style-name="T18_407">за</text:span><text:span text:style-name="T18_408"><text:s/></text:span><text:span text:style-name="T18_409">месяцем</text:span><text:span text:style-name="T18_410"><text:s/></text:span><text:span text:style-name="T18_411">сбора</text:span><text:span text:style-name="T18_412"><text:s/></text:span><text:span text:style-name="T18_413">принимает</text:span><text:span text:style-name="T18_414"><text:s/></text:span><text:span text:style-name="T18_415">вновь</text:span><text:span text:style-name="T18_416"><text:s/></text:span><text:span text:style-name="T18_417">избранный</text:span><text:span text:style-name="T18_418"><text:s/></text:span><text:span text:style-name="T18_419">Председатель</text:span><text:span text:style-name="T18_420">.<text:line-break/><text:line-break/>37.<text:s/></text:span><text:span text:style-name="T18_421">Реферальное</text:span><text:span text:style-name="T18_422"><text:s/></text:span><text:span text:style-name="T18_423">вознаграждение</text:span><text:span text:style-name="T18_424"><text:s/></text:span><text:span text:style-name="T18_425">в</text:span><text:span text:style-name="T18_426"><text:s/></text:span><text:span text:style-name="T18_427">благотворительной</text:span><text:span text:style-name="T18_428"><text:s/></text:span><text:span text:style-name="T18_429">сети</text:span><text:span text:style-name="T18_430"><text:s/></text:span><text:span text:style-name="T18_431">составляет</text:span><text:span text:style-name="T18_432"><text:s/>10%<text:s/></text:span><text:span text:style-name="T18_433">от</text:span><text:span text:style-name="T18_434"><text:s/></text:span><text:span text:style-name="T18_435">еженедельных</text:span><text:span text:style-name="T18_436"><text:s/></text:span><text:span text:style-name="T18_437">благотворительных</text:span><text:span text:style-name="T18_438"><text:s/></text:span><text:span text:style-name="T18_439">взносов</text:span><text:span text:style-name="T18_440"><text:s/></text:span><text:span text:style-name="T18_441">членов</text:span><text:span text:style-name="T18_442"><text:s/></text:span><text:span text:style-name="T18_443">Клуба</text:span><text:span text:style-name="T18_444">.<text:s/></text:span><text:span text:style-name="T18_445">Каждый</text:span><text:span text:style-name="T18_446"><text:s/></text:span><text:span text:style-name="T18_447">член</text:span><text:span text:style-name="T18_448"><text:s/></text:span><text:span text:style-name="T18_449">Клуба</text:span><text:span text:style-name="T18_450"><text:s/></text:span><text:span text:style-name="T18_451">рекомендуя</text:span><text:span text:style-name="T18_452"><text:s/></text:span><text:span text:style-name="T18_453">свои</text:span><text:span text:style-name="T18_454"><text:s/></text:span><text:span text:style-name="T18_455">инициативы</text:span><text:span text:style-name="T18_456"><text:s/></text:span><text:span text:style-name="T18_457">или</text:span><text:span text:style-name="T18_458"><text:s/></text:span><text:span text:style-name="T18_459">инициативы</text:span><text:span text:style-name="T18_460"><text:s/></text:span><text:span text:style-name="T18_461">пригласивших</text:span><text:span text:style-name="T18_462"><text:s/></text:span><text:span text:style-name="T18_463">в</text:span><text:span text:style-name="T18_464"><text:s/></text:span><text:span text:style-name="T18_465">Клуб</text:span><text:span text:style-name="T18_466"><text:s/></text:span><text:span text:style-name="T18_467">друзей</text:span><text:span text:style-name="T18_468"><text:s/></text:span><text:span text:style-name="T18_469">и</text:span><text:span text:style-name="T18_470"><text:s/></text:span><text:span text:style-name="T18_471">направляя</text:span><text:span text:style-name="T18_472"><text:s/></text:span><text:span text:style-name="T18_473">реферальную</text:span><text:span text:style-name="T18_474"><text:s/></text:span><text:span text:style-name="T18_475">ссылку</text:span><text:span text:style-name="T18_476"><text:s/></text:span><text:span text:style-name="T18_477">своим</text:span><text:span text:style-name="T18_478"><text:s/></text:span><text:span text:style-name="T18_479">друзьям</text:span><text:span text:style-name="T18_480"><text:s/></text:span><text:span text:style-name="T18_481">становится</text:span><text:span text:style-name="T18_482"><text:s/></text:span><text:span text:style-name="T18_483">организатором</text:span><text:span text:style-name="T18_484"><text:s/></text:span><text:span text:style-name="T18_485">своего</text:span><text:span text:style-name="T18_486"><text:s/></text:span><text:span text:style-name="T18_487">сегмента</text:span><text:span text:style-name="T18_488"><text:s/></text:span><text:span text:style-name="T18_489">сети</text:span><text:span text:style-name="T18_490"><text:s/></text:span><text:span text:style-name="T18_491">и</text:span><text:span text:style-name="T18_492"><text:s/></text:span><text:span text:style-name="T18_493">одновременно</text:span><text:span text:style-name="T18_494"><text:s/></text:span><text:span text:style-name="T18_495">привлекает</text:span><text:span text:style-name="T18_496"><text:s/></text:span><text:span text:style-name="T18_497">новых</text:span><text:span text:style-name="T18_498"><text:s/></text:span><text:span text:style-name="T18_499">членов</text:span><text:span text:style-name="T18_500"><text:s/></text:span><text:span text:style-name="T18_501">Клуба</text:span><text:span text:style-name="T18_502">.<text:s/></text:span><text:span text:style-name="T18_503">Однако</text:span><text:span text:style-name="T18_504"><text:s/></text:span><text:span text:style-name="T18_505">рекомендуя</text:span><text:span text:style-name="T18_506"><text:s/></text:span><text:span text:style-name="T18_507">проект</text:span><text:span text:style-name="T18_508"><text:s/></text:span><text:span text:style-name="T18_509">друга</text:span><text:span text:style-name="T18_510"><text:s/></text:span><text:span text:style-name="T18_511">своим</text:span><text:span text:style-name="T18_512"><text:s/></text:span><text:span text:style-name="T18_513">друзьям</text:span><text:span text:style-name="T18_514"><text:s/></text:span><text:span text:style-name="T18_515">от</text:span><text:span text:style-name="T18_516"><text:s/></text:span><text:span text:style-name="T18_517">души</text:span><text:span text:style-name="T18_518"><text:s/></text:span><text:span text:style-name="T18_519">и</text:span><text:span text:style-name="T18_520"><text:s/></text:span><text:span text:style-name="T18_521">руководствуясь</text:span><text:span text:style-name="T18_522"><text:s/></text:span><text:span text:style-name="T18_523">правилом</text:span><text:span text:style-name="T18_524"><text:s/></text:span><text:span text:style-name="T18_525">этики</text:span><text:span text:style-name="T18_526"><text:s/></text:span><text:span text:style-name="T18_527">мы</text:span><text:span text:style-name="T18_528"><text:s/></text:span><text:span text:style-name="T18_529">не</text:span><text:span text:style-name="T18_530"><text:s/></text:span><text:span text:style-name="T18_531">имеем</text:span><text:span text:style-name="T18_532"><text:s/></text:span><text:span text:style-name="T18_533">морального</text:span><text:span text:style-name="T18_534"><text:s/></text:span><text:span text:style-name="T18_535">права</text:span><text:span text:style-name="T18_536"><text:s/></text:span><text:span text:style-name="T18_537">на</text:span><text:span text:style-name="T18_538"><text:s/></text:span><text:span text:style-name="T18_539">друзьях</text:span><text:span text:style-name="T18_540"><text:s/></text:span><text:span text:style-name="T18_541">зарабатывать</text:span><text:span text:style-name="T18_542">.<text:s/></text:span><text:span text:style-name="T18_543">Поэтому</text:span><text:span text:style-name="T18_544"><text:s/>10%<text:s/></text:span><text:span text:style-name="T18_545">комиссия</text:span><text:span text:style-name="T18_546"><text:s/></text:span><text:span text:style-name="T18_547">от</text:span><text:span text:style-name="T18_548"><text:s/>100<text:s/></text:span><text:span text:style-name="T18_549">руб</text:span><text:span text:style-name="T18_550">.<text:s/></text:span><text:span text:style-name="T18_551">организатору</text:span><text:span text:style-name="T18_552"><text:s/></text:span><text:span text:style-name="T18_553">приходит</text:span><text:span text:style-name="T18_554"><text:s/></text:span><text:span text:style-name="T18_555">с</text:span><text:span text:style-name="T18_556"><text:s/>"</text:span><text:span text:style-name="T18_557">внешнего</text:span><text:span text:style-name="T18_558"><text:s/></text:span><text:span text:style-name="T18_559">круга</text:span><text:span text:style-name="T18_560">"<text:s/>-<text:s/></text:span><text:span text:style-name="T18_561">от</text:span><text:span text:style-name="T18_562"><text:s/></text:span><text:span text:style-name="T18_563">друзей</text:span><text:span text:style-name="T18_564"><text:s/></text:span><text:span text:style-name="T18_565">друзей</text:span><text:span text:style-name="T18_566">.<text:line-break/><text:line-break/></text:span><text:span text:style-name="T18_567">Заключительные</text:span><text:span text:style-name="T18_568"><text:s/></text:span><text:span text:style-name="T18_569">условия</text:span><text:span text:style-name="T18_570">.</text:span><text:span text:style-name="T18_571"><text:line-break/><text:line-break/>38.<text:s/></text:span><text:span text:style-name="T18_572"><office:annotation><dc:creator/><text:p text:style-name="P19"><text:span text:style-name="T19_1">Опять</text:span><text:span text:style-name="T19_2"><text:s/></text:span><text:span text:style-name="T19_3">же</text:span><text:span text:style-name="T19_4"><text:s/></text:span><text:span text:style-name="T19_5">вопрос</text:span><text:span text:style-name="T19_6"><text:s/></text:span><text:span text:style-name="T19_7">о</text:span><text:span text:style-name="T19_8"><text:s/></text:span><text:span text:style-name="T19_9">последствиях</text:span><text:span text:style-name="T19_10"><text:s/></text:span><text:span text:style-name="T19_11">для</text:span><text:span text:style-name="T19_12"><text:s/></text:span><text:span text:style-name="T19_13">человека</text:span><text:span text:style-name="T19_14">:<text:s/></text:span><text:span text:style-name="T19_15">что</text:span><text:span text:style-name="T19_16"><text:s/></text:span><text:span text:style-name="T19_17">происходит</text:span><text:span text:style-name="T19_18"><text:s/></text:span><text:span text:style-name="T19_19">со</text:span><text:span text:style-name="T19_20"><text:s/></text:span><text:span text:style-name="T19_21">вкладами</text:span><text:span text:style-name="T19_22"><text:s/></text:span><text:span text:style-name="T19_23">и</text:span><text:span text:style-name="T19_24"><text:s/></text:span><text:span text:style-name="T19_25">проектами</text:span><text:span text:style-name="T19_26"><text:s/></text:span><text:span text:style-name="T19_27">исключенного</text:span><text:span text:style-name="T19_28"><text:s/></text:span><text:span text:style-name="T19_29">члена</text:span><text:span text:style-name="T19_30">?</text:span></text:p></office:annotation></text:span><text:span text:style-name="T19_31">Исключение</text:span><text:span text:style-name="T19_32"><text:s/></text:span><text:span text:style-name="T19_33">из</text:span><text:span text:style-name="T19_34"><text:s/></text:span><text:span text:style-name="T19_35">числа</text:span><text:span text:style-name="T19_36"><text:s/></text:span><text:span text:style-name="T19_37">членов</text:span><text:span text:style-name="T19_38"><text:s/></text:span><text:span text:style-name="T19_39">Клуба</text:span><text:span text:style-name="T19_40"><text:s/></text:span><text:span text:style-name="T19_41">и</text:span><text:span text:style-name="T19_42"><text:s/></text:span><text:span text:style-name="T19_43">восстановление</text:span><text:span text:style-name="T19_44"><text:s/></text:span><text:span text:style-name="T19_45">происходит</text:span><text:span text:style-name="T19_46"><text:s/></text:span><text:span text:style-name="T19_47">автоматически</text:span><text:span text:style-name="T19_48"><text:s/></text:span><text:span text:style-name="T19_49">при</text:span><text:span text:style-name="T19_50"><text:s/></text:span><text:span text:style-name="T19_51">не</text:span><text:span text:style-name="T19_52"><text:s/></text:span><text:span text:style-name="T19_53">внесении</text:span><text:span text:style-name="T19_54"><text:s/></text:span><text:span text:style-name="T19_55">еженедельных</text:span><text:span text:style-name="T19_56"><text:s/></text:span><text:span text:style-name="T19_57">членских</text:span><text:span text:style-name="T19_58"><text:s/></text:span><text:span text:style-name="T19_59">взносов</text:span><text:span text:style-name="T19_60"><text:s/></text:span><text:span text:style-name="T19_61">и</text:span><text:span text:style-name="T19_62"><text:s/></text:span><text:span text:style-name="T19_63">возобновлении</text:span><text:span text:style-name="T19_64"><text:s/></text:span><text:span text:style-name="T19_65">внесения</text:span><text:span text:style-name="T19_66">.</text:span><text:span text:style-name="T19_67"><text:line-break/><text:line-break/>39.<text:s/></text:span><text:span text:style-name="T19_68">Ликвидация</text:span><text:span text:style-name="T19_69"><text:s/></text:span><text:span text:style-name="T19_70">или</text:span><text:span text:style-name="T19_71"><text:s/></text:span><text:span text:style-name="T19_72">реорганизация</text:span><text:span text:style-name="T19_73"><text:s/></text:span><text:span text:style-name="T19_74">Клуба</text:span><text:span text:style-name="T19_75"><text:s/></text:span><text:span text:style-name="T19_76">производится</text:span><text:span text:style-name="T19_77"><text:s/></text:span><text:span text:style-name="T19_78">на</text:span><text:span text:style-name="T19_79"><text:s/></text:span><text:span text:style-name="T19_80">основании</text:span><text:span text:style-name="T19_81"><text:s/></text:span><text:span text:style-name="T19_82">решения</text:span><text:span text:style-name="T19_83"><text:s/></text:span><text:span text:style-name="T19_84">Общего</text:span><text:span text:style-name="T19_85"><text:s/></text:span><text:span text:style-name="T19_86">собрания</text:span><text:span text:style-name="T19_87"><text:s/></text:span><text:span text:style-name="T19_88">членов</text:span><text:span text:style-name="T19_89"><text:s/></text:span><text:span text:style-name="T19_90">Клуба</text:span><text:span text:style-name="T19_91"><text:s/></text:span><text:span text:style-name="T19_92">инноваторов</text:span><text:span text:style-name="T19_93">.<text:line-break/><text:line-break/></text:span><text:span text:style-name="T19_94">Содействие</text:span><text:span text:style-name="T19_95"><text:s/></text:span><text:span text:style-name="T19_96">в</text:span><text:span text:style-name="T19_97"><text:s/></text:span><text:span text:style-name="T19_98">реализации</text:span><text:span text:style-name="T19_99"><text:s/></text:span><text:span text:style-name="T19_100">проектов</text:span><text:span text:style-name="T19_101">.</text:span><text:span text:style-name="T19_102"><text:line-break/><text:line-break/>40.<text:s/></text:span><text:span text:style-name="T19_103"><office:annotation><dc:creator/><text:p text:style-name="P20"><text:span text:style-name="T20_1">А</text:span><text:span text:style-name="T20_2"><text:s/></text:span><text:span text:style-name="T20_3">если</text:span><text:span text:style-name="T20_4"><text:s/></text:span><text:span text:style-name="T20_5">человек</text:span><text:span text:style-name="T20_6"><text:s/></text:span><text:span text:style-name="T20_7">пришел</text:span><text:span text:style-name="T20_8"><text:s/></text:span><text:span text:style-name="T20_9">с</text:span><text:span text:style-name="T20_10"><text:s/></text:span><text:span text:style-name="T20_11">уже</text:span><text:span text:style-name="T20_12"><text:s/></text:span><text:span text:style-name="T20_13">рабочим</text:span><text:span text:style-name="T20_14"><text:s/></text:span><text:span text:style-name="T20_15">проектом</text:span><text:span text:style-name="T20_16">,<text:s/></text:span><text:span text:style-name="T20_17">который</text:span><text:span text:style-name="T20_18"><text:s/></text:span><text:span text:style-name="T20_19">требует</text:span><text:span text:style-name="T20_20"><text:s/></text:span><text:span text:style-name="T20_21">поддержки</text:span><text:span text:style-name="T20_22"><text:s/></text:span><text:span text:style-name="T20_23">и</text:span><text:span text:style-name="T20_24"><text:s/></text:span><text:span text:style-name="T20_25">развития</text:span><text:span text:style-name="T20_26">?</text:span></text:p></office:annotation></text:span><text:span text:style-name="T20_27">После</text:span><text:span text:style-name="T20_28"><text:s/></text:span><text:span text:style-name="T20_29">получения</text:span><text:span text:style-name="T20_30"><text:s/></text:span><text:span text:style-name="T20_31">финансирования</text:span><text:span text:style-name="T20_32"><text:s/></text:span><text:span text:style-name="T20_33">достаточного</text:span><text:span text:style-name="T20_34"><text:s/></text:span><text:span text:style-name="T20_35">для</text:span><text:span text:style-name="T20_36"><text:s/></text:span><text:span text:style-name="T20_37">готовности</text:span><text:span text:style-name="T20_38"><text:s/></text:span><text:span text:style-name="T20_39">перехода</text:span><text:span text:style-name="T20_40"><text:s/></text:span><text:span text:style-name="T20_41">идей</text:span><text:span text:style-name="T20_42"><text:s/></text:span><text:span text:style-name="T20_43">в</text:span><text:span text:style-name="T20_44"><text:s/></text:span><text:span text:style-name="T20_45">стадию</text:span><text:span text:style-name="T20_46"><text:s/></text:span><text:span text:style-name="T20_47">проектов</text:span><text:span text:style-name="T20_48">,<text:s/></text:span><text:span text:style-name="T20_49">член</text:span><text:span text:style-name="T20_50"><text:s/></text:span><text:span text:style-name="T20_51">Клуба</text:span><text:span text:style-name="T20_52"><text:s/></text:span><text:span text:style-name="T20_53">может</text:span><text:span text:style-name="T20_54"><text:s/></text:span><text:span text:style-name="T20_55">рассчитывать</text:span><text:span text:style-name="T20_56"><text:s/></text:span><text:span text:style-name="T20_57">на</text:span><text:span text:style-name="T20_58"><text:s/></text:span><text:span text:style-name="T20_59">содействие</text:span><text:span text:style-name="T20_60"><text:s/></text:span><text:span text:style-name="T20_61">со</text:span><text:span text:style-name="T20_62"><text:s/></text:span><text:span text:style-name="T20_63">стороны</text:span><text:span text:style-name="T20_64"><text:s/></text:span><text:span text:style-name="T20_65">Совета</text:span><text:span text:style-name="T20_66"><text:s/></text:span><text:span text:style-name="T20_67">или</text:span><text:span text:style-name="T20_68"><text:s/></text:span><text:span text:style-name="T20_69">других</text:span><text:span text:style-name="T20_70"><text:s/></text:span><text:span text:style-name="T20_71">членов</text:span><text:span text:style-name="T20_72"><text:s/></text:span><text:span text:style-name="T20_73">Клуба</text:span><text:span text:style-name="T20_74"><text:s/></text:span><text:span text:style-name="T20_75">в</text:span><text:span text:style-name="T20_76"><text:s/></text:span><text:span text:style-name="T20_77">реализации</text:span><text:span text:style-name="T20_78"><text:s/></text:span><text:span text:style-name="T20_79">своих</text:span><text:span text:style-name="T20_80"><text:s/></text:span><text:span text:style-name="T20_81">проектов</text:span><text:span text:style-name="T20_82">.<text:line-break/><text:line-break/>41.<text:s/></text:span><text:span text:style-name="T20_83">Члены</text:span><text:span text:style-name="T20_84"><text:s/></text:span><text:span text:style-name="T20_85">Клуба</text:span><text:span text:style-name="T20_86"><text:s/></text:span><text:span text:style-name="T20_87">могут</text:span><text:span text:style-name="T20_88"><text:s/></text:span><text:span text:style-name="T20_89">создавать</text:span><text:span text:style-name="T20_90"><text:s/></text:span><text:span text:style-name="T20_91">команды</text:span><text:span text:style-name="T20_92"><text:s/></text:span><text:span text:style-name="T20_93">и</text:span><text:span text:style-name="T20_94"><text:s/></text:span><text:span text:style-name="T20_95">привлекать</text:span><text:span text:style-name="T20_96"><text:s/></text:span><text:span text:style-name="T20_97">ресурсы</text:span><text:span text:style-name="T20_98">,<text:s/></text:span><text:span text:style-name="T20_99">любыми</text:span><text:span text:style-name="T20_100"><text:s/></text:span><text:span text:style-name="T20_101">доступными</text:span><text:span text:style-name="T20_102"><text:s/></text:span><text:span text:style-name="T20_103">способами</text:span><text:span text:style-name="T20_104"><text:s/></text:span><text:span text:style-name="T20_105">в</text:span><text:span text:style-name="T20_106"><text:s/></text:span><text:span text:style-name="T20_107">соотвествии</text:span><text:span text:style-name="T20_108"><text:s/></text:span><text:span text:style-name="T20_109">с</text:span><text:span text:style-name="T20_110"><text:s/></text:span><text:span text:style-name="T20_111">действующим</text:span><text:span text:style-name="T20_112"><text:s/></text:span><text:span text:style-name="T20_113">законодательством</text:span><text:span text:style-name="T20_114">.<text:line-break/><text:line-break/>42.<text:s text:c="2"/></text:span><text:span text:style-name="T20_115">При</text:span><text:span text:style-name="T20_116"><text:s/></text:span><text:span text:style-name="T20_117">создании</text:span><text:span text:style-name="T20_118"><text:s/></text:span><text:span text:style-name="T20_119">Команды</text:span><text:span text:style-name="T20_120">,<text:s/></text:span><text:span text:style-name="T20_121">автор</text:span><text:span text:style-name="T20_122"><text:s/></text:span><text:span text:style-name="T20_123">идеи</text:span><text:span text:style-name="T20_124"><text:s/></text:span><text:span text:style-name="T20_125">становится</text:span><text:span text:style-name="T20_126"><text:s/></text:span><text:span text:style-name="T20_127">Лидером</text:span><text:span text:style-name="T20_128">,<text:s/></text:span><text:span text:style-name="T20_129">а</text:span><text:span text:style-name="T20_130"><text:s/></text:span><text:span text:style-name="T20_131">в</text:span><text:span text:style-name="T20_132"><text:s/></text:span><text:span text:style-name="T20_133">случае</text:span><text:span text:style-name="T20_134">,<text:s/></text:span><text:span text:style-name="T20_135">если</text:span><text:span text:style-name="T20_136"><text:s/></text:span><text:span text:style-name="T20_137">у</text:span><text:span text:style-name="T20_138"><text:s/></text:span><text:span text:style-name="T20_139">автора</text:span><text:span text:style-name="T20_140"><text:s/></text:span><text:span text:style-name="T20_141">недостаточно</text:span><text:span text:style-name="T20_142"><text:s/></text:span><text:span text:style-name="T20_143">организаторских</text:span><text:span text:style-name="T20_144"><text:s/></text:span><text:span text:style-name="T20_145">способностей</text:span><text:span text:style-name="T20_146">,<text:s/></text:span><text:span text:style-name="T20_147">то</text:span><text:span text:style-name="T20_148"><text:s/></text:span><text:span text:style-name="T20_149">он</text:span><text:span text:style-name="T20_150"><text:s/></text:span><text:span text:style-name="T20_151">может</text:span><text:span text:style-name="T20_152"><text:s/></text:span><text:span text:style-name="T20_153">привлечь</text:span><text:span text:style-name="T20_154"><text:s/></text:span><text:span text:style-name="T20_155">Администратора</text:span><text:span text:style-name="T20_156">,<text:s/></text:span><text:span text:style-name="T20_157">который</text:span><text:span text:style-name="T20_158"><text:s/></text:span><text:span text:style-name="T20_159">так</text:span><text:span text:style-name="T20_160"><text:s/></text:span><text:span text:style-name="T20_161">же</text:span><text:span text:style-name="T20_162"><text:s/></text:span><text:span text:style-name="T20_163">становится</text:span><text:span text:style-name="T20_164"><text:s/></text:span><text:span text:style-name="T20_165">членом</text:span><text:span text:style-name="T20_166"><text:s/></text:span><text:span text:style-name="T20_167">Команды</text:span><text:span text:style-name="T20_168">.<text:line-break/><text:line-break/>43.<text:s/></text:span><text:span text:style-name="T20_169">Участники</text:span><text:span text:style-name="T20_170"><text:s/></text:span><text:span text:style-name="T20_171">Команды</text:span><text:span text:style-name="T20_172"><text:s/></text:span><text:span text:style-name="T20_173">осознанно</text:span><text:span text:style-name="T20_174"><text:s/></text:span><text:span text:style-name="T20_175">принимают</text:span><text:span text:style-name="T20_176"><text:s/></text:span><text:span text:style-name="T20_177">правило</text:span><text:span text:style-name="T20_178">,<text:s/></text:span><text:span text:style-name="T20_179">что</text:span><text:span text:style-name="T20_180"><text:s/></text:span><text:span text:style-name="T20_181">действовать</text:span><text:span text:style-name="T20_182"><text:s/></text:span><text:span text:style-name="T20_183"><office:annotation><dc:creator/><text:p text:style-name="P21"><text:span text:style-name="T21_1">А</text:span><text:span text:style-name="T21_2"><text:s/></text:span><text:span text:style-name="T21_3">если</text:span><text:span text:style-name="T21_4"><text:s/></text:span><text:span text:style-name="T21_5">у</text:span><text:span text:style-name="T21_6"><text:s/></text:span><text:span text:style-name="T21_7">меня</text:span><text:span text:style-name="T21_8"><text:s/></text:span><text:span text:style-name="T21_9">есть</text:span><text:span text:style-name="T21_10"><text:s/></text:span><text:span text:style-name="T21_11">семья</text:span><text:span text:style-name="T21_12">,<text:s/></text:span><text:span text:style-name="T21_13">я</text:span><text:span text:style-name="T21_14"><text:s/></text:span><text:span text:style-name="T21_15">должен</text:span><text:span text:style-name="T21_16"><text:s/></text:span><text:span text:style-name="T21_17">ее</text:span><text:span text:style-name="T21_18"><text:s/></text:span><text:span text:style-name="T21_19">бросить</text:span><text:span text:style-name="T21_20"><text:s/></text:span><text:span text:style-name="T21_21">и</text:span><text:span text:style-name="T21_22"><text:s/></text:span><text:span text:style-name="T21_23">целиком</text:span><text:span text:style-name="T21_24"><text:s/></text:span><text:span text:style-name="T21_25">посвятить</text:span><text:span text:style-name="T21_26"><text:s/></text:span><text:span text:style-name="T21_27">себя</text:span><text:span text:style-name="T21_28"><text:s/></text:span><text:span text:style-name="T21_29">проекту</text:span><text:span text:style-name="T21_30">?</text:span></text:p></office:annotation></text:span><text:span text:style-name="T21_31">необходимо</text:span><text:span text:style-name="T21_32"><text:s/></text:span><text:span text:style-name="T21_33">с</text:span><text:span text:style-name="T21_34"><text:s/></text:span><text:span text:style-name="T21_35">полной</text:span><text:span text:style-name="T21_36"><text:s/></text:span><text:span text:style-name="T21_37">отдачей</text:span><text:span text:style-name="T21_38"><text:s/></text:span><text:span text:style-name="T21_39">сил</text:span><text:span text:style-name="T21_40"><text:s/></text:span><text:span text:style-name="T21_41">для</text:span><text:span text:style-name="T21_42"><text:s/></text:span><text:span text:style-name="T21_43">реализации</text:span><text:span text:style-name="T21_44"><text:s/></text:span><text:span text:style-name="T21_45">проекта</text:span><text:span text:style-name="T21_46">,<text:s/></text:span><text:span text:style-name="T21_47">который</text:span><text:span text:style-name="T21_48"><text:s/></text:span><text:span text:style-name="T21_49">им</text:span><text:span text:style-name="T21_50"><text:s/></text:span><text:span text:style-name="T21_51">нравится</text:span><text:span text:style-name="T21_52"><text:s/></text:span><text:span text:style-name="T21_53">и</text:span><text:span text:style-name="T21_54"><text:s/></text:span><text:span text:style-name="T21_55">на</text:span><text:span text:style-name="T21_56"><text:s/></text:span><text:span text:style-name="T21_57">благо</text:span><text:span text:style-name="T21_58"><text:s/></text:span><text:span text:style-name="T21_59">которого</text:span><text:span text:style-name="T21_60"><text:s/></text:span><text:span text:style-name="T21_61">они</text:span><text:span text:style-name="T21_62"><text:s/></text:span><text:span text:style-name="T21_63">трудятся</text:span><text:span text:style-name="T21_64">.<text:line-break/><text:line-break/></text:span><text:span text:style-name="T21_65">Базовый</text:span><text:span text:style-name="T21_66"><text:s/></text:span><text:span text:style-name="T21_67">Основной</text:span><text:span text:style-name="T21_68"><text:s/></text:span><text:span text:style-name="T21_69">Доход</text:span><text:span text:style-name="T21_70"><text:s/>(</text:span><text:span text:style-name="T21_71">БОД</text:span><text:span text:style-name="T21_72">).</text:span><text:span text:style-name="T21_73"><text:line-break/><text:line-break/>44.<text:s/></text:span><text:span text:style-name="T21_74">Обеспечение</text:span><text:span text:style-name="T21_75"><text:s/></text:span><text:span text:style-name="T21_76">выплаты</text:span><text:span text:style-name="T21_77"><text:s/></text:span><text:span text:style-name="T21_78">Базового</text:span><text:span text:style-name="T21_79"><text:s/></text:span><text:span text:style-name="T21_80">Основного</text:span><text:span text:style-name="T21_81"><text:s/></text:span><text:span text:style-name="T21_82">Дохода</text:span><text:span text:style-name="T21_83"><text:s/>(</text:span><text:span text:style-name="T21_84">далее</text:span><text:span text:style-name="T21_85"><text:s/></text:span><text:span text:style-name="T21_86">БОД</text:span><text:span text:style-name="T21_87">)<text:s/></text:span><text:span text:style-name="T21_88">в</text:span><text:span text:style-name="T21_89"><text:s/></text:span><text:span text:style-name="T21_90">высокотехнологичном</text:span><text:span text:style-name="T21_91"><text:s/>21-</text:span><text:span text:style-name="T21_92">м</text:span><text:span text:style-name="T21_93"><text:s/></text:span><text:span text:style-name="T21_94">веке</text:span><text:span text:style-name="T21_95">,<text:s/></text:span><text:span text:style-name="T21_96">где</text:span><text:span text:style-name="T21_97"><text:s/></text:span><text:span text:style-name="T21_98">прямо</text:span><text:span text:style-name="T21_99"><text:s/></text:span><text:span text:style-name="T21_100">на</text:span><text:span text:style-name="T21_101"><text:s/></text:span><text:span text:style-name="T21_102">наших</text:span><text:span text:style-name="T21_103"><text:s/></text:span><text:span text:style-name="T21_104">глазах</text:span><text:span text:style-name="T21_105"><text:s/></text:span><text:span text:style-name="T21_106">автоматика</text:span><text:span text:style-name="T21_107"><text:s/></text:span><text:span text:style-name="T21_108">и</text:span><text:span text:style-name="T21_109"><text:s/></text:span><text:span text:style-name="T21_110">роботы</text:span><text:span text:style-name="T21_111"><text:s/></text:span><text:span text:style-name="T21_112">заменяют</text:span><text:span text:style-name="T21_113"><text:s/></text:span><text:span text:style-name="T21_114">человека</text:span><text:span text:style-name="T21_115"><text:s/></text:span><text:span text:style-name="T21_116">во</text:span><text:span text:style-name="T21_117"><text:s/></text:span><text:span text:style-name="T21_118">всё</text:span><text:span text:style-name="T21_119"><text:s/></text:span><text:span text:style-name="T21_120">больших</text:span><text:span text:style-name="T21_121"><text:s/></text:span><text:span text:style-name="T21_122">сферах</text:span><text:span text:style-name="T21_123"><text:s/></text:span><text:span text:style-name="T21_124">производства</text:span><text:span text:style-name="T21_125"><text:s/></text:span><text:span text:style-name="T21_126">и</text:span><text:span text:style-name="T21_127"><text:s/></text:span><text:span text:style-name="T21_128">услуг</text:span><text:span text:style-name="T21_129"><text:s/></text:span><text:span text:style-name="T21_130">является</text:span><text:span text:style-name="T21_131"><text:s/></text:span><text:span text:style-name="T21_132">стратегическим</text:span><text:span text:style-name="T21_133"><text:s/></text:span><text:span text:style-name="T21_134">проектом</text:span><text:span text:style-name="T21_135"><text:s/></text:span><text:span text:style-name="T21_136">Клуба</text:span><text:span text:style-name="T21_137">.<text:line-break/><text:line-break/>45.<text:s/></text:span><text:span text:style-name="T21_138">Выплаты</text:span><text:span text:style-name="T21_139"><text:s/></text:span><text:span text:style-name="T21_140">БОД</text:span><text:span text:style-name="T21_141"><text:s/></text:span><text:span text:style-name="T21_142">осуществляются</text:span><text:span text:style-name="T21_143"><text:s/></text:span><text:span text:style-name="T21_144">с</text:span><text:span text:style-name="T21_145"><text:s/></text:span><text:span text:style-name="T21_146">использованием</text:span><text:span text:style-name="T21_147"><text:s/></text:span><text:span text:style-name="T21_148">инновационных</text:span><text:span text:style-name="T21_149"><text:s/></text:span><text:span text:style-name="T21_150">Умных</text:span><text:span text:style-name="T21_151"><text:s/></text:span><text:span text:style-name="T21_152">Кооперативов</text:span><text:span text:style-name="T21_153"><text:s/>(</text:span><text:span text:style-name="T21_154">далее</text:span><text:span text:style-name="T21_155"><text:s/></text:span><text:span text:style-name="T21_156">УК</text:span><text:span text:style-name="T21_157">),<text:s/></text:span><text:span text:style-name="T21_158">в</text:span><text:span text:style-name="T21_159"><text:s/></text:span><text:span text:style-name="T21_160">которых</text:span><text:span text:style-name="T21_161"><text:s/></text:span><text:span text:style-name="T21_162">все</text:span><text:span text:style-name="T21_163"><text:s/></text:span><text:span text:style-name="T21_164">транзакции</text:span><text:span text:style-name="T21_165"><text:s/></text:span><text:span text:style-name="T21_166">производятся</text:span><text:span text:style-name="T21_167"><text:s/></text:span><text:span text:style-name="T21_168">в</text:span><text:span text:style-name="T21_169"><text:s/></text:span><text:span text:style-name="T21_170">электронном</text:span><text:span text:style-name="T21_171"><text:s/></text:span><text:span text:style-name="T21_172">виде</text:span><text:span text:style-name="T21_173">.<text:line-break/><text:line-break/>46.<text:s/></text:span><text:span text:style-name="T21_174">В</text:span><text:span text:style-name="T21_175"><text:s/></text:span><text:span text:style-name="T21_176">УК</text:span><text:span text:style-name="T21_177"><text:s/></text:span><text:span text:style-name="T21_178">все</text:span><text:span text:style-name="T21_179"><text:s/></text:span><text:span text:style-name="T21_180">инвестиции</text:span><text:span text:style-name="T21_181"><text:s/></text:span><text:span text:style-name="T21_182">в</text:span><text:span text:style-name="T21_183"><text:s/></text:span><text:span text:style-name="T21_184">производственные</text:span><text:span text:style-name="T21_185"><text:s/></text:span><text:span text:style-name="T21_186">мощности</text:span><text:span text:style-name="T21_187"><text:s/></text:span><text:span text:style-name="T21_188">точно</text:span><text:span text:style-name="T21_189"><text:s/></text:span><text:span text:style-name="T21_190">рассчитываются</text:span><text:span text:style-name="T21_191"><text:s/></text:span><text:span text:style-name="T21_192">в</text:span><text:span text:style-name="T21_193"><text:s/></text:span><text:span text:style-name="T21_194">соответствии</text:span><text:span text:style-name="T21_195"><text:s/></text:span><text:span text:style-name="T21_196">с</text:span><text:span text:style-name="T21_197"><text:s/></text:span><text:span text:style-name="T21_198">потребностями</text:span><text:span text:style-name="T21_199"><text:s/></text:span><text:span text:style-name="T21_200">пайщиков</text:span><text:span text:style-name="T21_201"><text:s/></text:span><text:span text:style-name="T21_202">и</text:span><text:span text:style-name="T21_203"><text:s/></text:span><text:span text:style-name="T21_204">обеспечением</text:span><text:span text:style-name="T21_205"><text:s/>10%<text:s/></text:span><text:span text:style-name="T21_206">резерва</text:span><text:span text:style-name="T21_207"><text:s/></text:span><text:span text:style-name="T21_208">по</text:span><text:span text:style-name="T21_209"><text:s/></text:span><text:span text:style-name="T21_210">объему</text:span><text:span text:style-name="T21_211"><text:s/></text:span><text:span text:style-name="T21_212">производств</text:span><text:span text:style-name="T21_213">,<text:s/></text:span><text:span text:style-name="T21_214">из</text:span><text:span text:style-name="T21_215"><text:s/></text:span><text:span text:style-name="T21_216">которого</text:span><text:span text:style-name="T21_217"><text:s/></text:span><text:span text:style-name="T21_218">осуществляются</text:span><text:span text:style-name="T21_219"><text:s/></text:span><text:span text:style-name="T21_220">отчисления</text:span><text:span text:style-name="T21_221"><text:s/></text:span><text:span text:style-name="T21_222">в</text:span><text:span text:style-name="T21_223"><text:s/></text:span><text:span text:style-name="T21_224">фонд</text:span><text:span text:style-name="T21_225"><text:s/></text:span><text:span text:style-name="T21_226">БОД</text:span><text:span text:style-name="T21_227">.<text:line-break/><text:line-break/>47.<text:s/></text:span><text:span text:style-name="T21_228">Фонд</text:span><text:span text:style-name="T21_229"><text:s/></text:span><text:span text:style-name="T21_230">БОД</text:span><text:span text:style-name="T21_231"><text:s/></text:span><text:span text:style-name="T21_232">формируется</text:span><text:span text:style-name="T21_233"><text:s/></text:span><text:span text:style-name="T21_234">за</text:span><text:span text:style-name="T21_235"><text:s/></text:span><text:span text:style-name="T21_236">счет</text:span><text:span text:style-name="T21_237"><text:s/>10%<text:s/></text:span><text:span text:style-name="T21_238">надбавки</text:span><text:span text:style-name="T21_239"><text:s/></text:span><text:span text:style-name="T21_240">к</text:span><text:span text:style-name="T21_241"><text:s/></text:span><text:span text:style-name="T21_242">себестоимости</text:span><text:span text:style-name="T21_243"><text:s/></text:span><text:span text:style-name="T21_244">продукции</text:span><text:span text:style-name="T21_245">,<text:s/></text:span><text:span text:style-name="T21_246">производимой</text:span><text:span text:style-name="T21_247"><text:s/></text:span><text:span text:style-name="T21_248">УК</text:span><text:span text:style-name="T21_249"><text:s/></text:span><text:span text:style-name="T21_250">и</text:span><text:span text:style-name="T21_251"><text:s/></text:span><text:span text:style-name="T21_252">полностью</text:span><text:span text:style-name="T21_253"><text:s/></text:span><text:span text:style-name="T21_254">распределяется</text:span><text:span text:style-name="T21_255"><text:s/></text:span><text:span text:style-name="T21_256">среди</text:span><text:span text:style-name="T21_257"><text:s/></text:span><text:span text:style-name="T21_258">всех</text:span><text:span text:style-name="T21_259"><text:s/>"</text:span><text:span text:style-name="T21_260">умных</text:span><text:span text:style-name="T21_261"><text:s/></text:span><text:span text:style-name="T21_262">пайщиков</text:span><text:span text:style-name="T21_263">".<text:line-break/><text:line-break/>48.<text:s/></text:span><text:span text:style-name="T21_264">Вступительный</text:span><text:span text:style-name="T21_265"><text:s/></text:span><text:span text:style-name="T21_266">и</text:span><text:span text:style-name="T21_267"><text:s/></text:span><text:span text:style-name="T21_268">ежемесячный</text:span><text:span text:style-name="T21_269"><text:s/></text:span><text:span text:style-name="T21_270">паевой</text:span><text:span text:style-name="T21_271"><text:s/></text:span><text:span text:style-name="T21_272">взнос</text:span><text:span text:style-name="T21_273"><text:s/></text:span><text:span text:style-name="T21_274">в</text:span><text:span text:style-name="T21_275"><text:s/></text:span><text:span text:style-name="T21_276">УК</text:span><text:span text:style-name="T21_277"><text:s/></text:span><text:span text:style-name="T21_278">равен</text:span><text:span text:style-name="T21_279"><text:s/>1000<text:s/></text:span><text:span text:style-name="T21_280">руб</text:span><text:span text:style-name="T21_281">.<text:s/></text:span><text:span text:style-name="T21_282">и</text:span><text:span text:style-name="T21_283"><text:s/></text:span><text:span text:style-name="T21_284">обеспечивается</text:span><text:span text:style-name="T21_285"><text:s/></text:span><text:span text:style-name="T21_286">за</text:span><text:span text:style-name="T21_287"><text:s/></text:span><text:span text:style-name="T21_288">счет</text:span><text:span text:style-name="T21_289"><text:s/></text:span><text:span text:style-name="T21_290">комиссии</text:span><text:span text:style-name="T21_291">,<text:s/></text:span><text:span text:style-name="T21_292">накапливаемой</text:span><text:span text:style-name="T21_293"><text:s/></text:span><text:span text:style-name="T21_294">в</text:span><text:span text:style-name="T21_295"><text:s/></text:span><text:span text:style-name="T21_296">благотворительной</text:span><text:span text:style-name="T21_297"><text:s/></text:span><text:span text:style-name="T21_298">сети</text:span><text:span text:style-name="T21_299"><text:s/></text:span><text:span text:style-name="T21_300">и</text:span><text:span text:style-name="T21_301"><text:s/></text:span><text:span text:style-name="T21_302">позволяет</text:span><text:span text:style-name="T21_303"><text:s/></text:span><text:span text:style-name="T21_304">инвестировать</text:span><text:span text:style-name="T21_305"><text:s/></text:span><text:span text:style-name="T21_306">в</text:span><text:span text:style-name="T21_307"><text:s/></text:span><text:span text:style-name="T21_308">проекты</text:span><text:span text:style-name="T21_309"><text:s/></text:span><text:span text:style-name="T21_310">УК</text:span><text:span text:style-name="T21_311">.<text:line-break/><text:line-break/>49.<text:s/></text:span><text:span text:style-name="T21_312">Обеспечение</text:span><text:span text:style-name="T21_313"><text:s/>1000<text:s/></text:span><text:span text:style-name="T21_314">руб</text:span><text:span text:style-name="T21_315">.<text:s/></text:span><text:span text:style-name="T21_316">для</text:span><text:span text:style-name="T21_317"><text:s/></text:span><text:span text:style-name="T21_318">возможности</text:span><text:span text:style-name="T21_319"><text:s/></text:span><text:span text:style-name="T21_320">гражданам</text:span><text:span text:style-name="T21_321"><text:s/></text:span><text:span text:style-name="T21_322">Российской</text:span><text:span text:style-name="T21_323"><text:s/></text:span><text:span text:style-name="T21_324">Федерации</text:span><text:span text:style-name="T21_325"><text:s/></text:span><text:span text:style-name="T21_326">стать</text:span><text:span text:style-name="T21_327"><text:s/></text:span><text:span text:style-name="T21_328">пайщиками</text:span><text:span text:style-name="T21_329"><text:s/></text:span><text:span text:style-name="T21_330">УК</text:span><text:span text:style-name="T21_331"><text:s/></text:span><text:span text:style-name="T21_332">является</text:span><text:span text:style-name="T21_333"><text:s/></text:span><text:span text:style-name="T21_334">стратегической</text:span><text:span text:style-name="T21_335"><text:s/></text:span><text:span text:style-name="T21_336">инициативой</text:span><text:span text:style-name="T21_337"><text:s/></text:span><text:span text:style-name="T21_338">Клуба</text:span><text:span text:style-name="T21_339"><text:s/></text:span><text:span text:style-name="T21_340">и</text:span><text:span text:style-name="T21_341"><text:s/></text:span><text:span text:style-name="T21_342">осуществляется</text:span><text:span text:style-name="T21_343"><text:s/></text:span><text:span text:style-name="T21_344">в</text:span><text:span text:style-name="T21_345"><text:s/></text:span><text:span text:style-name="T21_346">государственных</text:span><text:span text:style-name="T21_347"><text:s/></text:span><text:span text:style-name="T21_348">органах</text:span><text:span text:style-name="T21_349"><text:s/></text:span><text:span text:style-name="T21_350">законодательной</text:span><text:span text:style-name="T21_351"><text:s/></text:span><text:span text:style-name="T21_352">власти</text:span><text:span text:style-name="T21_353"><text:s/></text:span><text:span text:style-name="T21_354">уполномоченным</text:span><text:span text:style-name="T21_355"><text:s/></text:span><text:span text:style-name="T21_356">Клубом</text:span><text:span text:style-name="T21_357"><text:s/></text:span><text:span text:style-name="T21_358">партийным</text:span><text:span text:style-name="T21_359"><text:s/></text:span><text:span text:style-name="T21_360">институтом</text:span><text:span text:style-name="T21_361"><text:s/></text:span><text:span text:style-name="T21_362">через</text:span><text:span text:style-name="T21_363"><text:s/></text:span><text:span text:style-name="T21_364">принятие</text:span><text:span text:style-name="T21_365"><text:s/></text:span><text:span text:style-name="T21_366">Закона</text:span><text:span text:style-name="T21_367"><text:s/></text:span><text:span text:style-name="T21_368">об</text:span><text:span text:style-name="T21_369"><text:s/></text:span><text:span text:style-name="T21_370">инвестиционном</text:span><text:span text:style-name="T21_371"><text:s/></text:span><text:span text:style-name="T21_372">минимуме</text:span><text:span text:style-name="T21_373"><text:s/></text:span><text:span text:style-name="T21_374">в</text:span><text:span text:style-name="T21_375"><text:s/></text:span><text:span text:style-name="T21_376">пилотном</text:span><text:span text:style-name="T21_377"><text:s/></text:span><text:span text:style-name="T21_378">регионе</text:span><text:span text:style-name="T21_379"><text:s/></text:span><text:span text:style-name="T21_380">РФ</text:span><text:span text:style-name="T21_381">.<text:line-break/><text:line-break/>50.<text:s/></text:span><text:span text:style-name="T21_382">Вся</text:span><text:span text:style-name="T21_383"><text:s/></text:span><text:span text:style-name="T21_384">официальная</text:span><text:span text:style-name="T21_385"><text:s/></text:span><text:span text:style-name="T21_386">информация</text:span><text:span text:style-name="T21_387"><text:s/></text:span><text:span text:style-name="T21_388">Клуба</text:span><text:span text:style-name="T21_389"><text:s/></text:span><text:span text:style-name="T21_390">по</text:span><text:span text:style-name="T21_391"><text:s/></text:span><text:span text:style-name="T21_392">проекту</text:span><text:span text:style-name="T21_393"><text:s/></text:span><text:span text:style-name="T21_394">БОД</text:span><text:span text:style-name="T21_395"><text:s/></text:span><text:span text:style-name="T21_396">утверждается</text:span><text:span text:style-name="T21_397"><text:s/></text:span><text:span text:style-name="T21_398">Советом</text:span><text:span text:style-name="T21_399"><text:s/></text:span><text:span text:style-name="T21_400">и</text:span><text:span text:style-name="T21_401"><text:s/></text:span><text:span text:style-name="T21_402">публикуется</text:span><text:span text:style-name="T21_403"><text:s/></text:span><text:span text:style-name="T21_404">на</text:span><text:span text:style-name="T21_405"><text:s/></text:span><text:span text:style-name="T21_406">сайте</text:span><text:span text:style-name="T21_407"><text:s/></text:span><text:span text:style-name="T21_408">innobod</text:span><text:span text:style-name="T21_409">.</text:span><text:span text:style-name="T21_410">ru</text:span><text:span text:style-name="T21_411"><text:line-break/><text:line-break/><text:line-break/></text:span><text:span text:style-name="T21_412">Глоссарий</text:span><text:span text:style-name="T21_413">.<text:line-break/><text:line-break/></text:span><text:span text:style-name="T21_414">Инновации</text:span><text:span text:style-name="T21_415"><text:s/>-<text:s/></text:span><text:span text:style-name="T21_416">новшества</text:span><text:span text:style-name="T21_417"><text:s/></text:span><text:span text:style-name="T21_418">и</text:span><text:span text:style-name="T21_419"><text:s/></text:span><text:span text:style-name="T21_420">результаты</text:span><text:span text:style-name="T21_421"><text:s/></text:span><text:span text:style-name="T21_422">интеллектуальной</text:span><text:span text:style-name="T21_423"><text:s/></text:span><text:span text:style-name="T21_424">деятельности</text:span><text:span text:style-name="T21_425"><text:s/></text:span><text:span text:style-name="T21_426">человека</text:span><text:span text:style-name="T21_427">,<text:s/></text:span><text:span text:style-name="T21_428">его</text:span><text:span text:style-name="T21_429"><text:s/></text:span><text:span text:style-name="T21_430">фантазии</text:span><text:span text:style-name="T21_431">,<text:s/></text:span><text:span text:style-name="T21_432">творческого</text:span><text:span text:style-name="T21_433"><text:s/></text:span><text:span text:style-name="T21_434">процесса</text:span><text:span text:style-name="T21_435">,<text:s/></text:span><text:span text:style-name="T21_436">открытий</text:span><text:span text:style-name="T21_437">,<text:s/></text:span><text:span text:style-name="T21_438">изобретений</text:span><text:span text:style-name="T21_439"><text:s/></text:span><text:span text:style-name="T21_440">и</text:span><text:span text:style-name="T21_441"><text:s/></text:span><text:span text:style-name="T21_442">рационализации</text:span><text:span text:style-name="T21_443"><text:s/></text:span><text:span text:style-name="T21_444">в</text:span><text:span text:style-name="T21_445"><text:s/></text:span><text:span text:style-name="T21_446">виде</text:span><text:span text:style-name="T21_447"><text:s/></text:span><text:span text:style-name="T21_448">новых</text:span><text:span text:style-name="T21_449"><text:s/></text:span><text:span text:style-name="T21_450">или</text:span><text:span text:style-name="T21_451"><text:s/></text:span><text:span text:style-name="T21_452">отличных</text:span><text:span text:style-name="T21_453"><text:s/></text:span><text:span text:style-name="T21_454">от</text:span><text:span text:style-name="T21_455"><text:s/></text:span><text:span text:style-name="T21_456">предшествующих</text:span><text:span text:style-name="T21_457"><text:s/></text:span><text:span text:style-name="T21_458">объектов</text:span><text:span text:style-name="T21_459">.<text:line-break/><text:line-break/></text:span><text:span text:style-name="T21_460">Инноватор</text:span><text:span text:style-name="T21_461"><text:s/>-<text:s/></text:span><text:span text:style-name="T21_462">человек</text:span><text:span text:style-name="T21_463"><text:s/></text:span><text:span text:style-name="T21_464">занимающийся</text:span><text:span text:style-name="T21_465"><text:s/></text:span><text:span text:style-name="T21_466">инновациями</text:span><text:span text:style-name="T21_467">.<text:line-break/><text:line-break/></text:span><text:span text:style-name="T21_468">Клуб</text:span><text:span text:style-name="T21_469"><text:s/>-<text:s/></text:span><text:span text:style-name="T21_470">открытое</text:span><text:span text:style-name="T21_471"><text:s/></text:span><text:span text:style-name="T21_472">сообщество</text:span><text:span text:style-name="T21_473"><text:s/></text:span><text:span text:style-name="T21_474">единомышленников</text:span><text:span text:style-name="T21_475"><text:s/></text:span><text:span text:style-name="T21_476">с</text:span><text:span text:style-name="T21_477"><text:s/></text:span><text:span text:style-name="T21_478">идеями</text:span><text:span text:style-name="T21_479">,<text:s/></text:span><text:span text:style-name="T21_480">проектами</text:span><text:span text:style-name="T21_481">,<text:s/></text:span><text:span text:style-name="T21_482">ресурсами</text:span><text:span text:style-name="T21_483">,<text:s/></text:span><text:span text:style-name="T21_484">опытом</text:span><text:span text:style-name="T21_485"><text:s/></text:span><text:span text:style-name="T21_486">и</text:span><text:span text:style-name="T21_487"><text:s/></text:span><text:span text:style-name="T21_488">связями</text:span><text:span text:style-name="T21_489">.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